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Verdana" svg:font-family="Verdana" style:font-family-generic="roman" style:font-pitch="variable"/>
    <style:font-face style:name="sans-serif" svg:font-family="sans-serif"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left="0.4925in" fo:margin-right="0in" fo:line-height="150%" fo:text-align="justify" style:justify-single-word="false" fo:text-indent="-0.4925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P2" style:family="paragraph" style:parent-style-name="Standard">
      <style:paragraph-properties fo:margin-left="0.4925in" fo:margin-right="0in" fo:line-height="150%" fo:text-align="justify"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P3" style:family="paragraph" style:parent-style-name="Standard">
      <style:paragraph-properties fo:margin-left="0.4925in" fo:margin-right="0in" fo:margin-top="0in" fo:margin-bottom="0.1665in" loext:contextual-spacing="false" fo:line-height="150%" fo:text-align="justify" style:justify-single-word="false" fo:text-indent="-0.4925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P4" style:family="paragraph" style:parent-style-name="Standard">
      <style:paragraph-properties fo:margin-left="0.5in" fo:margin-right="0in" fo:margin-top="0in" fo:margin-bottom="0.1665in" loext:contextual-spacing="false" fo:line-height="150%" fo:text-align="justify" style:justify-single-word="false" fo:text-indent="-0.5in" style:auto-text-indent="false"/>
    </style:style>
    <style:style style:name="P5" style:family="paragraph" style:parent-style-name="List_20_Paragraph" style:list-style-name="WWNum6">
      <style:paragraph-properties fo:margin-top="0in" fo:margin-bottom="0.1665in" loext:contextual-spacing="true" fo:line-height="150%" fo:text-align="justify" style:justify-single-word="false"/>
    </style:style>
    <style:style style:name="P6" style:family="paragraph" style:parent-style-name="Heading_20_2">
      <style:paragraph-properties fo:margin-left="0.4925in" fo:margin-right="0in" fo:text-indent="-0.4925in" style:auto-text-indent="false"/>
    </style:style>
    <style:style style:name="P7" style:family="paragraph" style:parent-style-name="Body_20_Text_20_2">
      <style:paragraph-properties fo:margin-left="0.4925in" fo:margin-right="0in" fo:line-height="150%" fo:text-align="justify" style:justify-single-word="false" fo:text-indent="-0.4925in" style:auto-text-indent="false"/>
    </style:style>
    <style:style style:name="P8" style:family="paragraph" style:parent-style-name="Standard">
      <style:paragraph-properties fo:margin-left="0.5in" fo:margin-right="0in" fo:margin-top="0in" fo:margin-bottom="0.1665in" loext:contextual-spacing="false" fo:line-height="150%" fo:text-align="justify" style:justify-single-word="false" fo:text-indent="0in" style:auto-text-indent="false"/>
    </style:style>
    <style:style style:name="P9" style:family="paragraph" style:parent-style-name="Standard">
      <style:paragraph-properties fo:margin-left="0.5in" fo:margin-right="0in" fo:line-height="150%" fo:text-align="justify" style:justify-single-word="false" fo:text-indent="-0.5in" style:auto-text-indent="false"/>
    </style:style>
    <style:style style:name="P10" style:family="paragraph" style:parent-style-name="Standard">
      <style:paragraph-properties fo:margin-left="0.5in" fo:margin-right="0in" fo:margin-top="0in" fo:margin-bottom="0.139in" loext:contextual-spacing="true" fo:line-height="150%" fo:text-align="justify" style:justify-single-word="false" fo:text-indent="-0.5in" style:auto-text-indent="false"/>
    </style:style>
    <style:style style:name="P11" style:family="paragraph" style:parent-style-name="Standard">
      <style:paragraph-properties fo:margin-left="0.5in" fo:margin-right="0in" fo:margin-top="0in" fo:margin-bottom="0.139in" loext:contextual-spacing="true" fo:line-height="150%" fo:text-align="justify" style:justify-single-word="false" fo:orphans="2" fo:widows="2" fo:text-indent="-0.5in" style:auto-text-indent="false" style:punctuation-wrap="hanging" style:writing-mode="lr-tb"/>
    </style:style>
    <style:style style:name="P12" style:family="paragraph" style:parent-style-name="List_20_Paragraph">
      <style:paragraph-properties fo:margin-left="0.5in" fo:margin-right="0in" fo:line-height="150%" fo:text-align="justify" style:justify-single-word="false" fo:text-indent="-0.5in" style:auto-text-indent="false"/>
    </style:style>
    <style:style style:name="P13" style:family="paragraph" style:parent-style-name="Standard">
      <style:paragraph-properties fo:margin-left="0.5in" fo:margin-right="0in" fo:line-height="150%" fo:text-indent="0in" style:auto-text-indent="false"/>
    </style:style>
    <style:style style:name="P14" style:family="paragraph" style:parent-style-name="List_20_Paragraph" style:list-style-name="WWNum2">
      <style:paragraph-properties fo:line-height="150%"/>
    </style:style>
    <style:style style:name="P15" style:family="paragraph" style:parent-style-name="Standard">
      <style:paragraph-properties fo:line-height="150%"/>
    </style:style>
    <style:style style:name="P16" style:family="paragraph" style:parent-style-name="List_20_Paragraph" style:list-style-name="WWNum4">
      <style:paragraph-properties fo:line-height="150%"/>
    </style:style>
    <style:style style:name="P17" style:family="paragraph" style:parent-style-name="List_20_Paragraph">
      <style:paragraph-properties fo:line-height="150%"/>
    </style:style>
    <style:style style:name="P18" style:family="paragraph" style:parent-style-name="List_20_Paragraph" style:list-style-name="WWNum3">
      <style:paragraph-properties fo:line-height="150%"/>
    </style:style>
    <style:style style:name="P19" style:family="paragraph" style:parent-style-name="Text_20_body">
      <style:paragraph-properties fo:text-align="center" style:justify-single-word="false"/>
      <style:text-properties style:font-name="Tahoma" fo:font-weight="bold" style:font-weight-asian="bold" style:font-name-complex="Tahoma1"/>
    </style:style>
    <style:style style:name="P20" style:family="paragraph" style:parent-style-name="Text_20_body">
      <style:paragraph-properties fo:text-align="start" style:justify-single-word="false"/>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center" style:justify-single-word="false" fo:padding-left="0in" fo:padding-right="0in" fo:padding-top="0in" fo:padding-bottom="0.0138in" fo:border-left="none" fo:border-right="none" fo:border-top="none" fo:border-bottom="1.5pt solid #00000a"/>
      <style:text-properties style:font-name="Tahoma" fo:font-weight="bold" style:font-weight-asian="bold" style:font-name-complex="Tahoma1"/>
    </style:style>
    <style:style style:name="P23" style:family="paragraph" style:parent-style-name="Text_20_body" style:master-page-name="Standard">
      <style:paragraph-properties fo:text-align="center" style:justify-single-word="false" style:page-number="auto"/>
      <style:text-properties style:font-name="Tahoma" fo:font-weight="bold" style:font-weight-asian="bold" style:font-name-complex="Tahoma1"/>
    </style:style>
    <style:style style:name="P24" style:family="paragraph" style:parent-style-name="Standard">
      <style:paragraph-properties fo:line-height="150%"/>
    </style:style>
    <style:style style:name="P25" style:family="paragraph" style:parent-style-name="Standard">
      <style:paragraph-properties fo:line-height="150%" fo:text-align="justify" style:justify-single-word="false"/>
    </style:style>
    <style:style style:name="P26" style:family="paragraph" style:parent-style-name="Standard">
      <style:paragraph-properties fo:line-height="150%" fo:text-align="justify" style:justify-single-word="false"/>
      <style:text-properties officeooo:paragraph-rsid="00008ef1"/>
    </style:style>
    <style:style style:name="P27" style:family="paragraph" style:parent-style-name="Standard">
      <style:paragraph-properties fo:line-height="150%"/>
      <style:text-properties officeooo:paragraph-rsid="00008ef1"/>
    </style:style>
    <style:style style:name="P28" style:family="paragraph" style:parent-style-name="Standard">
      <style:paragraph-properties fo:line-height="150%"/>
      <style:text-properties style:font-name="Tahoma" style:font-name-complex="Tahoma1"/>
    </style:style>
    <style:style style:name="P29" style:family="paragraph" style:parent-style-name="Standard">
      <style:paragraph-properties fo:margin-top="0in" fo:margin-bottom="0in" loext:contextual-spacing="false" fo:line-height="150%" fo:text-align="justify" style:justify-single-word="false"/>
      <style:text-properties fo:color="#000000" style:font-name="Tahoma" fo:language="en" fo:country="none" style:font-name-asian="Times New Roman" style:language-asian="en" style:country-asian="GB" style:font-name-complex="Tahoma1"/>
    </style:style>
    <style:style style:name="P30" style:family="paragraph" style:parent-style-name="Standard" style:list-style-name="WWNum5">
      <style:paragraph-properties fo:margin-top="0in" fo:margin-bottom="0in" loext:contextual-spacing="false" fo:line-height="150%" fo:text-align="justify" style:justify-single-word="false"/>
    </style:style>
    <style:style style:name="P31" style:family="paragraph" style:parent-style-name="Standard">
      <style:paragraph-properties fo:margin-left="0.4925in" fo:margin-right="0in" fo:margin-top="0in" fo:margin-bottom="0in" loext:contextual-spacing="false" fo:line-height="150%" fo:text-align="justify" style:justify-single-word="false" fo:text-indent="-0.4925in" style:auto-text-indent="false"/>
    </style:style>
    <style:style style:name="P32" style:family="paragraph" style:parent-style-name="Standard">
      <style:paragraph-properties fo:margin-left="0.4925in" fo:margin-right="0in" fo:line-height="150%" fo:text-align="justify" style:justify-single-word="false" fo:text-indent="-0.4925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P33" style:family="paragraph" style:parent-style-name="Standard">
      <style:paragraph-properties fo:margin-left="0.4925in" fo:margin-right="0in" fo:margin-top="0in" fo:margin-bottom="0.1665in" loext:contextual-spacing="false" fo:line-height="150%" fo:text-align="justify" style:justify-single-word="false" fo:text-indent="-0.4925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P34" style:family="paragraph" style:parent-style-name="Standard">
      <style:paragraph-properties fo:margin-left="0.4925in" fo:margin-right="0in" fo:margin-top="0in" fo:margin-bottom="0.1665in" loext:contextual-spacing="false" fo:line-height="150%" fo:text-align="justify" style:justify-single-word="false" fo:text-indent="-0.4925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color="#00b050" style:font-name="Tahoma" style:text-underline-style="solid" style:text-underline-width="auto" style:text-underline-color="font-color" style:font-name-asian="Times New Roman" style:font-name-complex="Tahoma1"/>
    </style:style>
    <style:style style:name="P35" style:family="paragraph" style:parent-style-name="Standard">
      <style:paragraph-properties fo:margin-left="0.75in" fo:margin-right="0in" fo:margin-top="0in" fo:margin-bottom="0in" loext:contextual-spacing="false" fo:line-height="150%" fo:text-align="justify" style:justify-single-word="false" fo:text-indent="0in" style:auto-text-indent="false"/>
      <style:text-properties style:font-name="Tahoma" style:font-name-asian="Times New Roman" style:language-asian="en" style:country-asian="GB" style:font-name-complex="Tahoma1"/>
    </style:style>
    <style:style style:name="P36" style:family="paragraph" style:parent-style-name="Standard">
      <style:paragraph-properties fo:margin-left="0.4925in" fo:margin-right="0in" fo:margin-top="0in" fo:margin-bottom="0in" loext:contextual-spacing="false" fo:line-height="150%" fo:text-align="justify" style:justify-single-word="false" fo:text-indent="0in" style:auto-text-indent="false"/>
    </style:style>
    <style:style style:name="P37" style:family="paragraph" style:parent-style-name="Standard">
      <style:paragraph-properties fo:margin-left="0.4925in" fo:margin-right="0in" fo:margin-top="0in" fo:margin-bottom="0in" loext:contextual-spacing="false" fo:line-height="150%" fo:text-align="justify" style:justify-single-word="false" fo:text-indent="0in" style:auto-text-indent="false"/>
      <style:text-properties style:font-name="Tahoma" fo:font-style="italic" style:font-name-asian="Times New Roman" style:language-asian="en" style:country-asian="GB" style:font-style-asian="italic" style:font-name-complex="Tahoma1"/>
    </style:style>
    <style:style style:name="P38" style:family="paragraph" style:parent-style-name="Standard">
      <style:paragraph-properties fo:margin-left="0.4925in" fo:margin-right="0in" fo:line-height="150%" fo:text-align="justify"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P39" style:family="paragraph" style:parent-style-name="Standard">
      <style:paragraph-properties fo:margin-left="1in" fo:margin-right="0in" fo:margin-top="0in" fo:margin-bottom="0in" loext:contextual-spacing="false" fo:line-height="150%" fo:text-align="justify" style:justify-single-word="false" fo:text-indent="-0.5075in" style:auto-text-indent="false"/>
    </style:style>
    <style:style style:name="P40" style:family="paragraph" style:parent-style-name="Standard" style:list-style-name="WWNum5">
      <style:paragraph-properties fo:margin-left="0.9846in" fo:margin-right="0in" fo:margin-top="0in" fo:margin-bottom="0in" loext:contextual-spacing="false" fo:line-height="150%" fo:text-align="justify" style:justify-single-word="false" fo:text-indent="-0.4925in" style:auto-text-indent="false">
        <style:tab-stops>
          <style:tab-stop style:position="0.9846in"/>
        </style:tab-stops>
      </style:paragraph-properties>
    </style:style>
    <style:style style:name="P41" style:family="paragraph" style:parent-style-name="Standard" style:list-style-name="WWNum5">
      <style:paragraph-properties fo:margin-left="0.9846in" fo:margin-right="0in" fo:margin-top="0in" fo:margin-bottom="0in" loext:contextual-spacing="false" fo:line-height="150%" fo:text-align="justify" style:justify-single-word="false" fo:text-indent="-0.4925in" style:auto-text-indent="false"/>
    </style:style>
    <style:style style:name="P42" style:family="paragraph" style:parent-style-name="Standard">
      <style:paragraph-properties fo:margin-left="0.9846in" fo:margin-right="0in" fo:margin-top="0in" fo:margin-bottom="0in" loext:contextual-spacing="false" fo:line-height="150%" fo:text-align="justify" style:justify-single-word="false" fo:text-indent="0in" style:auto-text-indent="false"/>
      <style:text-properties style:font-name="Tahoma" style:font-name-asian="Times New Roman" style:language-asian="en" style:country-asian="GB" style:font-name-complex="Tahoma1"/>
    </style:style>
    <style:style style:name="P43" style:family="paragraph" style:parent-style-name="Standard">
      <style:paragraph-properties fo:margin-left="0.8472in" fo:margin-right="0in" fo:margin-top="0in" fo:margin-bottom="0.1665in" loext:contextual-spacing="false" fo:line-height="150%" fo:text-align="justify" style:justify-single-word="false" fo:text-indent="-0.3472in" style:auto-text-indent="false">
        <style:tab-stops>
          <style:tab-stop style:position="0.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P44" style:family="paragraph" style:parent-style-name="Standard">
      <style:paragraph-properties fo:margin-left="0.9165in" fo:margin-right="0in" fo:margin-top="0in" fo:margin-bottom="0.1665in" loext:contextual-spacing="false" fo:line-height="150%" fo:text-align="justify" style:justify-single-word="false" fo:text-indent="-0.4165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P45" style:family="paragraph" style:parent-style-name="Standard">
      <style:paragraph-properties fo:margin-left="0.5in" fo:margin-right="0in" fo:margin-top="0in" fo:margin-bottom="0.1665in" loext:contextual-spacing="false" fo:line-height="150%" fo:text-align="justify" style:justify-single-word="false" fo:text-indent="0in" style:auto-text-indent="false"/>
    </style:style>
    <style:style style:name="P46" style:family="paragraph" style:parent-style-name="Standard">
      <style:paragraph-properties fo:margin-left="0.5in" fo:margin-right="0in" fo:margin-top="0in" fo:margin-bottom="0.1665in" loext:contextual-spacing="false" fo:line-height="150%" fo:text-align="justify" style:justify-single-word="false" fo:text-indent="0in" style:auto-text-indent="false">
        <style:tab-stops>
          <style:tab-stop style:position="0.5in"/>
          <style:tab-stop style:position="0.9846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P47" style:family="paragraph" style:parent-style-name="Standard">
      <style:paragraph-properties fo:margin-left="0.5in" fo:margin-right="0in" fo:text-align="justify" style:justify-single-word="false" fo:text-indent="0in" style:auto-text-indent="false"/>
    </style:style>
    <style:style style:name="P48" style:family="paragraph" style:parent-style-name="Standard">
      <style:paragraph-properties fo:margin-left="0.5in" fo:margin-right="0in" fo:line-height="150%" fo:text-indent="0in" style:auto-text-indent="false"/>
    </style:style>
    <style:style style:name="P49" style:family="paragraph" style:parent-style-name="Standard">
      <style:paragraph-properties fo:margin-top="0in" fo:margin-bottom="0.1665in" loext:contextual-spacing="false" fo:line-height="150%" fo:text-align="justify" style:justify-single-word="false">
        <style:tab-stops>
          <style:tab-stop style:position="0.4925in"/>
          <style:tab-stop style:position="0.9846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P50" style:family="paragraph" style:parent-style-name="Standard" style:list-style-name="WWNum7">
      <style:paragraph-properties fo:margin-top="0in" fo:margin-bottom="0.1665in" loext:contextual-spacing="false" fo:line-height="150%" fo:text-align="justify" style:justify-single-word="false"/>
    </style:style>
    <style:style style:name="P51" style:family="paragraph" style:parent-style-name="Standard">
      <style:paragraph-properties fo:margin-left="0.5in" fo:margin-right="0in" fo:margin-top="0in" fo:margin-bottom="0.1665in" loext:contextual-spacing="false" fo:line-height="150%" fo:text-align="justify" style:justify-single-word="false" fo:text-indent="-0.5in" style:auto-text-indent="false"/>
    </style:style>
    <style:style style:name="P52" style:family="paragraph" style:parent-style-name="Standard">
      <style:paragraph-properties fo:margin-left="0.5in" fo:margin-right="0in" fo:margin-top="0in" fo:margin-bottom="0.1665in" loext:contextual-spacing="false" fo:line-height="150%" fo:text-align="justify" style:justify-single-word="false" fo:text-indent="-0.5in" style:auto-text-indent="false"/>
      <style:text-properties fo:color="#00b050" style:font-name="Tahoma" style:text-underline-style="solid" style:text-underline-width="auto" style:text-underline-color="font-color" fo:font-weight="bold" style:font-weight-asian="bold" style:font-name-complex="Tahoma1"/>
    </style:style>
    <style:style style:name="P53" style:family="paragraph" style:parent-style-name="Standard">
      <style:paragraph-properties fo:margin-left="0.5in" fo:margin-right="0in" fo:line-height="150%" fo:text-align="justify" style:justify-single-word="false" fo:text-indent="-0.5in" style:auto-text-indent="false"/>
    </style:style>
    <style:style style:name="P54" style:family="paragraph" style:parent-style-name="Standard">
      <style:paragraph-properties fo:margin-left="0.5in" fo:margin-right="0in" fo:line-height="150%" fo:text-align="justify" style:justify-single-word="false" fo:text-indent="-0.5in" style:auto-text-indent="false"/>
      <style:text-properties fo:color="#00b050" style:font-name="Tahoma" style:text-underline-style="solid" style:text-underline-width="auto" style:text-underline-color="font-color" fo:font-weight="bold" style:font-name-asian="Times New Roman" style:font-weight-asian="bold" style:font-name-complex="Tahoma1"/>
    </style:style>
    <style:style style:name="P55" style:family="paragraph" style:parent-style-name="Standard">
      <style:paragraph-properties fo:margin-left="0.5in" fo:margin-right="0in" fo:margin-top="0in" fo:margin-bottom="0.139in" loext:contextual-spacing="true" fo:line-height="150%" fo:text-align="justify" style:justify-single-word="false" fo:text-indent="-0.5in" style:auto-text-indent="false"/>
    </style:style>
    <style:style style:name="P56" style:family="paragraph" style:parent-style-name="Standard">
      <style:paragraph-properties fo:margin-left="0.5in" fo:margin-right="0in" fo:margin-top="0in" fo:margin-bottom="0.139in" loext:contextual-spacing="true" fo:line-height="150%" fo:text-align="justify" style:justify-single-word="false" fo:orphans="2" fo:widows="2" fo:text-indent="-0.5in" style:auto-text-indent="false" style:punctuation-wrap="hanging" style:writing-mode="lr-tb"/>
    </style:style>
    <style:style style:name="P57" style:family="paragraph" style:parent-style-name="Heading_20_2">
      <style:paragraph-properties fo:margin-left="0.4925in" fo:margin-right="0in" fo:text-indent="-0.4925in" style:auto-text-indent="false"/>
    </style:style>
    <style:style style:name="P58" style:family="paragraph" style:parent-style-name="Heading_20_2" style:list-style-name="">
      <style:paragraph-properties fo:margin-left="0.4925in" fo:margin-right="0in" fo:text-indent="-0.4925in" style:auto-text-indent="false"/>
    </style:style>
    <style:style style:name="P59" style:family="paragraph" style:parent-style-name="Heading_20_2" style:list-style-name="">
      <style:paragraph-properties fo:margin-left="0.5in" fo:margin-right="0in" fo:text-indent="-0.5in" style:auto-text-indent="false"/>
    </style:style>
    <style:style style:name="P60" style:family="paragraph" style:parent-style-name="Default">
      <style:paragraph-properties fo:line-height="150%"/>
    </style:style>
    <style:style style:name="P61" style:family="paragraph" style:parent-style-name="Default">
      <style:paragraph-properties fo:line-height="150%" fo:break-before="page"/>
    </style:style>
    <style:style style:name="P62" style:family="paragraph" style:parent-style-name="Default">
      <style:paragraph-properties fo:margin-left="0.5in" fo:margin-right="0in" fo:line-height="150%" fo:text-indent="-0.5in" style:auto-text-indent="false"/>
    </style:style>
    <style:style style:name="P63" style:family="paragraph" style:parent-style-name="Default">
      <style:paragraph-properties fo:margin-left="0.5in" fo:margin-right="0in" fo:line-height="150%" fo:text-indent="-0.5in" style:auto-text-indent="false"/>
      <style:text-properties style:font-name="Tahoma" fo:font-size="11pt" style:font-size-asian="11pt" style:font-name-complex="Tahoma1" style:font-size-complex="11pt"/>
    </style:style>
    <style:style style:name="P64" style:family="paragraph" style:parent-style-name="Body_20_Text_20_2">
      <style:paragraph-properties fo:text-align="justify" style:justify-single-word="false"/>
    </style:style>
    <style:style style:name="P65" style:family="paragraph" style:parent-style-name="Body_20_Text_20_2">
      <style:paragraph-properties fo:margin-left="0.4925in" fo:margin-right="0in" fo:line-height="150%" fo:text-align="justify" style:justify-single-word="false" fo:text-indent="-0.4925in" style:auto-text-indent="false"/>
    </style:style>
    <style:style style:name="P66" style:family="paragraph" style:parent-style-name="Body_20_Text_20_2">
      <style:paragraph-properties fo:margin-left="0.4925in" fo:margin-right="0in" fo:line-height="150%" fo:text-align="justify" style:justify-single-word="false" fo:text-indent="-0.4925in" style:auto-text-indent="false"/>
      <style:text-properties fo:color="#00b050" style:font-name="Tahoma" style:text-underline-style="solid" style:text-underline-width="auto" style:text-underline-color="font-color" style:font-name-complex="Tahoma1"/>
    </style:style>
    <style:style style:name="P67" style:family="paragraph" style:parent-style-name="List_20_Paragraph">
      <style:paragraph-properties fo:line-height="150%"/>
    </style:style>
    <style:style style:name="P68" style:family="paragraph" style:parent-style-name="List_20_Paragraph" style:list-style-name="WWNum2">
      <style:paragraph-properties fo:line-height="150%"/>
    </style:style>
    <style:style style:name="P69" style:family="paragraph" style:parent-style-name="List_20_Paragraph" style:list-style-name="WWNum4">
      <style:paragraph-properties fo:line-height="150%"/>
    </style:style>
    <style:style style:name="P70" style:family="paragraph" style:parent-style-name="List_20_Paragraph" style:list-style-name="WWNum3">
      <style:paragraph-properties fo:line-height="150%"/>
    </style:style>
    <style:style style:name="P71" style:family="paragraph" style:parent-style-name="List_20_Paragraph" style:list-style-name="WWNum9">
      <style:paragraph-properties fo:line-height="150%" fo:text-align="justify" style:justify-single-word="false"/>
      <style:text-properties officeooo:paragraph-rsid="00008ef1"/>
    </style:style>
    <style:style style:name="P72" style:family="paragraph" style:parent-style-name="List_20_Paragraph" style:list-style-name="WWNum3">
      <style:paragraph-properties fo:line-height="150%" fo:text-align="justify" style:justify-single-word="false"/>
      <style:text-properties officeooo:paragraph-rsid="00008ef1"/>
    </style:style>
    <style:style style:name="P73" style:family="paragraph" style:parent-style-name="List_20_Paragraph" style:list-style-name="WWNum2">
      <style:paragraph-properties fo:line-height="150%"/>
      <style:text-properties style:font-name="Tahoma" style:font-name-complex="Tahoma1"/>
    </style:style>
    <style:style style:name="P74" style:family="paragraph" style:parent-style-name="List_20_Paragraph" style:list-style-name="WWNum3">
      <style:paragraph-properties fo:line-height="150%"/>
      <style:text-properties style:font-name="Tahoma" style:font-name-complex="Tahoma1"/>
    </style:style>
    <style:style style:name="P75" style:family="paragraph" style:parent-style-name="List_20_Paragraph">
      <style:paragraph-properties fo:line-height="150%" fo:text-align="justify" style:justify-single-word="false"/>
      <style:text-properties style:font-name="Verdana" officeooo:paragraph-rsid="00008ef1" style:font-name-complex="Tahoma1"/>
    </style:style>
    <style:style style:name="P76" style:family="paragraph" style:parent-style-name="List_20_Paragraph">
      <style:paragraph-properties fo:margin-left="0.5in" fo:margin-right="0in" fo:line-height="150%" fo:text-indent="0in" style:auto-text-indent="false"/>
      <style:text-properties style:font-name="Tahoma" style:font-name-complex="Tahoma1"/>
    </style:style>
    <style:style style:name="P77" style:family="paragraph" style:parent-style-name="List_20_Paragraph">
      <style:paragraph-properties fo:margin-top="0in" fo:margin-bottom="0.1665in" loext:contextual-spacing="true" fo:line-height="150%" fo:text-align="justify" style:justify-single-word="false"/>
    </style:style>
    <style:style style:name="P78" style:family="paragraph" style:parent-style-name="List_20_Paragraph" style:list-style-name="WWNum6">
      <style:paragraph-properties fo:margin-top="0in" fo:margin-bottom="0.1665in" loext:contextual-spacing="true" fo:line-height="150%" fo:text-align="justify" style:justify-single-word="false"/>
    </style:style>
    <style:style style:name="P79" style:family="paragraph" style:parent-style-name="List_20_Paragraph">
      <style:paragraph-properties fo:margin-left="0.5in" fo:margin-right="0in" fo:line-height="150%" fo:text-align="justify" style:justify-single-word="false" fo:text-indent="-0.5in" style:auto-text-indent="false"/>
    </style:style>
    <style:style style:name="P80" style:family="paragraph" style:parent-style-name="List_20_Paragraph" style:list-style-name="">
      <style:paragraph-properties fo:margin-left="1in" fo:margin-right="0in" fo:line-height="150%" fo:text-align="justify" style:justify-single-word="false" fo:text-indent="0in" style:auto-text-indent="false"/>
      <style:text-properties officeooo:paragraph-rsid="00008ef1"/>
    </style:style>
    <style:style style:name="P81" style:family="paragraph" style:parent-style-name="Footnote" style:master-page-name="Converted2">
      <style:paragraph-properties style:page-number="auto"/>
    </style:style>
    <style:style style:name="P82" style:family="paragraph" style:parent-style-name="Footer">
      <style:paragraph-properties fo:text-align="center" style:justify-single-word="false"/>
    </style:style>
    <style:style style:name="T1" style:family="text">
      <style:text-properties style:font-name="Tahoma" style:font-name-asian="Times New Roman" style:font-name-complex="Tahoma1"/>
    </style:style>
    <style:style style:name="T2" style:family="text">
      <style:text-properties fo:color="#00b050" style:font-name="Tahoma" style:text-underline-style="solid" style:text-underline-width="auto" style:text-underline-color="font-color" fo:font-weight="bold" style:font-name-asian="Times New Roman" style:font-weight-asian="bold" style:font-name-complex="Tahoma1" style:font-weight-complex="normal"/>
    </style:style>
    <style:style style:name="T3" style:family="text">
      <style:text-properties fo:color="#00b050" style:font-name="Tahoma" style:text-underline-style="solid" style:text-underline-width="auto" style:text-underline-color="font-color" fo:font-weight="bold" style:font-name-asian="Times New Roman" style:font-weight-asian="bold" style:font-name-complex="Tahoma1"/>
    </style:style>
    <style:style style:name="T4" style:family="text">
      <style:text-properties style:font-name="Tahoma" fo:font-weight="bold" style:font-name-asian="Times New Roman" style:font-weight-asian="bold" style:font-name-complex="Tahoma1"/>
    </style:style>
    <style:style style:name="T5" style:family="text">
      <style:text-properties fo:color="#00b050" style:font-name="Tahoma" style:text-underline-style="solid" style:text-underline-width="auto" style:text-underline-color="font-color" style:font-name-asian="Times New Roman" style:font-name-complex="Tahoma1"/>
    </style:style>
    <style:style style:name="T6" style:family="text">
      <style:text-properties style:font-name="Tahoma" style:font-name-asian="Times New Roman" style:language-asian="en" style:country-asian="GB" style:font-name-complex="Tahoma1"/>
    </style:style>
    <style:style style:name="T7" style:family="text">
      <style:text-properties fo:color="#00b050" style:font-name="Tahoma" style:text-underline-style="solid" style:text-underline-width="auto" style:text-underline-color="font-color" style:font-name-asian="Times New Roman" style:language-asian="en" style:country-asian="GB" style:font-name-complex="Tahoma1"/>
    </style:style>
    <style:style style:name="T8" style:family="text">
      <style:text-properties style:font-name="Tahoma" style:font-name-complex="Tahoma1"/>
    </style:style>
    <style:style style:name="T9" style:family="text">
      <style:text-properties fo:color="#00b050" style:font-name="Tahoma" style:text-underline-style="solid" style:text-underline-width="auto" style:text-underline-color="font-color" style:font-name-complex="Tahoma1"/>
    </style:style>
    <style:style style:name="T10" style:family="text">
      <style:text-properties fo:color="#00b050" style:font-name="Tahoma" style:text-underline-style="solid" style:text-underline-width="auto" style:text-underline-color="font-color" fo:font-weight="bold" style:font-weight-asian="bold" style:font-name-complex="Tahoma1"/>
    </style:style>
    <style:style style:name="T11" style:family="text">
      <style:text-properties fo:color="#ff0000" style:font-name="Tahoma" style:font-name-asian="Times New Roman" style:language-asian="en" style:country-asian="GB" style:font-name-complex="Tahoma1"/>
    </style:style>
    <style:style style:name="T12" style:family="text">
      <style:text-properties style:text-line-through-style="solid" style:text-line-through-type="single" style:font-name="Tahoma" style:font-name-complex="Tahoma1"/>
    </style:style>
    <style:style style:name="T13" style:family="text">
      <style:text-properties style:font-name="Tahoma" style:language-asian="en" style:country-asian="GB" style:font-name-complex="Tahoma1"/>
    </style:style>
    <style:style style:name="T14" style:family="text">
      <style:text-properties style:font-name="Tahoma" fo:font-weight="bold" style:font-weight-asian="bold" style:font-name-complex="Tahoma1"/>
    </style:style>
    <style:style style:name="T15" style:family="text">
      <style:text-properties style:text-position="super 58%" style:font-name="Tahoma" style:font-name-complex="Tahoma1"/>
    </style:style>
    <style:style style:name="T16" style:family="text">
      <style:text-properties fo:color="#00b050" style:text-line-through-style="solid" style:text-line-through-type="single" style:font-name="Tahoma" style:text-underline-style="solid" style:text-underline-width="auto" style:text-underline-color="font-color" style:font-name-asian="Calibri1" style:font-name-complex="Tahoma1"/>
    </style:style>
    <style:style style:name="T17" style:family="text">
      <style:text-properties style:font-name="Tahoma" style:font-name-asian="Calibri1" style:font-name-complex="Tahoma1"/>
    </style:style>
    <style:style style:name="T18" style:family="text">
      <style:text-properties fo:color="#00b050" style:font-name="Tahoma" style:text-underline-style="solid" style:text-underline-width="auto" style:text-underline-color="font-color" style:font-name-asian="Calibri1" style:font-name-complex="Tahoma1"/>
    </style:style>
    <style:style style:name="T19" style:family="text">
      <style:text-properties style:font-name="Tahoma" fo:font-weight="bold" style:font-weight-asian="bold" style:font-name-complex="Tahoma1"/>
    </style:style>
    <style:style style:name="T20" style:family="text">
      <style:text-properties style:font-name="Tahoma" fo:font-weight="bold" style:language-asian="en" style:country-asian="GB" style:font-weight-asian="bold" style:font-name-complex="Tahoma1"/>
    </style:style>
    <style:style style:name="T21" style:family="text">
      <style:text-properties style:font-name="Tahoma" fo:font-weight="bold" style:font-name-asian="Times New Roman" style:font-weight-asian="bold" style:font-name-complex="Tahoma1"/>
    </style:style>
    <style:style style:name="T22" style:family="text">
      <style:text-properties style:font-name="Tahoma" fo:font-weight="bold" style:font-name-asian="Times New Roman" style:language-asian="en" style:country-asian="GB" style:font-weight-asian="bold" style:font-name-complex="Tahoma1"/>
    </style:style>
    <style:style style:name="T23" style:family="text">
      <style:text-properties style:font-name="Tahoma" fo:font-weight="bold" style:font-name-asian="Calibri1" style:font-weight-asian="bold" style:font-name-complex="Tahoma1"/>
    </style:style>
    <style:style style:name="T24" style:family="text">
      <style:text-properties style:font-name="Tahoma" style:font-name-complex="Tahoma1"/>
    </style:style>
    <style:style style:name="T25" style:family="text">
      <style:text-properties style:font-name="Tahoma" fo:font-weight="normal" style:font-weight-asian="normal" style:font-name-complex="Tahoma1" style:font-weight-complex="normal"/>
    </style:style>
    <style:style style:name="T26" style:family="text">
      <style:text-properties style:font-name="Tahoma" fo:font-size="11pt" fo:font-weight="bold" style:font-size-asian="11pt" style:font-weight-asian="bold" style:font-name-complex="Tahoma1" style:font-size-complex="11pt" style:font-weight-complex="bold"/>
    </style:style>
    <style:style style:name="T27" style:family="text">
      <style:text-properties style:font-name="Tahoma" fo:font-size="11pt" style:font-size-asian="11pt" style:font-name-complex="Tahoma1" style:font-size-complex="11pt"/>
    </style:style>
    <style:style style:name="T28" style:family="text">
      <style:text-properties style:font-name="Tahoma" fo:font-size="11pt" style:font-size-asian="11pt" style:font-size-complex="11pt"/>
    </style:style>
    <style:style style:name="T29" style:family="text">
      <style:text-properties style:font-name="Tahoma" fo:font-size="11pt" fo:font-style="italic" style:font-size-asian="11pt" style:font-style-asian="italic" style:font-size-complex="11pt" style:font-style-complex="italic"/>
    </style:style>
    <style:style style:name="T30" style:family="text">
      <style:text-properties style:font-name="Tahoma" fo:font-size="11pt" fo:font-style="normal" style:font-size-asian="11pt" style:font-style-asian="normal" style:font-size-complex="11pt" style:font-style-complex="normal"/>
    </style:style>
    <style:style style:name="T31" style:family="text">
      <style:text-properties style:font-name="Tahoma" fo:font-style="italic" style:language-asian="en" style:country-asian="GB" style:font-style-asian="italic" style:font-name-complex="Tahoma1"/>
    </style:style>
    <style:style style:name="T32" style:family="text">
      <style:text-properties style:font-name="Tahoma" fo:font-style="italic" style:font-name-asian="Times New Roman" style:language-asian="en" style:country-asian="GB" style:font-style-asian="italic" style:font-name-complex="Tahoma1"/>
    </style:style>
    <style:style style:name="T33" style:family="text">
      <style:text-properties style:font-name="Tahoma" fo:font-style="italic" style:font-name-asian="Calibri1" style:font-style-asian="italic" style:font-name-complex="Tahoma1"/>
    </style:style>
    <style:style style:name="T34" style:family="text">
      <style:text-properties style:font-name="Tahoma" fo:font-style="italic" style:font-style-asian="italic" style:font-name-complex="Tahoma1" style:font-style-complex="italic"/>
    </style:style>
    <style:style style:name="T35" style:family="text">
      <style:text-properties style:font-name="Tahoma" style:font-name-asian="Times New Roman" style:language-asian="en" style:country-asian="GB" style:font-name-complex="Tahoma1"/>
    </style:style>
    <style:style style:name="T36" style:family="text">
      <style:text-properties style:font-name="Tahoma" style:font-name-asian="Times New Roman" style:font-name-complex="Tahoma1"/>
    </style:style>
    <style:style style:name="T37" style:family="text">
      <style:text-properties style:font-name="Tahoma" style:language-asian="en" style:country-asian="GB" style:font-name-complex="Tahoma1"/>
    </style:style>
    <style:style style:name="T38" style:family="text">
      <style:text-properties style:font-name="Tahoma" fo:letter-spacing="-0.002in" style:font-name-complex="Tahoma1"/>
    </style:style>
    <style:style style:name="T39" style:family="text">
      <style:text-properties style:font-name="Tahoma" style:font-name-asian="Calibri1" style:font-name-complex="Tahoma1"/>
    </style:style>
    <style:style style:name="T40" style:family="text">
      <style:text-properties fo:color="#000000" style:font-name="Tahoma" fo:language="en" fo:country="none" style:font-name-complex="Tahoma1"/>
    </style:style>
    <style:style style:name="T41" style:family="text">
      <style:text-properties fo:color="#000000" style:font-name="Tahoma" fo:language="en" fo:country="none" style:font-name-asian="Times New Roman" style:language-asian="en" style:country-asian="GB" style:font-name-complex="Tahoma1"/>
    </style:style>
    <style:style style:name="T42" style:family="text">
      <style:text-properties fo:color="#000000" style:font-name="Tahoma" fo:language="en" fo:country="none" style:text-underline-style="solid" style:text-underline-width="auto" style:text-underline-color="font-color" fo:font-weight="normal" style:font-name-asian="Times New Roman" style:language-asian="en" style:country-asian="GB" style:font-weight-asian="normal" style:font-name-complex="Tahoma1" style:font-weight-complex="normal"/>
    </style:style>
    <style:style style:name="T43" style:family="text">
      <style:text-properties fo:color="#00b050" style:font-name="Tahoma" fo:language="en" fo:country="none" style:text-underline-style="solid" style:text-underline-width="auto" style:text-underline-color="font-color" fo:font-weight="normal" style:font-name-asian="Times New Roman" style:language-asian="en" style:country-asian="GB" style:font-weight-asian="normal" style:font-name-complex="Tahoma1" style:font-weight-complex="normal"/>
    </style:style>
    <style:style style:name="T44" style:family="text">
      <style:text-properties fo:color="#00b050" style:font-name="Tahoma" fo:language="en" fo:country="none" style:text-underline-style="solid" style:text-underline-width="auto" style:text-underline-color="font-color" fo:font-weight="bold" style:font-name-asian="Times New Roman" style:language-asian="en" style:country-asian="GB" style:font-weight-asian="bold" style:font-name-complex="Tahoma1"/>
    </style:style>
    <style:style style:name="T45" style:family="text">
      <style:text-properties fo:color="#00b050" style:font-name="Tahoma" fo:language="en" fo:country="none" fo:font-style="italic" style:text-underline-style="solid" style:text-underline-width="auto" style:text-underline-color="font-color" fo:font-weight="bold" style:font-name-asian="Times New Roman" style:language-asian="en" style:country-asian="GB" style:font-style-asian="italic" style:font-weight-asian="bold" style:font-name-complex="Tahoma1"/>
    </style:style>
    <style:style style:name="T46" style:family="text">
      <style:text-properties fo:color="#00b050" style:font-name="Tahoma" style:text-underline-style="solid" style:text-underline-width="auto" style:text-underline-color="font-color" style:font-name-asian="Calibri1" style:font-name-complex="Tahoma1"/>
    </style:style>
    <style:style style:name="T47" style:family="text">
      <style:text-properties fo:color="#00b050" style:font-name="Tahoma" style:text-underline-style="solid" style:text-underline-width="auto" style:text-underline-color="font-color" style:font-name-complex="Tahoma1"/>
    </style:style>
    <style:style style:name="T48" style:family="text">
      <style:text-properties fo:color="#00b050" style:font-name="Tahoma" style:text-underline-style="solid" style:text-underline-width="auto" style:text-underline-color="font-color" fo:font-weight="bold" style:font-weight-asian="bold" style:font-name-complex="Tahoma1"/>
    </style:style>
    <style:style style:name="T49" style:family="text">
      <style:text-properties fo:color="#00b050" style:font-name="Tahoma" style:text-underline-style="solid" style:text-underline-width="auto" style:text-underline-color="font-color" fo:font-weight="bold" style:font-name-asian="Times New Roman" style:font-weight-asian="bold" style:font-name-complex="Tahoma1"/>
    </style:style>
    <style:style style:name="T50" style:family="text">
      <style:text-properties fo:color="#00b050" style:font-name="Tahoma" style:text-underline-style="solid" style:text-underline-width="auto" style:text-underline-color="font-color" fo:font-weight="bold" style:font-name-asian="Times New Roman" style:font-weight-asian="bold" style:font-name-complex="Tahoma1" style:font-weight-complex="normal"/>
    </style:style>
    <style:style style:name="T51" style:family="text">
      <style:text-properties fo:color="#00b050" style:font-name="Tahoma" style:text-underline-style="solid" style:text-underline-width="auto" style:text-underline-color="font-color" fo:font-weight="normal" style:font-name-asian="Times New Roman" style:font-weight-asian="normal" style:font-name-complex="Tahoma1" style:font-weight-complex="normal"/>
    </style:style>
    <style:style style:name="T52" style:family="text">
      <style:text-properties fo:color="#00b050" style:font-name="Tahoma" style:text-underline-style="solid" style:text-underline-width="auto" style:text-underline-color="font-color" fo:font-weight="normal" style:font-weight-asian="normal" style:font-name-complex="Tahoma1" style:font-weight-complex="normal"/>
    </style:style>
    <style:style style:name="T53" style:family="text">
      <style:text-properties fo:color="#00b050" style:font-name="Tahoma" style:text-underline-style="solid" style:text-underline-width="auto" style:text-underline-color="font-color" style:font-name-asian="Times New Roman" style:font-name-complex="Tahoma1"/>
    </style:style>
    <style:style style:name="T54" style:family="text">
      <style:text-properties fo:color="#00b050" style:font-name="Tahoma" style:text-underline-style="solid" style:text-underline-width="auto" style:text-underline-color="font-color" style:font-name-asian="Times New Roman" style:language-asian="en" style:country-asian="GB" style:font-name-complex="Tahoma1"/>
    </style:style>
    <style:style style:name="T55" style:family="text">
      <style:text-properties fo:color="#00b050" style:font-name="Tahoma" style:font-name-complex="Tahoma1"/>
    </style:style>
    <style:style style:name="T56" style:family="text">
      <style:text-properties fo:color="#00b050" style:font-name="Tahoma" fo:font-weight="bold" style:font-weight-asian="bold" style:font-name-complex="Tahoma1"/>
    </style:style>
    <style:style style:name="T57" style:family="text">
      <style:text-properties fo:color="#00b050" style:font-name="Tahoma" fo:font-weight="bold" style:font-name-asian="Times New Roman" style:font-weight-asian="bold" style:font-name-complex="Tahoma1"/>
    </style:style>
    <style:style style:name="T58" style:family="text">
      <style:text-properties fo:color="#00b050" style:font-name="Tahoma" fo:font-size="11pt" style:text-underline-style="solid" style:text-underline-width="auto" style:text-underline-color="font-color" fo:font-weight="bold" style:font-name-asian="Times New Roman" style:font-size-asian="11pt" style:font-weight-asian="bold" style:font-name-complex="Tahoma1" style:font-size-complex="11pt"/>
    </style:style>
    <style:style style:name="T59" style:family="text">
      <style:text-properties fo:color="#00b050" style:font-name="Tahoma" fo:font-size="11pt" style:text-underline-style="solid" style:text-underline-width="auto" style:text-underline-color="font-color" fo:font-weight="normal" style:font-name-asian="Times New Roman" style:font-size-asian="11pt" style:font-weight-asian="normal" style:font-name-complex="Tahoma1" style:font-size-complex="11pt" style:font-weight-complex="normal"/>
    </style:style>
    <style:style style:name="T60" style:family="text">
      <style:text-properties fo:color="#00b050" style:font-name="Tahoma" fo:font-size="11pt" fo:font-style="italic" style:text-underline-style="solid" style:text-underline-width="auto" style:text-underline-color="font-color" fo:font-weight="normal" style:font-name-asian="Times New Roman" style:font-size-asian="11pt" style:font-style-asian="italic" style:font-weight-asian="normal" style:font-name-complex="Tahoma1" style:font-size-complex="11pt" style:font-style-complex="italic" style:font-weight-complex="normal"/>
    </style:style>
    <style:style style:name="T61" style:family="text">
      <style:text-properties fo:color="#00b050" style:font-name="Tahoma" fo:font-style="italic" style:text-underline-style="solid" style:text-underline-width="auto" style:text-underline-color="font-color" fo:font-weight="normal" style:font-name-asian="Times New Roman" style:font-style-asian="italic" style:font-weight-asian="normal" style:font-name-complex="Tahoma1" style:font-style-complex="italic" style:font-weight-complex="normal"/>
    </style:style>
    <style:style style:name="T62" style:family="text">
      <style:text-properties fo:color="#00b050" style:font-name="Tahoma" fo:font-weight="normal" style:font-name-asian="Times New Roman" style:font-weight-asian="normal" style:font-name-complex="Tahoma1" style:font-weight-complex="normal"/>
    </style:style>
    <style:style style:name="T63" style:family="text">
      <style:text-properties fo:color="#00b050" style:text-line-through-style="solid" style:text-line-through-type="single" style:font-name="Tahoma" style:text-underline-style="solid" style:text-underline-width="auto" style:text-underline-color="font-color" fo:font-weight="bold" style:font-name-asian="Times New Roman" style:font-weight-asian="bold" style:font-name-complex="Tahoma1"/>
    </style:style>
    <style:style style:name="T64" style:family="text">
      <style:text-properties fo:color="#00b050" style:text-line-through-style="solid" style:text-line-through-type="single" style:font-name="Tahoma" style:text-underline-style="solid" style:text-underline-width="auto" style:text-underline-color="font-color" fo:font-weight="bold" style:font-name-asian="Times New Roman" style:language-asian="en" style:country-asian="GB" style:font-weight-asian="bold" style:font-name-complex="Tahoma1"/>
    </style:style>
    <style:style style:name="T65" style:family="text">
      <style:text-properties fo:color="#00b050" style:text-line-through-style="solid" style:text-line-through-type="single" style:font-name="Tahoma" style:text-underline-style="solid" style:text-underline-width="auto" style:text-underline-color="font-color" fo:font-weight="bold" style:font-weight-asian="bold" style:font-name-complex="Tahoma1"/>
    </style:style>
    <style:style style:name="T66" style:family="text">
      <style:text-properties fo:color="#00b050" style:text-line-through-style="solid" style:text-line-through-type="single" style:font-name="Tahoma" style:text-underline-style="solid" style:text-underline-width="auto" style:text-underline-color="font-color" fo:font-weight="bold" style:font-name-asian="Calibri1" style:font-weight-asian="bold" style:font-name-complex="Tahoma1"/>
    </style:style>
    <style:style style:name="T67" style:family="text">
      <style:text-properties fo:color="#00b050" style:text-line-through-style="solid" style:text-line-through-type="single" style:font-name="Tahoma" style:text-underline-style="solid" style:text-underline-width="auto" style:text-underline-color="font-color" style:font-name-asian="Calibri1" style:font-name-complex="Tahoma1"/>
    </style:style>
    <style:style style:name="T68" style:family="text">
      <style:text-properties fo:color="#00b050" style:text-line-through-style="solid" style:text-line-through-type="single" style:font-name="Tahoma" style:text-underline-style="solid" style:text-underline-width="auto" style:text-underline-color="font-color" style:font-name-complex="Tahoma1"/>
    </style:style>
    <style:style style:name="T69" style:family="text">
      <style:text-properties fo:color="#00b050" style:text-line-through-style="solid" style:text-line-through-type="single" style:font-name="Tahoma" fo:language="en" fo:country="none" fo:font-style="italic" style:text-underline-style="solid" style:text-underline-width="auto" style:text-underline-color="font-color" fo:font-weight="bold" style:font-name-asian="Times New Roman" style:language-asian="en" style:country-asian="GB" style:font-style-asian="italic" style:font-weight-asian="bold" style:font-name-complex="Tahoma1"/>
    </style:style>
    <style:style style:name="T70" style:family="text">
      <style:text-properties fo:color="#00b050" style:text-line-through-style="none" style:text-line-through-type="none" style:font-name="Tahoma" style:text-underline-style="solid" style:text-underline-width="auto" style:text-underline-color="font-color" fo:font-weight="normal" style:font-weight-asian="normal" style:font-name-complex="Tahoma1" style:font-weight-complex="normal"/>
    </style:style>
    <style:style style:name="T71" style:family="text">
      <style:text-properties style:text-line-through-style="solid" style:text-line-through-type="single" style:font-name="Tahoma" style:font-name-complex="Tahoma1"/>
    </style:style>
    <style:style style:name="T72" style:family="text">
      <style:text-properties style:text-line-through-style="solid" style:text-line-through-type="single" style:font-name="Tahoma" style:font-name-asian="Calibri1" style:font-name-complex="Tahoma1"/>
    </style:style>
    <style:style style:name="T73" style:family="text">
      <style:text-properties style:text-position="super 58%" style:font-name="Tahoma" style:font-name-asian="Times New Roman" style:font-name-complex="Tahoma1"/>
    </style:style>
    <style:style style:name="T74" style:family="text">
      <style:text-properties style:text-position="super 58%" style:font-name="Tahoma" style:font-name-complex="Tahoma1"/>
    </style:style>
    <style:style style:name="T75" style:family="text">
      <style:text-properties style:text-position="super 58%" style:font-name="Tahoma" style:font-name-asian="Calibri1" style:font-name-complex="Tahoma1"/>
    </style:style>
    <style:style style:name="T76" style:family="text">
      <style:text-properties fo:color="#ff0000" style:font-name="Tahoma" style:font-name-complex="Tahoma1"/>
    </style:style>
    <style:style style:name="T77" style:family="text">
      <style:text-properties fo:color="#ff0000" style:font-name="Tahoma" style:font-name-asian="Times New Roman" style:language-asian="en" style:country-asian="GB" style:font-name-complex="Tahoma1"/>
    </style:style>
    <style:style style:name="T78" style:family="text">
      <style:text-properties fo:color="#ff0000" style:font-name="Tahoma" fo:font-size="11pt" style:font-name-asian="Times New Roman" style:font-size-asian="11pt" style:language-asian="en" style:country-asian="GB" style:font-name-complex="Tahoma1" style:font-size-complex="11pt"/>
    </style:style>
    <style:style style:name="T79" style:family="text">
      <style:text-properties fo:color="#ff0000" style:font-name="Tahoma" fo:font-size="11pt" fo:font-style="italic" style:font-name-asian="Times New Roman" style:font-size-asian="11pt" style:language-asian="en" style:country-asian="GB" style:font-style-asian="italic" style:font-name-complex="Tahoma1" style:font-size-complex="11pt" style:font-style-complex="italic"/>
    </style:style>
    <style:style style:name="T80" style:family="text">
      <style:text-properties fo:color="#ff0000" style:text-line-through-style="solid" style:text-line-through-type="single" style:font-name="Tahoma" style:font-name-complex="Tahoma1"/>
    </style:style>
    <style:style style:name="T81" style:family="text">
      <style:text-properties style:font-name="sans-serif" fo:font-size="12pt" fo:font-style="italic" style:font-size-asian="12pt" style:font-style-asian="italic" style:font-style-complex="italic"/>
    </style:style>
    <style:style style:name="T82" style:family="text">
      <style:text-properties style:font-name="sans-serif" fo:font-size="12pt" fo:font-style="normal" style:font-size-asian="12pt" style:font-style-asian="normal" style:font-style-complex="normal"/>
    </style:style>
    <style:style style:name="T83" style:family="text">
      <style:text-properties fo:color="#00000a" style:font-name="Tahoma" fo:font-size="11pt" fo:font-weight="bold" style:font-size-asian="11pt" style:font-weight-asian="bold" style:font-name-complex="Tahoma1" style:font-size-complex="11pt"/>
    </style:style>
    <style:style style:name="T84" style:family="text">
      <style:text-properties fo:color="#00000a" style:font-name="Tahoma" fo:font-size="11pt" fo:language="en" fo:country="GB" style:font-name-asian="Calibri1" style:font-size-asian="11pt" style:language-asian="en" style:country-asian="US" style:font-name-complex="Tahoma1" style:font-size-complex="11pt" style:language-complex="ar" style:country-complex="SA"/>
    </style:style>
    <style:style style:name="T85" style:family="text">
      <style:text-properties style:font-name="Verdana" style:font-name-complex="Tahoma1"/>
    </style:style>
    <style:style style:name="T86" style:family="text">
      <style:text-properties style:font-name="Verdana" fo:font-size="11pt" style:font-size-asian="11pt" style:font-name-complex="Tahoma1" style:font-size-complex="11pt"/>
    </style:style>
    <style:style style:name="T87" style:family="text">
      <style:text-properties style:font-name="Verdana" fo:font-weight="bold" style:font-weight-asian="bold" style:font-name-complex="Tahoma1" style:font-weight-complex="bold"/>
    </style:style>
  </office:automatic-styles>
  <office:body>
    <office:text text:use-soft-page-breaks="true">
      <office:forms form:automatic-focus="false" form:apply-design-mode="false"/>
      <text:tracked-changes text:track-changes="false">
        <text:changed-region xml:id="ct35186693280" text:id="ct35186693280">
          <text:insertion>
            <office:change-info>
              <dc:creator>Caroline Daly</dc:creator>
              <dc:date>2018-01-30T19:43:00</dc:date>
            </office:change-info>
          </text:insertion>
        </text:changed-region>
        <text:changed-region xml:id="ct35187195488" text:id="ct35187195488">
          <text:insertion>
            <office:change-info>
              <dc:creator>Caroline Daly</dc:creator>
              <dc:date>2018-01-30T22:36:00</dc:date>
            </office:change-info>
          </text:insertion>
        </text:changed-region>
        <text:changed-region xml:id="ct35187195712" text:id="ct35187195712">
          <text:insertion>
            <office:change-info>
              <dc:creator>Caroline Daly</dc:creator>
              <dc:date>2018-01-30T23:48:00</dc:date>
            </office:change-info>
          </text:insertion>
        </text:changed-region>
        <text:changed-region xml:id="ct35187195936" text:id="ct35187195936">
          <text:insertion>
            <office:change-info>
              <dc:creator>Caroline Daly</dc:creator>
              <dc:date>2018-01-30T23:48:00</dc:date>
            </office:change-info>
          </text:insertion>
        </text:changed-region>
        <text:changed-region xml:id="ct35187196160" text:id="ct35187196160">
          <text:insertion>
            <office:change-info>
              <dc:creator>Caroline Daly</dc:creator>
              <dc:date>2018-01-30T22:36:00</dc:date>
            </office:change-info>
          </text:insertion>
        </text:changed-region>
        <text:changed-region xml:id="ct35187196384" text:id="ct35187196384">
          <text:insertion>
            <office:change-info>
              <dc:creator>Unknown Author</dc:creator>
              <dc:date>2018-02-11T23:04:53</dc:date>
            </office:change-info>
          </text:insertion>
        </text:changed-region>
        <text:changed-region xml:id="ct35187196608" text:id="ct35187196608">
          <text:insertion>
            <office:change-info>
              <dc:creator>Caroline Daly</dc:creator>
              <dc:date>2018-01-30T22:36:00</dc:date>
            </office:change-info>
          </text:insertion>
        </text:changed-region>
        <text:changed-region xml:id="ct35187196832" text:id="ct35187196832">
          <text:deletion>
            <office:change-info>
              <dc:creator>Caroline Daly</dc:creator>
              <dc:date>2018-01-30T22:36:00</dc:date>
            </office:change-info>
            <text:p text:style-name="P1"><text:span text:style-name="T1">s</text:span></text:p>
          </text:deletion>
        </text:changed-region>
        <text:changed-region xml:id="ct35187197056" text:id="ct35187197056">
          <text:insertion>
            <office:change-info>
              <dc:creator>Caroline Daly</dc:creator>
              <dc:date>2018-01-30T21:42:00</dc:date>
            </office:change-info>
          </text:insertion>
        </text:changed-region>
        <text:changed-region xml:id="ct35187197280" text:id="ct35187197280">
          <text:insertion>
            <office:change-info>
              <dc:creator>Unknown Author</dc:creator>
              <dc:date>2018-02-10T14:45:29</dc:date>
            </office:change-info>
          </text:insertion>
        </text:changed-region>
        <text:changed-region xml:id="ct35187197504" text:id="ct35187197504">
          <text:deletion>
            <office:change-info>
              <dc:creator>Caroline Daly</dc:creator>
              <dc:date>2018-01-31T14:44:00</dc:date>
            </office:change-info>
            <text:p text:style-name="P1"><text:span text:style-name="T1">75</text:span></text:p>
          </text:deletion>
        </text:changed-region>
        <text:changed-region xml:id="ct35187197728" text:id="ct35187197728">
          <text:insertion>
            <office:change-info>
              <dc:creator>Caroline Daly</dc:creator>
              <dc:date>2018-01-31T14:44:00</dc:date>
            </office:change-info>
          </text:insertion>
        </text:changed-region>
        <text:changed-region xml:id="ct35187197952" text:id="ct35187197952">
          <text:insertion>
            <office:change-info>
              <dc:creator>Unknown Author</dc:creator>
              <dc:date>2018-02-10T14:45:46</dc:date>
            </office:change-info>
          </text:insertion>
        </text:changed-region>
        <text:changed-region xml:id="ct35187198176" text:id="ct35187198176">
          <text:insertion>
            <office:change-info>
              <dc:creator>Unknown Author</dc:creator>
              <dc:date>2018-02-10T14:46:26</dc:date>
            </office:change-info>
          </text:insertion>
        </text:changed-region>
        <text:changed-region xml:id="ct35187198400" text:id="ct35187198400">
          <text:insertion>
            <office:change-info>
              <dc:creator>Unknown Author</dc:creator>
              <dc:date>2018-02-10T14:47:06</dc:date>
            </office:change-info>
          </text:insertion>
        </text:changed-region>
        <text:changed-region xml:id="ct35187198624" text:id="ct35187198624">
          <text:insertion>
            <office:change-info>
              <dc:creator>Unknown Author</dc:creator>
              <dc:date>2018-02-11T23:04:58</dc:date>
            </office:change-info>
          </text:insertion>
        </text:changed-region>
        <text:changed-region xml:id="ct35187198848" text:id="ct35187198848">
          <text:insertion>
            <office:change-info>
              <dc:creator>Unknown Author</dc:creator>
              <dc:date>2018-02-10T15:19:56</dc:date>
            </office:change-info>
          </text:insertion>
        </text:changed-region>
        <text:changed-region xml:id="ct35187199072" text:id="ct35187199072">
          <text:insertion>
            <office:change-info>
              <dc:creator>Unknown Author</dc:creator>
              <dc:date>2018-02-10T15:20:03</dc:date>
            </office:change-info>
          </text:insertion>
        </text:changed-region>
        <text:changed-region xml:id="ct35187199296" text:id="ct35187199296">
          <text:insertion>
            <office:change-info>
              <dc:creator>Unknown Author</dc:creator>
              <dc:date>2018-02-10T15:21:19</dc:date>
            </office:change-info>
          </text:insertion>
        </text:changed-region>
        <text:changed-region xml:id="ct35187199520" text:id="ct35187199520">
          <text:deletion>
            <office:change-info>
              <dc:creator>Caroline Daly</dc:creator>
              <dc:date>2018-01-30T21:29:00</dc:date>
            </office:change-info>
            <text:p text:style-name="P2"><text:span text:style-name="T2"><text:tab/></text:span></text:p>
          </text:deletion>
        </text:changed-region>
        <text:changed-region xml:id="ct35187199744" text:id="ct35187199744">
          <text:insertion>
            <office:change-info>
              <dc:creator>Unknown Author</dc:creator>
              <dc:date>2018-02-10T15:11:28</dc:date>
            </office:change-info>
          </text:insertion>
        </text:changed-region>
        <text:changed-region xml:id="ct35187199968" text:id="ct35187199968">
          <text:deletion>
            <office:change-info>
              <dc:creator>Caroline Daly</dc:creator>
              <dc:date>2018-01-30T21:29:00</dc:date>
            </office:change-info>
            <text:p text:style-name="P2"><text:span text:style-name="T3">The number of habitable rooms in the permitted scheme has been calculated on the basis that any room larger than 27.5 sqm is counted as two habitable rooms and any kitchen over 11sqm is counted as a habitable room (CD63, pg 3179). </text:span></text:p>
          </text:deletion>
        </text:changed-region>
        <text:changed-region xml:id="ct35187200192" text:id="ct35187200192">
          <text:deletion>
            <office:change-info>
              <dc:creator>Caroline Daly</dc:creator>
              <dc:date>2018-01-30T21:29:00</dc:date>
            </office:change-info>
            <text:p text:style-name="P2"><text:span text:style-name="T3">The absence of detailed survey information means that the baseline calculations have been based on assumptions that none of the rooms in the existing FDS dwellings are larger than 27.5 sqm and none of the kitchens are larger than 11sqm. (Daniel Davies PoE, para 4.75)</text:span></text:p>
          </text:deletion>
        </text:changed-region>
        <text:changed-region xml:id="ct35187200416" text:id="ct35187200416">
          <text:deletion>
            <office:change-info>
              <dc:creator>Caroline Daly</dc:creator>
              <dc:date>2018-01-30T21:29:00</dc:date>
            </office:change-info>
            <text:p text:style-name="P2"><text:span text:style-name="T3">The total existing social rented floorspace on the FDS equates to 31,822 square metres (Daniel Davies’ note [APP/9/31]). The s. 73 proposes 27,433sqm of social rented floorspace (JF28) representing a net loss of 4,389sqm of social rented floorspace. The Mayor’s Affordable Housing SPG and Viability SPG (2017) says (emphasis added): “schemes which include the loss of affordable housing will be required to ensure that existing affordable housing is replaced by better quality accommodation, providing at least the equivalent floorspace of affordable housing. The Mayor expects existing affordable housing to be replaced on a like-for-like basis, meaning that, for example, homes at social rent levels should be replaced with homes at the same or similar rent levels”. (CD75; pg 3792)</text:span></text:p>
          </text:deletion>
        </text:changed-region>
        <text:changed-region xml:id="ct35187200640" text:id="ct35187200640">
          <text:deletion>
            <office:change-info>
              <dc:creator>Caroline Daly</dc:creator>
              <dc:date>2018-01-30T21:29:00</dc:date>
            </office:change-info>
            <text:p text:style-name="P2"><text:span text:style-name="T3">In addition, the Mayor’s Draft Good Practice Guide to Estate Regeneration 2016 (CD74) says (emphasis added) “The Mayor believes that, where demolition and rebuilding is chosen as part of an estate regeneration, this should only happen where it does not result in a loss in social housing, or where all other options have been exhausted. This principle will apply to estate regeneration projects that seek new funding from the GLA.” *pg 4, para 3)</text:span></text:p>
          </text:deletion>
        </text:changed-region>
        <text:changed-region xml:id="ct35187200864" text:id="ct35187200864">
          <text:deletion>
            <office:change-info>
              <dc:creator>Caroline Daly</dc:creator>
              <dc:date>2018-01-30T21:36:00</dc:date>
            </office:change-info>
            <text:p text:style-name="P2"><text:span text:style-name="T4">The outline masterplan application indicates an overall 50/50 tenure split.</text:span></text:p>
          </text:deletion>
        </text:changed-region>
        <text:changed-region xml:id="ct35187201536" text:id="ct35187201536">
          <text:deletion>
            <office:change-info>
              <dc:creator>Caroline Daly</dc:creator>
              <dc:date>2018-01-30T23:48:00</dc:date>
            </office:change-info>
            <text:p text:style-name="P2"><text:span text:style-name="T4">35) that affordable housing provision should normally be calculated on a habitable room basis. </text:span></text:p>
          </text:deletion>
        </text:changed-region>
        <text:changed-region xml:id="ct35187201088" text:id="ct35187201088">
          <text:deletion>
            <office:change-info>
              <dc:creator>Caroline Daly</dc:creator>
              <dc:date>2018-01-30T21:36:00</dc:date>
            </office:change-info>
            <text:p text:style-name="P2"><text:span text:style-name="T4"><text:s/></text:span></text:p>
          </text:deletion>
        </text:changed-region>
        <text:changed-region xml:id="ct35187201312" text:id="ct35187201312">
          <text:deletion>
            <office:change-info>
              <dc:creator>Caroline Daly</dc:creator>
              <dc:date>2018-01-30T23:48:00</dc:date>
            </office:change-info>
            <text:p text:style-name="P2"><text:span text:style-name="T4">The AAAP outlines that 50% of the new homes will be affordable with a mix of tenures on each development site; it then sets out that the early phases should provide a higher percentage (59%) of new affordable units, the mid phases 50% and the later phases 42%. <text:s/>It is recognised in paragraph 3.3.1 of the Draft Affordable Housing SPD (CD</text:span></text:p>
          </text:deletion>
        </text:changed-region>
        <text:changed-region xml:id="ct35187201760" text:id="ct35187201760">
          <text:deletion>
            <office:change-info>
              <dc:creator>Caroline Daly</dc:creator>
              <dc:date>2018-01-30T21:41:00</dc:date>
            </office:change-info>
            <text:p text:style-name="P2"><text:span text:style-name="T4">21), requires a minimum of 35% affordable housing on schemes of 10 units or more. <text:s/></text:span></text:p>
          </text:deletion>
        </text:changed-region>
        <text:changed-region xml:id="ct35187201984" text:id="ct35187201984">
          <text:deletion>
            <office:change-info>
              <dc:creator>Caroline Daly</dc:creator>
              <dc:date>2018-01-30T21:35:00</dc:date>
            </office:change-info>
            <text:p text:style-name="P2"><text:span text:style-name="T4"><text:s/></text:span></text:p>
          </text:deletion>
        </text:changed-region>
        <text:changed-region xml:id="ct35187202208" text:id="ct35187202208">
          <text:deletion>
            <office:change-info>
              <dc:creator>Caroline Daly</dc:creator>
              <dc:date>2018-01-30T21:41:00</dc:date>
            </office:change-info>
            <text:p text:style-name="P2"><text:span text:style-name="T4">Strategic Policy 6 of the Core Strategy 2011 (CD</text:span></text:p>
          </text:deletion>
        </text:changed-region>
        <text:changed-region xml:id="ct35187202432" text:id="ct35187202432">
          <text:deletion>
            <office:change-info>
              <dc:creator>Caroline Daly</dc:creator>
              <dc:date>2018-01-30T21:36:00</dc:date>
            </office:change-info>
            <text:p text:style-name="P3"><text:span text:style-name="T3">The London Plan specifies that net loss should calculated according to floorspace and only allows calculation by habitable room “where the redevelopment of an estate is providing a housing mix more appropriate to the needs of both existing and prospective future residents – for example where there is increased provision of dwellings for larger households”. </text:span></text:p>
          </text:deletion>
        </text:changed-region>
        <text:changed-region xml:id="ct35187202880" text:id="ct35187202880">
          <text:deletion>
            <office:change-info>
              <dc:creator>Caroline Daly</dc:creator>
              <dc:date>2018-01-30T21:36:00</dc:date>
            </office:change-info>
            <text:p text:style-name="P3"><text:span text:style-name="T3"><text:tab/>Given that the proposed s. 73 amendments will result in a significant overall reduction (37 units) in the number of family social-rented units (2-beds and larger) on the FDS, then the conditions for engaging this exception are not satisfied.</text:span></text:p>
          </text:deletion>
        </text:changed-region>
        <text:changed-region xml:id="ct35187203104" text:id="ct35187203104">
          <text:deletion>
            <office:change-info>
              <dc:creator>Caroline Daly</dc:creator>
              <dc:date>2018-01-30T21:37:00</dc:date>
            </office:change-info>
            <text:p text:style-name="P3"><text:span text:style-name="T3"><text:tab/>The Mayor’s Affordable Housing SPD also says: “Habitable rooms in affordable and market elements of the scheme should be of comparable size when averaged across the whole development. If this is not the case, then it may be more appropriate to measure the provision of affordable housing using habitable floorspace. Applicants should present affordable housing figures as a percentage of total residential provision by habitable rooms, by units, and by floorspace to enable comparison (CD75; para 2.8)</text:span></text:p>
          </text:deletion>
        </text:changed-region>
        <text:changed-region xml:id="ct35187203328" text:id="ct35187203328">
          <text:deletion>
            <office:change-info>
              <dc:creator>Caroline Daly</dc:creator>
              <dc:date>2018-01-30T21:37:00</dc:date>
            </office:change-info>
            <text:p text:style-name="P3"><text:span text:style-name="T3"><text:tab/>Policy 3.12 of the London Plan says “The maximum reasonable amount of affordable hosuing should be sought negotiating on individual private residential and mixed use schemes” whereby “Boroughs should take into account economic viability and the most effective use of private and public investment” (CD71, para 3.71)</text:span></text:p>
          </text:deletion>
        </text:changed-region>
        <text:changed-region xml:id="ct35187203552" text:id="ct35187203552">
          <text:deletion>
            <office:change-info>
              <dc:creator>Caroline Daly</dc:creator>
              <dc:date>2018-01-30T21:37:00</dc:date>
            </office:change-info>
            <text:p text:style-name="P3"><text:span text:style-name="T3"><text:tab/>The only viability information submitted as part of the planning application process to date, is a summary note dated March 2015 (Simon Morrow PoE, appendix SM1).</text:span></text:p>
          </text:deletion>
        </text:changed-region>
        <text:changed-region xml:id="ct35187203776" text:id="ct35187203776">
          <text:deletion>
            <office:change-info>
              <dc:creator>Caroline Daly</dc:creator>
              <dc:date>2018-01-30T21:37:00</dc:date>
            </office:change-info>
            <text:p text:style-name="P3"><text:span text:style-name="T3"><text:tab/>The Greater London Authority considers that the section 73 application for the FDS, does not comply with London Plan policy 3.12 because a viability assessment has not been submitted demonstrating that the maximum amount of affordable housing is being provided (See para 38 of GLA letter dated 15 Jan 2017 – APP/0/8)</text:span></text:p>
          </text:deletion>
        </text:changed-region>
        <text:changed-region xml:id="ct35187202656" text:id="ct35187202656">
          <text:deletion>
            <office:change-info>
              <dc:creator>Caroline Daly</dc:creator>
              <dc:date>2018-01-31T13:50:00</dc:date>
            </office:change-info>
            <text:p text:style-name="P3"><text:span text:style-name="T3">The 2010 AAAP said “Financial modelling has shown that the replacement of all the existing social rented housing would not be possible economically” (CD2, para 3.3.5, pg 35)</text:span></text:p>
          </text:deletion>
        </text:changed-region>
        <text:changed-region xml:id="ct35187204000" text:id="ct35187204000">
          <text:deletion>
            <office:change-info>
              <dc:creator>Unknown Author</dc:creator>
              <dc:date>2018-02-10T14:55:57</dc:date>
            </office:change-info>
            <text:p text:style-name="P3"><text:span text:style-name="T3"><text:tab/></text:span></text:p>
          </text:deletion>
        </text:changed-region>
        <text:changed-region xml:id="ct35187204224" text:id="ct35187204224">
          <text:deletion>
            <office:change-info>
              <dc:creator>Caroline Daly</dc:creator>
              <dc:date>2018-01-30T21:45:00</dc:date>
            </office:change-info>
            <text:p text:style-name="P3"><text:span text:style-name="T1"><text:s/></text:span></text:p>
          </text:deletion>
        </text:changed-region>
        <text:changed-region xml:id="ct35187204448" text:id="ct35187204448">
          <text:deletion>
            <office:change-info>
              <dc:creator>Caroline Daly</dc:creator>
              <dc:date>2018-01-30T21:45:00</dc:date>
            </office:change-info>
            <text:p text:style-name="P3"><text:span text:style-name="T1"><text:s/></text:span></text:p>
          </text:deletion>
        </text:changed-region>
        <text:changed-region xml:id="ct35187204896" text:id="ct35187204896">
          <text:deletion>
            <office:change-info>
              <dc:creator>Caroline Daly</dc:creator>
              <dc:date>2018-01-30T21:45:00</dc:date>
            </office:change-info>
            <text:p text:style-name="P3"><text:span text:style-name="T3">The term social rent is not used in the Development Partnership Agreement (CD68A) and neither is there any reference to the Rent Standards Guidance. Instead the Development Partnership Agreement uses the term ‘target rent’. The term ‘target rent’ is not a recognised affordable housing tenure in any of the policies of the development plan.</text:span><text:span text:style-name="T5"> </text:span></text:p>
          </text:deletion>
        </text:changed-region>
        <text:changed-region xml:id="ct35187204672" text:id="ct35187204672">
          <text:insertion>
            <office:change-info>
              <dc:creator>Unknown Author</dc:creator>
              <dc:date>2018-02-11T21:55:04</dc:date>
            </office:change-info>
          </text:insertion>
        </text:changed-region>
        <text:changed-region xml:id="ct35187205120" text:id="ct35187205120">
          <text:insertion>
            <office:change-info>
              <dc:creator>Caroline Daly</dc:creator>
              <dc:date>2018-01-30T22:58:00</dc:date>
            </office:change-info>
          </text:insertion>
        </text:changed-region>
        <text:changed-region xml:id="ct35187205344" text:id="ct35187205344">
          <text:insertion>
            <office:change-info>
              <dc:creator>Caroline Daly</dc:creator>
              <dc:date>2018-01-30T22:59:00</dc:date>
            </office:change-info>
          </text:insertion>
        </text:changed-region>
        <text:changed-region xml:id="ct35187205568" text:id="ct35187205568">
          <text:insertion>
            <office:change-info>
              <dc:creator>Caroline Daly</dc:creator>
              <dc:date>2018-01-30T22:58:00</dc:date>
            </office:change-info>
          </text:insertion>
        </text:changed-region>
        <text:changed-region xml:id="ct35187205792" text:id="ct35187205792">
          <text:insertion>
            <office:change-info>
              <dc:creator>Caroline Daly</dc:creator>
              <dc:date>2018-01-30T22:59:00</dc:date>
            </office:change-info>
          </text:insertion>
        </text:changed-region>
        <text:changed-region xml:id="ct35187206016" text:id="ct35187206016">
          <text:insertion>
            <office:change-info>
              <dc:creator>Caroline Daly</dc:creator>
              <dc:date>2018-01-30T23:03:00</dc:date>
            </office:change-info>
          </text:insertion>
        </text:changed-region>
        <text:changed-region xml:id="ct35187206240" text:id="ct35187206240">
          <text:insertion>
            <office:change-info>
              <dc:creator>Caroline Daly</dc:creator>
              <dc:date>2018-01-30T22:59:00</dc:date>
            </office:change-info>
          </text:insertion>
        </text:changed-region>
        <text:changed-region xml:id="ct35187206464" text:id="ct35187206464">
          <text:insertion>
            <office:change-info>
              <dc:creator>Caroline Daly</dc:creator>
              <dc:date>2018-01-30T23:49:00</dc:date>
            </office:change-info>
          </text:insertion>
        </text:changed-region>
        <text:changed-region xml:id="ct35187206688" text:id="ct35187206688">
          <text:insertion>
            <office:change-info>
              <dc:creator>Caroline Daly</dc:creator>
              <dc:date>2018-01-30T22:59:00</dc:date>
            </office:change-info>
          </text:insertion>
        </text:changed-region>
        <text:changed-region xml:id="ct35187206912" text:id="ct35187206912">
          <text:insertion>
            <office:change-info>
              <dc:creator>Caroline Daly</dc:creator>
              <dc:date>2018-01-30T23:03:00</dc:date>
            </office:change-info>
          </text:insertion>
        </text:changed-region>
        <text:changed-region xml:id="ct35187207136" text:id="ct35187207136">
          <text:insertion>
            <office:change-info>
              <dc:creator>Caroline Daly</dc:creator>
              <dc:date>2018-01-30T22:59:00</dc:date>
            </office:change-info>
          </text:insertion>
        </text:changed-region>
        <text:changed-region xml:id="ct35187207360" text:id="ct35187207360">
          <text:insertion>
            <office:change-info>
              <dc:creator>Caroline Daly</dc:creator>
              <dc:date>2018-01-30T23:00:00</dc:date>
            </office:change-info>
          </text:insertion>
        </text:changed-region>
        <text:changed-region xml:id="ct35187207584" text:id="ct35187207584">
          <text:insertion>
            <office:change-info>
              <dc:creator>Caroline Daly</dc:creator>
              <dc:date>2018-01-30T23:03:00</dc:date>
            </office:change-info>
          </text:insertion>
        </text:changed-region>
        <text:changed-region xml:id="ct35187207808" text:id="ct35187207808">
          <text:insertion>
            <office:change-info>
              <dc:creator>Caroline Daly</dc:creator>
              <dc:date>2018-01-30T23:00:00</dc:date>
            </office:change-info>
          </text:insertion>
        </text:changed-region>
        <text:changed-region xml:id="ct35187208032" text:id="ct35187208032">
          <text:insertion>
            <office:change-info>
              <dc:creator>Caroline Daly</dc:creator>
              <dc:date>2018-01-30T23:24:00</dc:date>
            </office:change-info>
          </text:insertion>
        </text:changed-region>
        <text:changed-region xml:id="ct35187208256" text:id="ct35187208256">
          <text:insertion>
            <office:change-info>
              <dc:creator>Caroline Daly</dc:creator>
              <dc:date>2018-01-30T23:01:00</dc:date>
            </office:change-info>
          </text:insertion>
        </text:changed-region>
        <text:changed-region xml:id="ct35187208480" text:id="ct35187208480">
          <text:insertion>
            <office:change-info>
              <dc:creator>Caroline Daly</dc:creator>
              <dc:date>2018-01-30T23:03:00</dc:date>
            </office:change-info>
          </text:insertion>
        </text:changed-region>
        <text:changed-region xml:id="ct35187208704" text:id="ct35187208704">
          <text:insertion>
            <office:change-info>
              <dc:creator>Caroline Daly</dc:creator>
              <dc:date>2018-01-30T23:06:00</dc:date>
            </office:change-info>
          </text:insertion>
        </text:changed-region>
        <text:changed-region xml:id="ct35187208928" text:id="ct35187208928">
          <text:insertion>
            <office:change-info>
              <dc:creator>Caroline Daly</dc:creator>
              <dc:date>2018-01-30T23:24:00</dc:date>
            </office:change-info>
          </text:insertion>
        </text:changed-region>
        <text:changed-region xml:id="ct35187209152" text:id="ct35187209152">
          <text:insertion>
            <office:change-info>
              <dc:creator>Unknown Author</dc:creator>
              <dc:date>2018-02-11T21:42:08</dc:date>
            </office:change-info>
          </text:insertion>
        </text:changed-region>
        <text:changed-region xml:id="ct35187209376" text:id="ct35187209376">
          <text:insertion>
            <office:change-info>
              <dc:creator>Caroline Daly</dc:creator>
              <dc:date>2018-01-30T23:24:00</dc:date>
            </office:change-info>
          </text:insertion>
        </text:changed-region>
        <text:changed-region xml:id="ct35187209600" text:id="ct35187209600">
          <text:insertion>
            <office:change-info>
              <dc:creator>Unknown Author</dc:creator>
              <dc:date>2018-02-11T21:42:06</dc:date>
            </office:change-info>
          </text:insertion>
        </text:changed-region>
        <text:changed-region xml:id="ct35187209824" text:id="ct35187209824">
          <text:insertion>
            <office:change-info>
              <dc:creator>Caroline Daly</dc:creator>
              <dc:date>2018-01-30T23:24:00</dc:date>
            </office:change-info>
          </text:insertion>
        </text:changed-region>
        <text:changed-region xml:id="ct35187210048" text:id="ct35187210048">
          <text:insertion>
            <office:change-info>
              <dc:creator>Caroline Daly</dc:creator>
              <dc:date>2018-01-30T23:25:00</dc:date>
            </office:change-info>
          </text:insertion>
        </text:changed-region>
        <text:changed-region xml:id="ct35187210272" text:id="ct35187210272">
          <text:insertion>
            <office:change-info>
              <dc:creator>Caroline Daly</dc:creator>
              <dc:date>2018-01-30T23:26:00</dc:date>
            </office:change-info>
          </text:insertion>
        </text:changed-region>
        <text:changed-region xml:id="ct35187210496" text:id="ct35187210496">
          <text:insertion>
            <office:change-info>
              <dc:creator>Caroline Daly</dc:creator>
              <dc:date>2018-01-30T23:49:00</dc:date>
            </office:change-info>
          </text:insertion>
        </text:changed-region>
        <text:changed-region xml:id="ct35187210720" text:id="ct35187210720">
          <text:insertion>
            <office:change-info>
              <dc:creator>Caroline Daly</dc:creator>
              <dc:date>2018-01-30T23:26:00</dc:date>
            </office:change-info>
          </text:insertion>
        </text:changed-region>
        <text:changed-region xml:id="ct35187210944" text:id="ct35187210944">
          <text:insertion>
            <office:change-info>
              <dc:creator>Unknown Author</dc:creator>
              <dc:date>2018-02-10T15:47:02</dc:date>
            </office:change-info>
          </text:insertion>
        </text:changed-region>
        <text:changed-region xml:id="ct35187211168" text:id="ct35187211168">
          <text:insertion>
            <office:change-info>
              <dc:creator>Caroline Daly</dc:creator>
              <dc:date>2018-01-30T23:26:00</dc:date>
            </office:change-info>
          </text:insertion>
        </text:changed-region>
        <text:changed-region xml:id="ct35187211616" text:id="ct35187211616">
          <text:insertion>
            <office:change-info>
              <dc:creator>Caroline Daly</dc:creator>
              <dc:date>2018-01-30T23:27:00</dc:date>
            </office:change-info>
          </text:insertion>
        </text:changed-region>
        <text:changed-region xml:id="ct35187211840" text:id="ct35187211840">
          <text:insertion>
            <office:change-info>
              <dc:creator>Caroline Daly</dc:creator>
              <dc:date>2018-01-30T23:28:00</dc:date>
            </office:change-info>
          </text:insertion>
        </text:changed-region>
        <text:changed-region xml:id="ct35187212064" text:id="ct35187212064">
          <text:insertion>
            <office:change-info>
              <dc:creator>Caroline Daly</dc:creator>
              <dc:date>2018-01-30T23:27:00</dc:date>
            </office:change-info>
          </text:insertion>
        </text:changed-region>
        <text:changed-region xml:id="ct35187560448" text:id="ct35187560448">
          <text:insertion>
            <office:change-info>
              <dc:creator>Caroline Daly</dc:creator>
              <dc:date>2018-01-30T23:29:00</dc:date>
            </office:change-info>
          </text:insertion>
        </text:changed-region>
        <text:changed-region xml:id="ct35187560672" text:id="ct35187560672">
          <text:insertion>
            <office:change-info>
              <dc:creator>Caroline Daly</dc:creator>
              <dc:date>2018-01-30T23:27:00</dc:date>
            </office:change-info>
          </text:insertion>
        </text:changed-region>
        <text:changed-region xml:id="ct35187560896" text:id="ct35187560896">
          <text:insertion>
            <office:change-info>
              <dc:creator>Caroline Daly</dc:creator>
              <dc:date>2018-01-30T23:50:00</dc:date>
            </office:change-info>
          </text:insertion>
        </text:changed-region>
        <text:changed-region xml:id="ct35187561120" text:id="ct35187561120">
          <text:insertion>
            <office:change-info>
              <dc:creator>Caroline Daly</dc:creator>
              <dc:date>2018-01-30T23:27:00</dc:date>
            </office:change-info>
          </text:insertion>
        </text:changed-region>
        <text:changed-region xml:id="ct35187561344" text:id="ct35187561344">
          <text:insertion>
            <office:change-info>
              <dc:creator>Unknown Author</dc:creator>
              <dc:date>2018-02-10T14:50:05</dc:date>
            </office:change-info>
          </text:insertion>
        </text:changed-region>
        <text:changed-region xml:id="ct35187561568" text:id="ct35187561568">
          <text:insertion>
            <office:change-info>
              <dc:creator>Unknown Author</dc:creator>
              <dc:date>2018-02-10T14:51:00</dc:date>
            </office:change-info>
          </text:insertion>
        </text:changed-region>
        <text:changed-region xml:id="ct35187561792" text:id="ct35187561792">
          <text:insertion>
            <office:change-info>
              <dc:creator>Caroline Daly</dc:creator>
              <dc:date>2018-01-31T08:14:00</dc:date>
            </office:change-info>
          </text:insertion>
        </text:changed-region>
        <text:changed-region xml:id="ct35187562016" text:id="ct35187562016">
          <text:insertion>
            <office:change-info>
              <dc:creator>Caroline Daly</dc:creator>
              <dc:date>2018-01-30T23:50:00</dc:date>
            </office:change-info>
          </text:insertion>
        </text:changed-region>
        <text:changed-region xml:id="ct35187562240" text:id="ct35187562240">
          <text:insertion>
            <office:change-info>
              <dc:creator>Caroline Daly</dc:creator>
              <dc:date>2018-01-31T08:14:00</dc:date>
            </office:change-info>
          </text:insertion>
        </text:changed-region>
        <text:changed-region xml:id="ct35187562464" text:id="ct35187562464">
          <text:insertion>
            <office:change-info>
              <dc:creator>Caroline Daly</dc:creator>
              <dc:date>2018-01-30T23:50:00</dc:date>
            </office:change-info>
          </text:insertion>
        </text:changed-region>
        <text:changed-region xml:id="ct35187562688" text:id="ct35187562688">
          <text:insertion>
            <office:change-info>
              <dc:creator>Caroline Daly</dc:creator>
              <dc:date>2018-01-30T23:02:00</dc:date>
            </office:change-info>
          </text:insertion>
        </text:changed-region>
        <text:changed-region xml:id="ct35187562912" text:id="ct35187562912">
          <text:insertion>
            <office:change-info>
              <dc:creator>Caroline Daly</dc:creator>
              <dc:date>2018-01-30T23:01:00</dc:date>
            </office:change-info>
          </text:insertion>
        </text:changed-region>
        <text:changed-region xml:id="ct35187563136" text:id="ct35187563136">
          <text:insertion>
            <office:change-info>
              <dc:creator>Caroline Daly</dc:creator>
              <dc:date>2018-01-30T23:05:00</dc:date>
            </office:change-info>
          </text:insertion>
        </text:changed-region>
        <text:changed-region xml:id="ct35187563360" text:id="ct35187563360">
          <text:insertion>
            <office:change-info>
              <dc:creator>Caroline Daly</dc:creator>
              <dc:date>2018-01-30T23:01:00</dc:date>
            </office:change-info>
          </text:insertion>
        </text:changed-region>
        <text:changed-region xml:id="ct35187563584" text:id="ct35187563584">
          <text:insertion>
            <office:change-info>
              <dc:creator>Caroline Daly</dc:creator>
              <dc:date>2018-01-30T23:05:00</dc:date>
            </office:change-info>
          </text:insertion>
        </text:changed-region>
        <text:changed-region xml:id="ct35187563808" text:id="ct35187563808">
          <text:insertion>
            <office:change-info>
              <dc:creator>Caroline Daly</dc:creator>
              <dc:date>2018-01-30T23:51:00</dc:date>
            </office:change-info>
          </text:insertion>
        </text:changed-region>
        <text:changed-region xml:id="ct35187564032" text:id="ct35187564032">
          <text:insertion>
            <office:change-info>
              <dc:creator>Caroline Daly</dc:creator>
              <dc:date>2018-01-30T23:05:00</dc:date>
            </office:change-info>
          </text:insertion>
        </text:changed-region>
        <text:changed-region xml:id="ct35187564256" text:id="ct35187564256">
          <text:insertion>
            <office:change-info>
              <dc:creator>Caroline Daly</dc:creator>
              <dc:date>2018-01-30T23:28:00</dc:date>
            </office:change-info>
          </text:insertion>
        </text:changed-region>
        <text:changed-region xml:id="ct35187564480" text:id="ct35187564480">
          <text:insertion>
            <office:change-info>
              <dc:creator>Caroline Daly</dc:creator>
              <dc:date>2018-01-30T23:05:00</dc:date>
            </office:change-info>
          </text:insertion>
        </text:changed-region>
        <text:changed-region xml:id="ct35187564704" text:id="ct35187564704">
          <text:insertion>
            <office:change-info>
              <dc:creator>Caroline Daly</dc:creator>
              <dc:date>2018-01-30T23:06:00</dc:date>
            </office:change-info>
          </text:insertion>
        </text:changed-region>
        <text:changed-region xml:id="ct35187564928" text:id="ct35187564928">
          <text:insertion>
            <office:change-info>
              <dc:creator>Caroline Daly</dc:creator>
              <dc:date>2018-01-30T23:29:00</dc:date>
            </office:change-info>
          </text:insertion>
        </text:changed-region>
        <text:changed-region xml:id="ct35187565152" text:id="ct35187565152">
          <text:insertion>
            <office:change-info>
              <dc:creator>Caroline Daly</dc:creator>
              <dc:date>2018-01-30T23:06:00</dc:date>
            </office:change-info>
          </text:insertion>
        </text:changed-region>
        <text:changed-region xml:id="ct35187565376" text:id="ct35187565376">
          <text:insertion>
            <office:change-info>
              <dc:creator>Caroline Daly</dc:creator>
              <dc:date>2018-01-31T08:15:00</dc:date>
            </office:change-info>
          </text:insertion>
        </text:changed-region>
        <text:changed-region xml:id="ct35187565600" text:id="ct35187565600">
          <text:insertion>
            <office:change-info>
              <dc:creator>Caroline Daly</dc:creator>
              <dc:date>2018-01-30T23:06:00</dc:date>
            </office:change-info>
          </text:insertion>
        </text:changed-region>
        <text:changed-region xml:id="ct35187565824" text:id="ct35187565824">
          <text:insertion>
            <office:change-info>
              <dc:creator>Caroline Daly</dc:creator>
              <dc:date>2018-01-31T14:53:00</dc:date>
            </office:change-info>
          </text:insertion>
        </text:changed-region>
        <text:changed-region xml:id="ct35187566048" text:id="ct35187566048">
          <text:insertion>
            <office:change-info>
              <dc:creator>Caroline Daly</dc:creator>
              <dc:date>2018-01-30T23:06:00</dc:date>
            </office:change-info>
          </text:insertion>
        </text:changed-region>
        <text:changed-region xml:id="ct35187566720" text:id="ct35187566720">
          <text:insertion>
            <office:change-info>
              <dc:creator>Caroline Daly</dc:creator>
              <dc:date>2018-01-30T21:59:00</dc:date>
            </office:change-info>
          </text:insertion>
        </text:changed-region>
        <text:changed-region xml:id="ct35187566496" text:id="ct35187566496">
          <text:deletion>
            <office:change-info>
              <dc:creator>Caroline Daly</dc:creator>
              <dc:date>2018-01-30T21:59:00</dc:date>
            </office:change-info>
            <text:p text:style-name="P4"><text:span text:style-name="T6">approval </text:span></text:p>
          </text:deletion>
        </text:changed-region>
        <text:changed-region xml:id="ct35187566944" text:id="ct35187566944">
          <text:insertion>
            <office:change-info>
              <dc:creator>Caroline Daly</dc:creator>
              <dc:date>2018-01-30T21:59:00</dc:date>
            </office:change-info>
          </text:insertion>
        </text:changed-region>
        <text:changed-region xml:id="ct35187567168" text:id="ct35187567168">
          <text:deletion>
            <office:change-info>
              <dc:creator>Caroline Daly</dc:creator>
              <dc:date>2018-01-30T22:00:00</dc:date>
            </office:change-info>
            <text:p text:style-name="P4"><text:span text:style-name="T6">and </text:span></text:p>
          </text:deletion>
        </text:changed-region>
        <text:changed-region xml:id="ct35187567392" text:id="ct35187567392">
          <text:insertion>
            <office:change-info>
              <dc:creator>Caroline Daly</dc:creator>
              <dc:date>2018-01-30T21:59:00</dc:date>
            </office:change-info>
          </text:insertion>
        </text:changed-region>
        <text:changed-region xml:id="ct35187566272" text:id="ct35187566272">
          <text:deletion>
            <office:change-info>
              <dc:creator>Caroline Daly</dc:creator>
              <dc:date>2018-01-30T21:48:00</dc:date>
            </office:change-info>
            <text:p text:style-name="P4"><text:span text:style-name="T7">Whilst the diversion of utilities is being undertaken by NHHT, it is being funded by the Council (George Turner PoE appendix 6, para 30)</text:span></text:p>
          </text:deletion>
        </text:changed-region>
        <text:changed-region xml:id="ct35187567616" text:id="ct35187567616">
          <text:deletion>
            <office:change-info>
              <dc:creator>Caroline Daly</dc:creator>
              <dc:date>2018-01-30T21:48:00</dc:date>
            </office:change-info>
            <text:p text:style-name="P4"><text:span text:style-name="T8"><text:s/></text:span></text:p>
          </text:deletion>
        </text:changed-region>
        <text:changed-region xml:id="ct35187567840" text:id="ct35187567840">
          <text:insertion>
            <office:change-info>
              <dc:creator>Caroline Daly</dc:creator>
              <dc:date>2018-01-30T21:48:00</dc:date>
            </office:change-info>
          </text:insertion>
        </text:changed-region>
        <text:changed-region xml:id="ct35187568064" text:id="ct35187568064">
          <text:deletion>
            <office:change-info>
              <dc:creator>Caroline Daly</dc:creator>
              <dc:date>2018-01-30T21:53:00</dc:date>
            </office:change-info>
            <text:p text:style-name="P4"><text:span text:style-name="T9">total of three</text:span></text:p>
          </text:deletion>
        </text:changed-region>
        <text:changed-region xml:id="ct35187568288" text:id="ct35187568288">
          <text:insertion>
            <office:change-info>
              <dc:creator>Caroline Daly</dc:creator>
              <dc:date>2018-01-30T21:53:00</dc:date>
            </office:change-info>
          </text:insertion>
        </text:changed-region>
        <text:changed-region xml:id="ct35187568512" text:id="ct35187568512">
          <text:insertion>
            <office:change-info>
              <dc:creator>Unknown Author</dc:creator>
              <dc:date>2018-02-10T15:00:03</dc:date>
            </office:change-info>
          </text:insertion>
        </text:changed-region>
        <text:changed-region xml:id="ct35187568736" text:id="ct35187568736">
          <text:insertion>
            <office:change-info>
              <dc:creator>Caroline Daly</dc:creator>
              <dc:date>2018-01-31T08:15:00</dc:date>
            </office:change-info>
          </text:insertion>
        </text:changed-region>
        <text:changed-region xml:id="ct35187568960" text:id="ct35187568960">
          <text:insertion>
            <office:change-info>
              <dc:creator>Caroline Daly</dc:creator>
              <dc:date>2018-01-30T21:53:00</dc:date>
            </office:change-info>
          </text:insertion>
        </text:changed-region>
        <text:changed-region xml:id="ct35187569408" text:id="ct35187569408">
          <text:deletion>
            <office:change-info>
              <dc:creator>Caroline Daly</dc:creator>
              <dc:date>2018-01-31T08:15:00</dc:date>
            </office:change-info>
            <text:p text:style-name="P4"><text:span text:style-name="T9"><text:s/></text:span><text:span text:style-name="T10">variations to the DPA since it was signed</text:span></text:p>
          </text:deletion>
        </text:changed-region>
        <text:changed-region xml:id="ct35187569184" text:id="ct35187569184">
          <text:insertion>
            <office:change-info>
              <dc:creator>Caroline Daly</dc:creator>
              <dc:date>2018-01-30T21:53:00</dc:date>
            </office:change-info>
          </text:insertion>
        </text:changed-region>
        <text:changed-region xml:id="ct35187569632" text:id="ct35187569632">
          <text:deletion>
            <office:change-info>
              <dc:creator>Caroline Daly</dc:creator>
              <dc:date>2018-01-30T21:53:00</dc:date>
            </office:change-info>
            <text:p text:style-name="P4"><text:span text:style-name="T9">.</text:span></text:p>
          </text:deletion>
        </text:changed-region>
        <text:changed-region xml:id="ct35187569856" text:id="ct35187569856">
          <text:insertion>
            <office:change-info>
              <dc:creator>Caroline Daly</dc:creator>
              <dc:date>2018-01-30T21:53:00</dc:date>
            </office:change-info>
          </text:insertion>
        </text:changed-region>
        <text:changed-region xml:id="ct35187570080" text:id="ct35187570080">
          <text:deletion>
            <office:change-info>
              <dc:creator>Caroline Daly</dc:creator>
              <dc:date>2018-01-30T21:57:00</dc:date>
            </office:change-info>
            <text:p text:style-name="P4"><text:span text:style-name="T10">None of the variations vary the contractual provision in section 12 of the DPA’s business plan which says “Existing Aylesbury leaseholders will be required to provide information to the Council and/or the Developer to ensure that leaseholders invest the maximum amount they can afford in the Shared Equity units taking into account the consideration paid by the Council for their Aylesbury homes and any savings.” (George Turner’s appendix 7, paragraph 12.7.1.3)</text:span></text:p>
          </text:deletion>
        </text:changed-region>
        <text:changed-region xml:id="ct35187570304" text:id="ct35187570304">
          <text:deletion>
            <office:change-info>
              <dc:creator>Caroline Daly</dc:creator>
              <dc:date>2018-01-30T21:57:00</dc:date>
            </office:change-info>
            <text:p text:style-name="P4"><text:span text:style-name="T10">The Acquiring Authority’s original statement of case (MISC/LBS/1 – 28/10/2014) said that Notting Hill Housing Trust “has agreed to make available up to 15 of its newly built properties on other schemes within the Borough for residents of the Order Land. These have been offered on affordable shared ownership terms, with no rent or a reduced rent payable depending on individual financial circumstances.” (para 5.24)</text:span></text:p>
          </text:deletion>
        </text:changed-region>
        <text:changed-region xml:id="ct35187570752" text:id="ct35187570752">
          <text:deletion>
            <office:change-info>
              <dc:creator>Caroline Daly</dc:creator>
              <dc:date>2018-01-30T21:50:00</dc:date>
            </office:change-info>
            <text:p text:style-name="P4"><text:span text:style-name="T10"><text:tab/>Notting Hill Housing Trust is involved in the following Southwark schemes:</text:span></text:p>
          </text:deletion>
        </text:changed-region>
        <text:changed-region xml:id="ct35187570528" text:id="ct35187570528">
          <text:deletion>
            <office:change-info>
              <dc:creator>Caroline Daly</dc:creator>
              <dc:date>2018-01-30T21:50:00</dc:date>
            </office:change-info>
            <text:list xml:id="list2227813007" text:style-name="WWNum6">
              <text:list-item>
                <text:p text:style-name="P5"><text:span text:style-name="T10">Bermondsey Spa regeneration (ref: 10/AP/3010 – 205 homes, 44 affordable rent)</text:span></text:p>
              </text:list-item>
            </text:list>
          </text:deletion>
        </text:changed-region>
        <text:changed-region xml:id="ct35187571424" text:id="ct35187571424">
          <text:deletion>
            <office:change-info>
              <dc:creator>Caroline Daly</dc:creator>
              <dc:date>2018-01-30T21:50:00</dc:date>
            </office:change-info>
            <text:list xml:id="list115303539034229" text:continue-numbering="true" text:style-name="WWNum6">
              <text:list-item>
                <text:p text:style-name="P5"><text:span text:style-name="T10">Elmington estate regeneration (ref: 11/AP?4309 – 279 homes, 59 social rent, 4 affordable rent)</text:span></text:p>
              </text:list-item>
            </text:list>
          </text:deletion>
        </text:changed-region>
        <text:changed-region xml:id="ct35187570976" text:id="ct35187570976">
          <text:deletion>
            <office:change-info>
              <dc:creator>Caroline Daly</dc:creator>
              <dc:date>2018-01-30T21:50:00</dc:date>
            </office:change-info>
            <text:list xml:id="list115305254310714" text:continue-numbering="true" text:style-name="WWNum6">
              <text:list-item>
                <text:p text:style-name="P5"><text:span text:style-name="T10">Abbey Street (ref: 12/AP/3127 – 51 homes, 5 social rent, 4 affordable rent)</text:span></text:p>
              </text:list-item>
            </text:list>
          </text:deletion>
        </text:changed-region>
        <text:changed-region xml:id="ct35187572096" text:id="ct35187572096">
          <text:deletion>
            <office:change-info>
              <dc:creator>Caroline Daly</dc:creator>
              <dc:date>2018-01-30T21:50:00</dc:date>
            </office:change-info>
            <text:list xml:id="list115303849910771" text:continue-numbering="true" text:style-name="WWNum6">
              <text:list-item>
                <text:p text:style-name="P5"><text:span text:style-name="T10">Canada Water regeneration (ref: 12/AP/4126 – 1030 homes, 34 social rent, 128 affordable rent)</text:span></text:p>
              </text:list-item>
            </text:list>
          </text:deletion>
        </text:changed-region>
        <text:changed-region xml:id="ct35187571648" text:id="ct35187571648">
          <text:deletion>
            <office:change-info>
              <dc:creator>Caroline Daly</dc:creator>
              <dc:date>2018-01-30T21:50:00</dc:date>
            </office:change-info>
            <text:list xml:id="list115304909731434" text:continue-numbering="true" text:style-name="WWNum6">
              <text:list-item>
                <text:p text:style-name="P5"><text:span text:style-name="T10">Wood Dene estate regeneration (ref: 13/AP/0876 – 333 social homes, 54 social rent)</text:span></text:p>
              </text:list-item>
            </text:list>
          </text:deletion>
        </text:changed-region>
        <text:changed-region xml:id="ct35187572320" text:id="ct35187572320">
          <text:deletion>
            <office:change-info>
              <dc:creator>Caroline Daly</dc:creator>
              <dc:date>2018-01-30T21:50:00</dc:date>
            </office:change-info>
            <text:list xml:id="list115303658052652" text:continue-numbering="true" text:style-name="WWNum6">
              <text:list-item>
                <text:p text:style-name="P5"><text:span text:style-name="T10">Manor Place Depot regeneration (ref: 15/AP/1062 – 270 homes, 44 social rent)</text:span></text:p>
              </text:list-item>
            </text:list>
          </text:deletion>
        </text:changed-region>
        <text:changed-region xml:id="ct35187572544" text:id="ct35187572544">
          <text:insertion>
            <office:change-info>
              <dc:creator>Unknown Author</dc:creator>
              <dc:date>2018-02-11T21:59:48</dc:date>
            </office:change-info>
          </text:insertion>
        </text:changed-region>
        <text:changed-region xml:id="ct35187572768" text:id="ct35187572768">
          <text:insertion>
            <office:change-info>
              <dc:creator>Unknown Author</dc:creator>
              <dc:date>2018-02-11T22:00:02</dc:date>
            </office:change-info>
          </text:insertion>
        </text:changed-region>
        <text:changed-region xml:id="ct35187572992" text:id="ct35187572992">
          <text:insertion>
            <office:change-info>
              <dc:creator>Unknown Author</dc:creator>
              <dc:date>2018-02-11T22:01:23</dc:date>
            </office:change-info>
          </text:insertion>
        </text:changed-region>
        <text:changed-region xml:id="ct35187573216" text:id="ct35187573216">
          <text:insertion>
            <office:change-info>
              <dc:creator>Unknown Author</dc:creator>
              <dc:date>2018-02-11T22:02:00</dc:date>
            </office:change-info>
          </text:insertion>
        </text:changed-region>
        <text:changed-region xml:id="ct35187573664" text:id="ct35187573664">
          <text:insertion>
            <office:change-info>
              <dc:creator>Caroline Daly</dc:creator>
              <dc:date>2018-01-31T14:54:00</dc:date>
            </office:change-info>
          </text:insertion>
        </text:changed-region>
        <text:changed-region xml:id="ct35187573440" text:id="ct35187573440">
          <text:insertion>
            <office:change-info>
              <dc:creator>Caroline Daly</dc:creator>
              <dc:date>2018-01-31T14:58:00</dc:date>
            </office:change-info>
          </text:insertion>
        </text:changed-region>
        <text:changed-region xml:id="ct35187573888" text:id="ct35187573888">
          <text:insertion>
            <office:change-info>
              <dc:creator>Caroline Daly</dc:creator>
              <dc:date>2018-01-31T14:54:00</dc:date>
            </office:change-info>
          </text:insertion>
        </text:changed-region>
        <text:changed-region xml:id="ct35187574112" text:id="ct35187574112">
          <text:insertion>
            <office:change-info>
              <dc:creator>Unknown Author</dc:creator>
              <dc:date>2018-02-11T22:18:19</dc:date>
            </office:change-info>
          </text:insertion>
        </text:changed-region>
        <text:changed-region xml:id="ct35187574336" text:id="ct35187574336">
          <text:insertion>
            <office:change-info>
              <dc:creator>Unknown Author</dc:creator>
              <dc:date>2018-02-11T22:19:05</dc:date>
            </office:change-info>
          </text:insertion>
        </text:changed-region>
        <text:changed-region xml:id="ct35187575232" text:id="ct35187575232">
          <text:insertion>
            <office:change-info>
              <dc:creator>Unknown Author</dc:creator>
              <dc:date>2018-02-11T22:08:22</dc:date>
            </office:change-info>
          </text:insertion>
        </text:changed-region>
        <text:changed-region xml:id="ct35187574784" text:id="ct35187574784">
          <text:insertion>
            <office:change-info>
              <dc:creator>Unknown Author</dc:creator>
              <dc:date>2018-02-11T22:17:38</dc:date>
            </office:change-info>
          </text:insertion>
        </text:changed-region>
        <text:changed-region xml:id="ct35187575008" text:id="ct35187575008">
          <text:insertion>
            <office:change-info>
              <dc:creator>Unknown Author</dc:creator>
              <dc:date>2018-02-11T22:12:18</dc:date>
            </office:change-info>
          </text:insertion>
        </text:changed-region>
        <text:changed-region xml:id="ct35187574560" text:id="ct35187574560">
          <text:insertion>
            <office:change-info>
              <dc:creator>Unknown Author</dc:creator>
              <dc:date>2018-02-11T22:11:34</dc:date>
            </office:change-info>
          </text:insertion>
        </text:changed-region>
        <text:changed-region xml:id="ct35187575456" text:id="ct35187575456">
          <text:insertion>
            <office:change-info>
              <dc:creator>Unknown Author</dc:creator>
              <dc:date>2018-02-11T22:19:22</dc:date>
            </office:change-info>
          </text:insertion>
        </text:changed-region>
        <text:changed-region xml:id="ct35187576352" text:id="ct35187576352">
          <text:insertion>
            <office:change-info>
              <dc:creator>Unknown Author</dc:creator>
              <dc:date>2018-02-10T18:57:05</dc:date>
            </office:change-info>
          </text:insertion>
        </text:changed-region>
        <text:changed-region xml:id="ct35187576128" text:id="ct35187576128">
          <text:insertion>
            <office:change-info>
              <dc:creator>Unknown Author</dc:creator>
              <dc:date>2018-02-10T18:58:05</dc:date>
            </office:change-info>
          </text:insertion>
        </text:changed-region>
        <text:changed-region xml:id="ct35187575904" text:id="ct35187575904">
          <text:insertion>
            <office:change-info>
              <dc:creator>Unknown Author</dc:creator>
              <dc:date>2018-02-10T18:59:06</dc:date>
            </office:change-info>
          </text:insertion>
        </text:changed-region>
        <text:changed-region xml:id="ct35187575680" text:id="ct35187575680">
          <text:insertion>
            <office:change-info>
              <dc:creator>Unknown Author</dc:creator>
              <dc:date>2018-02-10T19:00:36</dc:date>
            </office:change-info>
          </text:insertion>
        </text:changed-region>
        <text:changed-region xml:id="ct35187576576" text:id="ct35187576576">
          <text:insertion>
            <office:change-info>
              <dc:creator>Unknown Author</dc:creator>
              <dc:date>2018-02-10T19:01:01</dc:date>
            </office:change-info>
          </text:insertion>
        </text:changed-region>
        <text:changed-region xml:id="ct35187576800" text:id="ct35187576800">
          <text:insertion>
            <office:change-info>
              <dc:creator>Unknown Author</dc:creator>
              <dc:date>2018-02-11T22:20:26</dc:date>
            </office:change-info>
          </text:insertion>
        </text:changed-region>
        <text:changed-region xml:id="ct35187577024" text:id="ct35187577024">
          <text:insertion>
            <office:change-info>
              <dc:creator>Unknown Author</dc:creator>
              <dc:date>2018-02-10T19:09:07</dc:date>
            </office:change-info>
          </text:insertion>
        </text:changed-region>
        <text:changed-region xml:id="ct35187577248" text:id="ct35187577248">
          <text:insertion>
            <office:change-info>
              <dc:creator>Unknown Author</dc:creator>
              <dc:date>2018-02-10T19:10:13</dc:date>
            </office:change-info>
          </text:insertion>
        </text:changed-region>
        <text:changed-region xml:id="ct35187577472" text:id="ct35187577472">
          <text:insertion>
            <office:change-info>
              <dc:creator>Unknown Author</dc:creator>
              <dc:date>2018-02-10T19:11:00</dc:date>
            </office:change-info>
          </text:insertion>
        </text:changed-region>
        <text:changed-region xml:id="ct35187577920" text:id="ct35187577920">
          <text:insertion>
            <office:change-info>
              <dc:creator>Unknown Author</dc:creator>
              <dc:date>2018-02-10T19:12:00</dc:date>
            </office:change-info>
          </text:insertion>
        </text:changed-region>
        <text:changed-region xml:id="ct35187578144" text:id="ct35187578144">
          <text:insertion>
            <office:change-info>
              <dc:creator>Unknown Author</dc:creator>
              <dc:date>2018-02-10T19:13:22</dc:date>
            </office:change-info>
          </text:insertion>
        </text:changed-region>
        <text:changed-region xml:id="ct35187578368" text:id="ct35187578368">
          <text:insertion>
            <office:change-info>
              <dc:creator>Unknown Author</dc:creator>
              <dc:date>2018-02-10T19:15:01</dc:date>
            </office:change-info>
          </text:insertion>
        </text:changed-region>
        <text:changed-region xml:id="ct35187578592" text:id="ct35187578592">
          <text:insertion>
            <office:change-info>
              <dc:creator>Unknown Author</dc:creator>
              <dc:date>2018-02-10T19:32:50</dc:date>
            </office:change-info>
          </text:insertion>
        </text:changed-region>
        <text:changed-region xml:id="ct35187578816" text:id="ct35187578816">
          <text:insertion>
            <office:change-info>
              <dc:creator>Unknown Author</dc:creator>
              <dc:date>2018-02-10T19:31:01</dc:date>
            </office:change-info>
          </text:insertion>
        </text:changed-region>
        <text:changed-region xml:id="ct35187579040" text:id="ct35187579040">
          <text:insertion>
            <office:change-info>
              <dc:creator>Unknown Author</dc:creator>
              <dc:date>2018-02-10T19:32:14</dc:date>
            </office:change-info>
          </text:insertion>
        </text:changed-region>
        <text:changed-region xml:id="ct35187579488" text:id="ct35187579488">
          <text:insertion>
            <office:change-info>
              <dc:creator>Unknown Author</dc:creator>
              <dc:date>2018-02-11T22:20:34</dc:date>
            </office:change-info>
          </text:insertion>
        </text:changed-region>
        <text:changed-region xml:id="ct35187579712" text:id="ct35187579712">
          <text:insertion>
            <office:change-info>
              <dc:creator>Unknown Author</dc:creator>
              <dc:date>2018-02-10T20:29:29</dc:date>
            </office:change-info>
          </text:insertion>
        </text:changed-region>
        <text:changed-region xml:id="ct35187579936" text:id="ct35187579936">
          <text:insertion>
            <office:change-info>
              <dc:creator>Unknown Author</dc:creator>
              <dc:date>2018-02-10T20:30:25</dc:date>
            </office:change-info>
          </text:insertion>
        </text:changed-region>
        <text:changed-region xml:id="ct35187580160" text:id="ct35187580160">
          <text:insertion>
            <office:change-info>
              <dc:creator>Unknown Author</dc:creator>
              <dc:date>2018-02-10T20:29:29</dc:date>
            </office:change-info>
          </text:insertion>
        </text:changed-region>
        <text:changed-region xml:id="ct35187580384" text:id="ct35187580384">
          <text:insertion>
            <office:change-info>
              <dc:creator>Unknown Author</dc:creator>
              <dc:date>2018-02-10T20:32:24</dc:date>
            </office:change-info>
          </text:insertion>
        </text:changed-region>
        <text:changed-region xml:id="ct35187580608" text:id="ct35187580608">
          <text:insertion>
            <office:change-info>
              <dc:creator>Unknown Author</dc:creator>
              <dc:date>2018-02-10T20:31:45</dc:date>
            </office:change-info>
          </text:insertion>
        </text:changed-region>
        <text:changed-region xml:id="ct35187580832" text:id="ct35187580832">
          <text:insertion>
            <office:change-info>
              <dc:creator>Caroline Daly</dc:creator>
              <dc:date>2018-01-31T14:54:00</dc:date>
            </office:change-info>
          </text:insertion>
        </text:changed-region>
        <text:changed-region xml:id="ct35187581056" text:id="ct35187581056">
          <text:deletion>
            <office:change-info>
              <dc:creator>Unknown Author</dc:creator>
              <dc:date>2018-02-11T22:20:43</dc:date>
            </office:change-info>
            <text:p text:style-name="P4"><text:span text:style-name="T11">3</text:span></text:p>
          </text:deletion>
        </text:changed-region>
        <text:changed-region xml:id="ct35187581280" text:id="ct35187581280">
          <text:insertion>
            <office:change-info>
              <dc:creator>Unknown Author</dc:creator>
              <dc:date>2018-02-11T22:20:44</dc:date>
            </office:change-info>
          </text:insertion>
        </text:changed-region>
        <text:changed-region xml:id="ct35187581504" text:id="ct35187581504">
          <text:insertion>
            <office:change-info>
              <dc:creator>Caroline Daly</dc:creator>
              <dc:date>2018-01-31T14:54:00</dc:date>
            </office:change-info>
          </text:insertion>
        </text:changed-region>
        <text:changed-region xml:id="ct35187581952" text:id="ct35187581952">
          <text:insertion>
            <office:change-info>
              <dc:creator>Unknown Author</dc:creator>
              <dc:date>2018-02-10T18:45:37</dc:date>
            </office:change-info>
          </text:insertion>
        </text:changed-region>
        <text:changed-region xml:id="ct35187582176" text:id="ct35187582176">
          <text:insertion>
            <office:change-info>
              <dc:creator>Unknown Author</dc:creator>
              <dc:date>2018-02-10T18:42:11</dc:date>
            </office:change-info>
          </text:insertion>
        </text:changed-region>
        <text:changed-region xml:id="ct35187581728" text:id="ct35187581728">
          <text:insertion>
            <office:change-info>
              <dc:creator>Caroline Daly</dc:creator>
              <dc:date>2018-01-31T14:54:00</dc:date>
            </office:change-info>
          </text:insertion>
        </text:changed-region>
        <text:changed-region xml:id="ct35187582400" text:id="ct35187582400">
          <text:insertion>
            <office:change-info>
              <dc:creator>Unknown Author</dc:creator>
              <dc:date>2018-02-11T22:21:22</dc:date>
            </office:change-info>
          </text:insertion>
        </text:changed-region>
        <text:changed-region xml:id="ct35187582624" text:id="ct35187582624">
          <text:deletion>
            <office:change-info>
              <dc:creator>Unknown Author</dc:creator>
              <dc:date>2018-02-11T22:21:19</dc:date>
            </office:change-info>
            <text:h text:style-name="P6" text:outline-level="2"><text:span text:style-name="T8">4.</text:span></text:h>
          </text:deletion>
        </text:changed-region>
        <text:changed-region xml:id="ct35187582848" text:id="ct35187582848">
          <text:deletion>
            <office:change-info>
              <dc:creator>Unknown Author</dc:creator>
              <dc:date>2018-02-11T22:20:51</dc:date>
            </office:change-info>
            <text:h text:style-name="P6" text:outline-level="2"><text:span text:style-name="T12">4</text:span></text:h>
          </text:deletion>
        </text:changed-region>
        <text:changed-region xml:id="ct35187583072" text:id="ct35187583072">
          <text:deletion>
            <office:change-info>
              <dc:creator>Unknown Author</dc:creator>
              <dc:date>2018-02-11T22:21:18</dc:date>
            </office:change-info>
            <text:h text:style-name="P6" text:outline-level="2"><text:span text:style-name="T12"><text:tab/></text:span></text:h>
          </text:deletion>
        </text:changed-region>
        <text:changed-region xml:id="ct35187583296" text:id="ct35187583296">
          <text:deletion>
            <office:change-info>
              <dc:creator>Caroline Daly</dc:creator>
              <dc:date>2018-01-30T22:02:00</dc:date>
            </office:change-info>
            <text:h text:style-name="P6" text:outline-level="2"><text:span text:style-name="T10">None of the </text:span></text:h>
          </text:deletion>
        </text:changed-region>
        <text:changed-region xml:id="ct35187583520" text:id="ct35187583520">
          <text:insertion>
            <office:change-info>
              <dc:creator>Unknown Author</dc:creator>
              <dc:date>2018-02-10T15:01:28</dc:date>
            </office:change-info>
          </text:insertion>
        </text:changed-region>
        <text:changed-region xml:id="ct35187583744" text:id="ct35187583744">
          <text:deletion>
            <office:change-info>
              <dc:creator>Caroline Daly</dc:creator>
              <dc:date>2018-01-30T22:02:00</dc:date>
            </office:change-info>
            <text:h text:style-name="P6" text:outline-level="2"><text:span text:style-name="T10">leaseholders on the FDS have been involved in the design works.</text:span></text:h>
          </text:deletion>
        </text:changed-region>
        <text:changed-region xml:id="ct35187583968" text:id="ct35187583968">
          <text:insertion>
            <office:change-info>
              <dc:creator>Unknown Author</dc:creator>
              <dc:date>2018-02-11T22:21:37</dc:date>
            </office:change-info>
          </text:insertion>
        </text:changed-region>
        <text:changed-region xml:id="ct35187584192" text:id="ct35187584192">
          <text:deletion>
            <office:change-info>
              <dc:creator>Unknown Author</dc:creator>
              <dc:date>2018-02-11T22:21:37</dc:date>
            </office:change-info>
            <text:p text:style-name="P7"><text:span text:style-name="T13">5</text:span></text:p>
          </text:deletion>
        </text:changed-region>
        <text:changed-region xml:id="ct35187584416" text:id="ct35187584416">
          <text:insertion>
            <office:change-info>
              <dc:creator>Unknown Author</dc:creator>
              <dc:date>2018-02-11T22:21:43</dc:date>
            </office:change-info>
          </text:insertion>
        </text:changed-region>
        <text:changed-region xml:id="ct35187584640" text:id="ct35187584640">
          <text:deletion>
            <office:change-info>
              <dc:creator>Unknown Author</dc:creator>
              <dc:date>2018-02-11T22:21:43</dc:date>
            </office:change-info>
            <text:p text:style-name="P7"><text:span text:style-name="T8">6</text:span></text:p>
          </text:deletion>
        </text:changed-region>
        <text:changed-region xml:id="ct35187585088" text:id="ct35187585088">
          <text:insertion>
            <office:change-info>
              <dc:creator>Caroline Daly</dc:creator>
              <dc:date>2018-01-30T22:03:00</dc:date>
            </office:change-info>
          </text:insertion>
        </text:changed-region>
        <text:changed-region xml:id="ct35187585312" text:id="ct35187585312">
          <text:deletion>
            <office:change-info>
              <dc:creator>Caroline Daly</dc:creator>
              <dc:date>2018-01-30T22:03:00</dc:date>
            </office:change-info>
            <text:p text:style-name="P7"><text:span text:style-name="T14">, shown on the location plan (CD 5) </text:span></text:p>
          </text:deletion>
        </text:changed-region>
        <text:changed-region xml:id="ct35187584864" text:id="ct35187584864">
          <text:insertion>
            <office:change-info>
              <dc:creator>Unknown Author</dc:creator>
              <dc:date>2018-02-10T15:02:35</dc:date>
            </office:change-info>
          </text:insertion>
        </text:changed-region>
        <text:changed-region xml:id="ct35187585536" text:id="ct35187585536">
          <text:insertion>
            <office:change-info>
              <dc:creator>Unknown Author</dc:creator>
              <dc:date>2018-02-10T15:03:01</dc:date>
            </office:change-info>
          </text:insertion>
        </text:changed-region>
        <text:changed-region xml:id="ct35187585760" text:id="ct35187585760">
          <text:insertion>
            <office:change-info>
              <dc:creator>Unknown Author</dc:creator>
              <dc:date>2018-02-10T15:04:18</dc:date>
            </office:change-info>
          </text:insertion>
        </text:changed-region>
        <text:changed-region xml:id="ct35187585984" text:id="ct35187585984">
          <text:deletion>
            <office:change-info>
              <dc:creator>Caroline Daly</dc:creator>
              <dc:date>2018-01-31T14:09:00</dc:date>
            </office:change-info>
            <text:p text:style-name="P7"><text:span text:style-name="T10">Site 1a originally comprised 53 Aylesbury Estate dwellings and a resource centre. Site 7 comprised 59 Aylesbury Estate dwellings.</text:span></text:p>
          </text:deletion>
        </text:changed-region>
        <text:changed-region xml:id="ct35187586208" text:id="ct35187586208">
          <text:insertion>
            <office:change-info>
              <dc:creator>Unknown Author</dc:creator>
              <dc:date>2018-02-10T15:04:35</dc:date>
            </office:change-info>
          </text:insertion>
        </text:changed-region>
        <text:changed-region xml:id="ct35187586432" text:id="ct35187586432">
          <text:deletion>
            <office:change-info>
              <dc:creator>Caroline Daly</dc:creator>
              <dc:date>2018-01-30T22:11:00</dc:date>
            </office:change-info>
            <text:p text:style-name="P4"><text:span text:style-name="T8">Most </text:span></text:p>
          </text:deletion>
        </text:changed-region>
        <text:changed-region xml:id="ct35187586656" text:id="ct35187586656">
          <text:insertion>
            <office:change-info>
              <dc:creator>Caroline Daly</dc:creator>
              <dc:date>2018-01-31T14:10:00</dc:date>
            </office:change-info>
          </text:insertion>
        </text:changed-region>
        <text:changed-region xml:id="ct35187586880" text:id="ct35187586880">
          <text:deletion>
            <office:change-info>
              <dc:creator>Caroline Daly</dc:creator>
              <dc:date>2018-01-31T14:10:00</dc:date>
            </office:change-info>
            <text:p text:style-name="P4"><text:span text:style-name="T8">of the dwellings</text:span></text:p>
          </text:deletion>
        </text:changed-region>
        <text:changed-region xml:id="ct35187587104" text:id="ct35187587104">
          <text:deletion>
            <office:change-info>
              <dc:creator>Caroline Daly</dc:creator>
              <dc:date>2018-01-30T22:11:00</dc:date>
            </office:change-info>
            <text:p text:style-name="P4"><text:span text:style-name="T8">4 </text:span></text:p>
          </text:deletion>
        </text:changed-region>
        <text:changed-region xml:id="ct35187587328" text:id="ct35187587328">
          <text:insertion>
            <office:change-info>
              <dc:creator>Caroline Daly</dc:creator>
              <dc:date>2018-01-30T22:11:00</dc:date>
            </office:change-info>
          </text:insertion>
        </text:changed-region>
        <text:changed-region xml:id="ct35187587552" text:id="ct35187587552">
          <text:deletion>
            <office:change-info>
              <dc:creator>Caroline Daly</dc:creator>
              <dc:date>2018-01-30T22:11:00</dc:date>
            </office:change-info>
            <text:p text:style-name="P4"><text:span text:style-name="T8">The Council’s evidence refers to 5 units remaining to be acquired, but since that evidence was submitted, a further leasehold interest has been acquired by the Council, leaving 4 occupied dwellings. <text:s/></text:span></text:p>
          </text:deletion>
        </text:changed-region>
        <text:changed-region xml:id="ct35187587776" text:id="ct35187587776">
          <text:deletion>
            <office:change-info>
              <dc:creator>Caroline Daly</dc:creator>
              <dc:date>2018-01-30T22:11:00</dc:date>
            </office:change-info>
            <text:p text:style-name="P4"><text:span text:style-name="T8">18 </text:span></text:p>
          </text:deletion>
        </text:changed-region>
        <text:changed-region xml:id="ct35187588000" text:id="ct35187588000">
          <text:insertion>
            <office:change-info>
              <dc:creator>Caroline Daly</dc:creator>
              <dc:date>2018-01-30T22:11:00</dc:date>
            </office:change-info>
          </text:insertion>
        </text:changed-region>
        <text:changed-region xml:id="ct35187588224" text:id="ct35187588224">
          <text:deletion>
            <office:change-info>
              <dc:creator>Caroline Daly</dc:creator>
              <dc:date>2018-01-30T22:12:00</dc:date>
            </office:change-info>
            <text:p text:style-name="P4"><text:span text:style-name="T8">4 </text:span></text:p>
          </text:deletion>
        </text:changed-region>
        <text:changed-region xml:id="ct35187588448" text:id="ct35187588448">
          <text:insertion>
            <office:change-info>
              <dc:creator>Caroline Daly</dc:creator>
              <dc:date>2018-01-30T22:12:00</dc:date>
            </office:change-info>
          </text:insertion>
        </text:changed-region>
        <text:changed-region xml:id="ct35187588672" text:id="ct35187588672">
          <text:insertion>
            <office:change-info>
              <dc:creator>Caroline Daly</dc:creator>
              <dc:date>2018-01-30T22:12:00</dc:date>
            </office:change-info>
          </text:insertion>
        </text:changed-region>
        <text:changed-region xml:id="ct35187588896" text:id="ct35187588896">
          <text:deletion>
            <office:change-info>
              <dc:creator>Caroline Daly</dc:creator>
              <dc:date>2018-01-30T22:12:00</dc:date>
            </office:change-info>
            <text:p text:style-name="P4"><text:span text:style-name="T8">3</text:span></text:p>
          </text:deletion>
        </text:changed-region>
        <text:changed-region xml:id="ct35187790048" text:id="ct35187790048">
          <text:deletion>
            <office:change-info>
              <dc:creator>Caroline Daly</dc:creator>
              <dc:date>2018-01-30T22:12:00</dc:date>
            </office:change-info>
            <text:p text:style-name="P4"><text:span text:style-name="T8"><text:s/>and the 4</text:span><text:span text:style-name="T15">th</text:span><text:span text:style-name="T8"> is owned by an investor and let to tenants.</text:span></text:p>
          </text:deletion>
        </text:changed-region>
        <text:changed-region xml:id="ct35187790272" text:id="ct35187790272">
          <text:insertion>
            <office:change-info>
              <dc:creator>Caroline Daly</dc:creator>
              <dc:date>2018-01-30T22:12:00</dc:date>
            </office:change-info>
          </text:insertion>
        </text:changed-region>
        <text:changed-region xml:id="ct35187789824" text:id="ct35187789824">
          <text:insertion>
            <office:change-info>
              <dc:creator>Unknown Author</dc:creator>
              <dc:date>2018-02-11T22:23:14</dc:date>
            </office:change-info>
          </text:insertion>
        </text:changed-region>
        <text:changed-region xml:id="ct35187790496" text:id="ct35187790496">
          <text:insertion>
            <office:change-info>
              <dc:creator>Unknown Author</dc:creator>
              <dc:date>2018-02-11T20:51:36</dc:date>
            </office:change-info>
          </text:insertion>
        </text:changed-region>
        <text:changed-region xml:id="ct35187790720" text:id="ct35187790720">
          <text:insertion>
            <office:change-info>
              <dc:creator>Unknown Author</dc:creator>
              <dc:date>2018-02-10T19:39:02</dc:date>
            </office:change-info>
          </text:insertion>
        </text:changed-region>
        <text:changed-region xml:id="ct35187790944" text:id="ct35187790944">
          <text:insertion>
            <office:change-info>
              <dc:creator>Unknown Author</dc:creator>
              <dc:date>2018-02-10T19:41:26</dc:date>
            </office:change-info>
          </text:insertion>
        </text:changed-region>
        <text:changed-region xml:id="ct35187791168" text:id="ct35187791168">
          <text:insertion>
            <office:change-info>
              <dc:creator>Unknown Author</dc:creator>
              <dc:date>2018-02-10T19:42:00</dc:date>
            </office:change-info>
          </text:insertion>
        </text:changed-region>
        <text:changed-region xml:id="ct35187791392" text:id="ct35187791392">
          <text:insertion>
            <office:change-info>
              <dc:creator>Unknown Author</dc:creator>
              <dc:date>2018-02-10T19:43:18</dc:date>
            </office:change-info>
          </text:insertion>
        </text:changed-region>
        <text:changed-region xml:id="ct35187791616" text:id="ct35187791616">
          <text:insertion>
            <office:change-info>
              <dc:creator>Unknown Author</dc:creator>
              <dc:date>2018-02-10T19:44:09</dc:date>
            </office:change-info>
          </text:insertion>
        </text:changed-region>
        <text:changed-region xml:id="ct35187791840" text:id="ct35187791840">
          <text:insertion>
            <office:change-info>
              <dc:creator>Unknown Author</dc:creator>
              <dc:date>2018-02-10T19:45:45</dc:date>
            </office:change-info>
          </text:insertion>
        </text:changed-region>
        <text:changed-region xml:id="ct35187792064" text:id="ct35187792064">
          <text:insertion>
            <office:change-info>
              <dc:creator>Unknown Author</dc:creator>
              <dc:date>2018-02-11T22:23:30</dc:date>
            </office:change-info>
          </text:insertion>
        </text:changed-region>
        <text:changed-region xml:id="ct35187792736" text:id="ct35187792736">
          <text:insertion>
            <office:change-info>
              <dc:creator>Unknown Author</dc:creator>
              <dc:date>2018-02-10T19:46:01</dc:date>
            </office:change-info>
          </text:insertion>
        </text:changed-region>
        <text:changed-region xml:id="ct35187792288" text:id="ct35187792288">
          <text:insertion>
            <office:change-info>
              <dc:creator>Unknown Author</dc:creator>
              <dc:date>2018-02-10T19:47:00</dc:date>
            </office:change-info>
          </text:insertion>
        </text:changed-region>
        <text:changed-region xml:id="ct35187792512" text:id="ct35187792512">
          <text:deletion>
            <office:change-info>
              <dc:creator>Caroline Daly</dc:creator>
              <dc:date>2018-01-30T22:14:00</dc:date>
            </office:change-info>
            <text:p text:style-name="P4"><text:span text:style-name="T10">(V.Blackman, para 6.3)</text:span></text:p>
          </text:deletion>
        </text:changed-region>
        <text:changed-region xml:id="ct35187792960" text:id="ct35187792960">
          <text:deletion>
            <office:change-info>
              <dc:creator>Caroline Daly</dc:creator>
              <dc:date>2018-01-30T22:15:00</dc:date>
            </office:change-info>
            <text:p text:style-name="P4"><text:span text:style-name="T10">up a shared equity offer from the Acquiring Authority </text:span></text:p>
          </text:deletion>
        </text:changed-region>
        <text:changed-region xml:id="ct35187793184" text:id="ct35187793184">
          <text:deletion>
            <office:change-info>
              <dc:creator>Caroline Daly</dc:creator>
              <dc:date>2018-01-30T22:14:00</dc:date>
            </office:change-info>
            <text:p text:style-name="P4"><text:span text:style-name="T10">of the 74 leaseholders has to date been assessed as eligible for and taken </text:span></text:p>
          </text:deletion>
        </text:changed-region>
        <text:changed-region xml:id="ct35187793408" text:id="ct35187793408">
          <text:deletion>
            <office:change-info>
              <dc:creator>Caroline Daly</dc:creator>
              <dc:date>2018-01-30T22:15:00</dc:date>
            </office:change-info>
            <text:p text:style-name="P4"><text:span text:style-name="T10">one </text:span></text:p>
          </text:deletion>
        </text:changed-region>
        <text:changed-region xml:id="ct35187793632" text:id="ct35187793632">
          <text:deletion>
            <office:change-info>
              <dc:creator>Caroline Daly</dc:creator>
              <dc:date>2018-01-30T22:14:00</dc:date>
            </office:change-info>
            <text:p text:style-name="P4"><text:span text:style-name="T10">Only </text:span></text:p>
          </text:deletion>
        </text:changed-region>
        <text:changed-region xml:id="ct35187793856" text:id="ct35187793856">
          <text:deletion>
            <office:change-info>
              <dc:creator>Caroline Daly</dc:creator>
              <dc:date>2018-01-30T22:15:00</dc:date>
            </office:change-info>
            <text:p text:style-name="P4"><text:span text:style-name="T10">up NHHT’s shared equity offer. </text:span></text:p>
          </text:deletion>
        </text:changed-region>
        <text:changed-region xml:id="ct35187794080" text:id="ct35187794080">
          <text:deletion>
            <office:change-info>
              <dc:creator>Caroline Daly</dc:creator>
              <dc:date>2018-01-30T22:14:00</dc:date>
            </office:change-info>
            <text:p text:style-name="P4"><text:span text:style-name="T10">have applied for, been assessed as eligible and taken </text:span></text:p>
          </text:deletion>
        </text:changed-region>
        <text:changed-region xml:id="ct35187794304" text:id="ct35187794304">
          <text:deletion>
            <office:change-info>
              <dc:creator>Caroline Daly</dc:creator>
              <dc:date>2018-01-30T22:15:00</dc:date>
            </office:change-info>
            <text:p text:style-name="P4"><text:span text:style-name="T10">, three </text:span></text:p>
          </text:deletion>
        </text:changed-region>
        <text:changed-region xml:id="ct35187794528" text:id="ct35187794528">
          <text:deletion>
            <office:change-info>
              <dc:creator>Caroline Daly</dc:creator>
              <dc:date>2018-01-30T22:12:00</dc:date>
            </office:change-info>
            <text:p text:style-name="P4"><text:span text:style-name="T10">order land</text:span></text:p>
          </text:deletion>
        </text:changed-region>
        <text:changed-region xml:id="ct35187794752" text:id="ct35187794752">
          <text:deletion>
            <office:change-info>
              <dc:creator>Caroline Daly</dc:creator>
              <dc:date>2018-01-30T22:15:00</dc:date>
            </office:change-info>
            <text:p text:style-name="P4"><text:span text:style-name="T10">Of the 74 leaseholders on the </text:span></text:p>
          </text:deletion>
        </text:changed-region>
        <text:changed-region xml:id="ct35187794976" text:id="ct35187794976">
          <text:insertion>
            <office:change-info>
              <dc:creator>Unknown Author</dc:creator>
              <dc:date>2018-02-11T22:23:42</dc:date>
            </office:change-info>
          </text:insertion>
        </text:changed-region>
        <text:changed-region xml:id="ct35187795200" text:id="ct35187795200">
          <text:deletion>
            <office:change-info>
              <dc:creator>Unknown Author</dc:creator>
              <dc:date>2018-02-11T22:23:41</dc:date>
            </office:change-info>
            <text:p text:style-name="P4"><text:span text:style-name="T8">4</text:span></text:p>
          </text:deletion>
        </text:changed-region>
        <text:changed-region xml:id="ct35187795424" text:id="ct35187795424">
          <text:deletion>
            <office:change-info>
              <dc:creator>Caroline Daly</dc:creator>
              <dc:date>2018-01-31T13:53:00</dc:date>
            </office:change-info>
            <text:p text:style-name="P4"><text:span text:style-name="T8">key </text:span></text:p>
          </text:deletion>
        </text:changed-region>
        <text:changed-region xml:id="ct35187795648" text:id="ct35187795648">
          <text:deletion>
            <office:change-info>
              <dc:creator>Caroline Daly</dc:creator>
              <dc:date>2018-01-31T13:53:00</dc:date>
            </office:change-info>
            <text:p text:style-name="P4"><text:span text:style-name="T8">is </text:span></text:p>
          </text:deletion>
        </text:changed-region>
        <text:changed-region xml:id="ct35187795872" text:id="ct35187795872">
          <text:insertion>
            <office:change-info>
              <dc:creator>Caroline Daly</dc:creator>
              <dc:date>2018-01-31T13:53:00</dc:date>
            </office:change-info>
          </text:insertion>
        </text:changed-region>
        <text:changed-region xml:id="ct35187796096" text:id="ct35187796096">
          <text:deletion>
            <office:change-info>
              <dc:creator>Caroline Daly</dc:creator>
              <dc:date>2018-01-31T13:54:00</dc:date>
            </office:change-info>
            <text:p text:style-name="P4"><text:span text:style-name="T8">have been</text:span></text:p>
          </text:deletion>
        </text:changed-region>
        <text:changed-region xml:id="ct35187796320" text:id="ct35187796320">
          <text:insertion>
            <office:change-info>
              <dc:creator>Caroline Daly</dc:creator>
              <dc:date>2018-01-31T13:54:00</dc:date>
            </office:change-info>
          </text:insertion>
        </text:changed-region>
        <text:changed-region xml:id="ct35187796544" text:id="ct35187796544">
          <text:insertion>
            <office:change-info>
              <dc:creator>Caroline Daly</dc:creator>
              <dc:date>2018-01-31T13:52:00</dc:date>
            </office:change-info>
          </text:insertion>
        </text:changed-region>
        <text:changed-region xml:id="ct35187796768" text:id="ct35187796768">
          <text:insertion>
            <office:change-info>
              <dc:creator>Caroline Daly</dc:creator>
              <dc:date>2018-01-31T13:53:00</dc:date>
            </office:change-info>
          </text:insertion>
        </text:changed-region>
        <text:changed-region xml:id="ct35187796992" text:id="ct35187796992">
          <text:insertion>
            <office:change-info>
              <dc:creator>Caroline Daly</dc:creator>
              <dc:date>2018-01-31T13:52:00</dc:date>
            </office:change-info>
          </text:insertion>
        </text:changed-region>
        <text:changed-region xml:id="ct35187797216" text:id="ct35187797216">
          <text:insertion>
            <office:change-info>
              <dc:creator>Caroline Daly</dc:creator>
              <dc:date>2018-01-31T13:54:00</dc:date>
            </office:change-info>
          </text:insertion>
        </text:changed-region>
        <text:changed-region xml:id="ct35187797440" text:id="ct35187797440">
          <text:insertion>
            <office:change-info>
              <dc:creator>Caroline Daly</dc:creator>
              <dc:date>2018-01-31T13:52:00</dc:date>
            </office:change-info>
          </text:insertion>
        </text:changed-region>
        <text:changed-region xml:id="ct35187797664" text:id="ct35187797664">
          <text:insertion>
            <office:change-info>
              <dc:creator>Caroline Daly</dc:creator>
              <dc:date>2018-01-31T13:54:00</dc:date>
            </office:change-info>
          </text:insertion>
        </text:changed-region>
        <text:changed-region xml:id="ct35187797888" text:id="ct35187797888">
          <text:deletion>
            <office:change-info>
              <dc:creator>Caroline Daly</dc:creator>
              <dc:date>2018-01-30T22:16:00</dc:date>
            </office:change-info>
            <text:p text:style-name="P4"><text:span text:style-name="T10">The Estate Regeneration National Strategy (CD73, 3682-13) recommends a ‘Home swap model’ option as one of a number of options that could be adopted by Council’s in dealing with the interests of leaseholders in estate regeneration.</text:span></text:p>
          </text:deletion>
        </text:changed-region>
        <text:changed-region xml:id="ct35187798336" text:id="ct35187798336">
          <text:deletion>
            <office:change-info>
              <dc:creator>Caroline Daly</dc:creator>
              <dc:date>2018-01-30T22:16:00</dc:date>
            </office:change-info>
            <text:p text:style-name="P4"><text:span text:style-name="T10"><text:tab/>The objectors’ preferred option is this ‘home swap model’ or innovative version of it that enables a charge to be put on the replacement property in such a way that the Acquiring Authority’s interest is protected but the leaseholder retains 100% ownership.</text:span></text:p>
          </text:deletion>
        </text:changed-region>
        <text:changed-region xml:id="ct35187798112" text:id="ct35187798112">
          <text:deletion>
            <office:change-info>
              <dc:creator>Caroline Daly</dc:creator>
              <dc:date>2018-01-30T22:20:00</dc:date>
            </office:change-info>
            <text:p text:style-name="P8"><text:span text:style-name="T10">Ms Robinson has met with the Acquiring Authority’s Chief Executive Officer Eleanor Kelly, who has agreed to undertake consideration of whether her interest could be protected by way of charge on a replacement property.</text:span></text:p>
          </text:deletion>
        </text:changed-region>
        <text:changed-region xml:id="ct35187798784" text:id="ct35187798784">
          <text:deletion>
            <office:change-info>
              <dc:creator>Caroline Daly</dc:creator>
              <dc:date>2018-01-30T22:20:00</dc:date>
            </office:change-info>
            <text:p text:style-name="P9"><text:span text:style-name="T3"><text:tab/>The Council has for a number of years only carried out limited works to the buildings on the order land (Catherine Bates PoE para 4.7) IN 2017, the district heating supply to the remaining dwellings was disconnected.</text:span></text:p>
          </text:deletion>
        </text:changed-region>
        <text:changed-region xml:id="ct35187798560" text:id="ct35187798560">
          <text:insertion>
            <office:change-info>
              <dc:creator>Unknown Author</dc:creator>
              <dc:date>2018-02-11T22:24:20</dc:date>
            </office:change-info>
          </text:insertion>
        </text:changed-region>
        <text:changed-region xml:id="ct35187799008" text:id="ct35187799008">
          <text:insertion>
            <office:change-info>
              <dc:creator>Unknown Author</dc:creator>
              <dc:date>2018-02-11T22:26:37</dc:date>
            </office:change-info>
          </text:insertion>
        </text:changed-region>
        <text:changed-region xml:id="ct35187799232" text:id="ct35187799232">
          <text:insertion>
            <office:change-info>
              <dc:creator>Unknown Author</dc:creator>
              <dc:date>2018-02-11T22:25:06</dc:date>
            </office:change-info>
          </text:insertion>
        </text:changed-region>
        <text:changed-region xml:id="ct35187799456" text:id="ct35187799456">
          <text:insertion>
            <office:change-info>
              <dc:creator>Unknown Author</dc:creator>
              <dc:date>2018-02-11T21:05:04</dc:date>
            </office:change-info>
          </text:insertion>
        </text:changed-region>
        <text:changed-region xml:id="ct35187799904" text:id="ct35187799904">
          <text:insertion>
            <office:change-info>
              <dc:creator>Unknown Author</dc:creator>
              <dc:date>2018-02-11T22:25:12</dc:date>
            </office:change-info>
          </text:insertion>
        </text:changed-region>
        <text:changed-region xml:id="ct35187800128" text:id="ct35187800128">
          <text:insertion>
            <office:change-info>
              <dc:creator>Unknown Author</dc:creator>
              <dc:date>2018-02-11T22:26:02</dc:date>
            </office:change-info>
          </text:insertion>
        </text:changed-region>
        <text:changed-region xml:id="ct35187799680" text:id="ct35187799680">
          <text:insertion>
            <office:change-info>
              <dc:creator>Unknown Author</dc:creator>
              <dc:date>2018-02-11T22:28:25</dc:date>
            </office:change-info>
          </text:insertion>
        </text:changed-region>
        <text:changed-region xml:id="ct35187800352" text:id="ct35187800352">
          <text:insertion>
            <office:change-info>
              <dc:creator>Unknown Author</dc:creator>
              <dc:date>2018-02-11T20:55:52</dc:date>
            </office:change-info>
          </text:insertion>
        </text:changed-region>
        <text:changed-region xml:id="ct35187800800" text:id="ct35187800800">
          <text:insertion>
            <office:change-info>
              <dc:creator>Caroline Daly</dc:creator>
              <dc:date>2018-01-31T14:33:00</dc:date>
            </office:change-info>
          </text:insertion>
        </text:changed-region>
        <text:changed-region xml:id="ct35187801024" text:id="ct35187801024">
          <text:insertion>
            <office:change-info>
              <dc:creator>Caroline Daly</dc:creator>
              <dc:date>2018-01-31T14:34:00</dc:date>
            </office:change-info>
          </text:insertion>
        </text:changed-region>
        <text:changed-region xml:id="ct35187801248" text:id="ct35187801248">
          <text:insertion>
            <office:change-info>
              <dc:creator>Caroline Daly</dc:creator>
              <dc:date>2018-01-31T14:47:00</dc:date>
            </office:change-info>
          </text:insertion>
        </text:changed-region>
        <text:changed-region xml:id="ct35187801472" text:id="ct35187801472">
          <text:insertion>
            <office:change-info>
              <dc:creator>Caroline Daly</dc:creator>
              <dc:date>2018-01-31T14:34:00</dc:date>
            </office:change-info>
          </text:insertion>
        </text:changed-region>
        <text:changed-region xml:id="ct35187801696" text:id="ct35187801696">
          <text:insertion>
            <office:change-info>
              <dc:creator>Caroline Daly</dc:creator>
              <dc:date>2018-01-31T14:40:00</dc:date>
            </office:change-info>
          </text:insertion>
        </text:changed-region>
        <text:changed-region xml:id="ct35187801920" text:id="ct35187801920">
          <text:insertion>
            <office:change-info>
              <dc:creator>Caroline Daly</dc:creator>
              <dc:date>2018-01-31T14:34:00</dc:date>
            </office:change-info>
          </text:insertion>
        </text:changed-region>
        <text:changed-region xml:id="ct35187802144" text:id="ct35187802144">
          <text:insertion>
            <office:change-info>
              <dc:creator>Caroline Daly</dc:creator>
              <dc:date>2018-01-31T14:35:00</dc:date>
            </office:change-info>
          </text:insertion>
        </text:changed-region>
        <text:changed-region xml:id="ct35187802368" text:id="ct35187802368">
          <text:insertion>
            <office:change-info>
              <dc:creator>Caroline Daly</dc:creator>
              <dc:date>2018-01-31T14:34:00</dc:date>
            </office:change-info>
          </text:insertion>
        </text:changed-region>
        <text:changed-region xml:id="ct35187802592" text:id="ct35187802592">
          <text:insertion>
            <office:change-info>
              <dc:creator>Caroline Daly</dc:creator>
              <dc:date>2018-01-31T14:35:00</dc:date>
            </office:change-info>
          </text:insertion>
        </text:changed-region>
        <text:changed-region xml:id="ct35187802816" text:id="ct35187802816">
          <text:insertion>
            <office:change-info>
              <dc:creator>Caroline Daly</dc:creator>
              <dc:date>2018-01-31T14:40:00</dc:date>
            </office:change-info>
          </text:insertion>
        </text:changed-region>
        <text:changed-region xml:id="ct35187803040" text:id="ct35187803040">
          <text:insertion>
            <office:change-info>
              <dc:creator>Caroline Daly</dc:creator>
              <dc:date>2018-01-31T14:45:00</dc:date>
            </office:change-info>
          </text:insertion>
        </text:changed-region>
        <text:changed-region xml:id="ct35187803264" text:id="ct35187803264">
          <text:insertion>
            <office:change-info>
              <dc:creator>Caroline Daly</dc:creator>
              <dc:date>2018-01-31T14:46:00</dc:date>
            </office:change-info>
          </text:insertion>
        </text:changed-region>
        <text:changed-region xml:id="ct35187803488" text:id="ct35187803488">
          <text:insertion>
            <office:change-info>
              <dc:creator>Caroline Daly</dc:creator>
              <dc:date>2018-01-31T14:47:00</dc:date>
            </office:change-info>
          </text:insertion>
        </text:changed-region>
        <text:changed-region xml:id="ct35187803712" text:id="ct35187803712">
          <text:insertion>
            <office:change-info>
              <dc:creator>Caroline Daly</dc:creator>
              <dc:date>2018-01-31T14:50:00</dc:date>
            </office:change-info>
          </text:insertion>
        </text:changed-region>
        <text:changed-region xml:id="ct35187803936" text:id="ct35187803936">
          <text:insertion>
            <office:change-info>
              <dc:creator>Caroline Daly</dc:creator>
              <dc:date>2018-01-31T14:55:00</dc:date>
            </office:change-info>
          </text:insertion>
        </text:changed-region>
        <text:changed-region xml:id="ct35187804160" text:id="ct35187804160">
          <text:insertion>
            <office:change-info>
              <dc:creator>Caroline Daly</dc:creator>
              <dc:date>2018-01-31T14:50:00</dc:date>
            </office:change-info>
          </text:insertion>
        </text:changed-region>
        <text:changed-region xml:id="ct35187804384" text:id="ct35187804384">
          <text:insertion>
            <office:change-info>
              <dc:creator>Caroline Daly</dc:creator>
              <dc:date>2018-01-31T14:47:00</dc:date>
            </office:change-info>
          </text:insertion>
        </text:changed-region>
        <text:changed-region xml:id="ct35187804608" text:id="ct35187804608">
          <text:insertion>
            <office:change-info>
              <dc:creator>Caroline Daly</dc:creator>
              <dc:date>2018-01-31T14:51:00</dc:date>
            </office:change-info>
          </text:insertion>
        </text:changed-region>
        <text:changed-region xml:id="ct35187804832" text:id="ct35187804832">
          <text:insertion>
            <office:change-info>
              <dc:creator>Caroline Daly</dc:creator>
              <dc:date>2018-01-31T14:48:00</dc:date>
            </office:change-info>
          </text:insertion>
        </text:changed-region>
        <text:changed-region xml:id="ct35187805056" text:id="ct35187805056">
          <text:insertion>
            <office:change-info>
              <dc:creator>Caroline Daly</dc:creator>
              <dc:date>2018-01-31T14:46:00</dc:date>
            </office:change-info>
          </text:insertion>
        </text:changed-region>
        <text:changed-region xml:id="ct35187805280" text:id="ct35187805280">
          <text:insertion>
            <office:change-info>
              <dc:creator>Caroline Daly</dc:creator>
              <dc:date>2018-01-31T14:41:00</dc:date>
            </office:change-info>
          </text:insertion>
        </text:changed-region>
        <text:changed-region xml:id="ct35187805504" text:id="ct35187805504">
          <text:insertion>
            <office:change-info>
              <dc:creator>Caroline Daly</dc:creator>
              <dc:date>2018-01-31T14:47:00</dc:date>
            </office:change-info>
          </text:insertion>
        </text:changed-region>
        <text:changed-region xml:id="ct35187805728" text:id="ct35187805728">
          <text:insertion>
            <office:change-info>
              <dc:creator>Caroline Daly</dc:creator>
              <dc:date>2018-01-31T14:49:00</dc:date>
            </office:change-info>
          </text:insertion>
        </text:changed-region>
        <text:changed-region xml:id="ct35187805952" text:id="ct35187805952">
          <text:insertion>
            <office:change-info>
              <dc:creator>Caroline Daly</dc:creator>
              <dc:date>2018-01-31T14:47:00</dc:date>
            </office:change-info>
          </text:insertion>
        </text:changed-region>
        <text:changed-region xml:id="ct35187806176" text:id="ct35187806176">
          <text:insertion>
            <office:change-info>
              <dc:creator>Caroline Daly</dc:creator>
              <dc:date>2018-01-31T14:49:00</dc:date>
            </office:change-info>
          </text:insertion>
        </text:changed-region>
        <text:changed-region xml:id="ct35187806400" text:id="ct35187806400">
          <text:insertion>
            <office:change-info>
              <dc:creator>Caroline Daly</dc:creator>
              <dc:date>2018-01-31T14:48:00</dc:date>
            </office:change-info>
          </text:insertion>
        </text:changed-region>
        <text:changed-region xml:id="ct35187806624" text:id="ct35187806624">
          <text:insertion>
            <office:change-info>
              <dc:creator>Caroline Daly</dc:creator>
              <dc:date>2018-01-31T14:41:00</dc:date>
            </office:change-info>
          </text:insertion>
        </text:changed-region>
        <text:changed-region xml:id="ct35187806848" text:id="ct35187806848">
          <text:insertion>
            <office:change-info>
              <dc:creator>Caroline Daly</dc:creator>
              <dc:date>2018-01-31T14:49:00</dc:date>
            </office:change-info>
          </text:insertion>
        </text:changed-region>
        <text:changed-region xml:id="ct35187807072" text:id="ct35187807072">
          <text:insertion>
            <office:change-info>
              <dc:creator>Caroline Daly</dc:creator>
              <dc:date>2018-01-31T14:42:00</dc:date>
            </office:change-info>
          </text:insertion>
        </text:changed-region>
        <text:changed-region xml:id="ct35187807296" text:id="ct35187807296">
          <text:insertion>
            <office:change-info>
              <dc:creator>Caroline Daly</dc:creator>
              <dc:date>2018-01-31T14:50:00</dc:date>
            </office:change-info>
          </text:insertion>
        </text:changed-region>
        <text:changed-region xml:id="ct35187807520" text:id="ct35187807520">
          <text:insertion>
            <office:change-info>
              <dc:creator>Caroline Daly</dc:creator>
              <dc:date>2018-01-31T14:42:00</dc:date>
            </office:change-info>
          </text:insertion>
        </text:changed-region>
        <text:changed-region xml:id="ct35187800576" text:id="ct35187800576">
          <text:deletion>
            <office:change-info>
              <dc:creator>Caroline Daly</dc:creator>
              <dc:date>2018-01-30T22:21:00</dc:date>
            </office:change-info>
            <text:p text:style-name="P9"><text:span text:style-name="T16">Notwithstanding this, a number of dwellings in phases 2, 3 and 4 have been brought up to Decent Homes Standard under the Council’s Warm, Dry, Safe programme including the installation of double glazing.</text:span></text:p>
          </text:deletion>
        </text:changed-region>
        <text:changed-region xml:id="ct35187807744" text:id="ct35187807744">
          <text:deletion>
            <office:change-info>
              <dc:creator>Caroline Daly</dc:creator>
              <dc:date>2018-01-31T14:41:00</dc:date>
            </office:change-info>
            <text:p text:style-name="P9"><text:span text:style-name="T16"><text:s/></text:span></text:p>
          </text:deletion>
        </text:changed-region>
        <text:changed-region xml:id="ct35187807968" text:id="ct35187807968">
          <text:insertion>
            <office:change-info>
              <dc:creator>Unknown Author</dc:creator>
              <dc:date>2018-02-11T22:32:22</dc:date>
            </office:change-info>
          </text:insertion>
        </text:changed-region>
        <text:changed-region xml:id="ct35187808192" text:id="ct35187808192">
          <text:deletion>
            <office:change-info>
              <dc:creator>Unknown Author</dc:creator>
              <dc:date>2018-02-11T22:32:20</dc:date>
            </office:change-info>
            <text:p text:style-name="P10"><text:span text:style-name="T17">2</text:span></text:p>
          </text:deletion>
        </text:changed-region>
        <text:changed-region xml:id="ct35187808416" text:id="ct35187808416">
          <text:deletion>
            <office:change-info>
              <dc:creator>Caroline Daly</dc:creator>
              <dc:date>2018-01-30T22:21:00</dc:date>
            </office:change-info>
            <text:p text:style-name="P10"><text:span text:style-name="T17"><text:s/></text:span></text:p>
          </text:deletion>
        </text:changed-region>
        <text:changed-region xml:id="ct35187808640" text:id="ct35187808640">
          <text:deletion>
            <office:change-info>
              <dc:creator>Caroline Daly</dc:creator>
              <dc:date>2018-01-30T22:22:00</dc:date>
            </office:change-info>
            <text:p text:style-name="P10"><text:span text:style-name="T17"><text:s/></text:span></text:p>
          </text:deletion>
        </text:changed-region>
        <text:changed-region xml:id="ct35187808864" text:id="ct35187808864">
          <text:insertion>
            <office:change-info>
              <dc:creator>Unknown Author</dc:creator>
              <dc:date>2018-02-11T22:33:20</dc:date>
            </office:change-info>
          </text:insertion>
        </text:changed-region>
        <text:changed-region xml:id="ct35187809088" text:id="ct35187809088">
          <text:deletion>
            <office:change-info>
              <dc:creator>Caroline Daly</dc:creator>
              <dc:date>2018-01-30T22:47:00</dc:date>
            </office:change-info>
            <text:p text:style-name="P11"><text:span text:style-name="T18">objectors </text:span></text:p>
          </text:deletion>
        </text:changed-region>
        <text:changed-region xml:id="ct35187809312" text:id="ct35187809312">
          <text:insertion>
            <office:change-info>
              <dc:creator>Caroline Daly</dc:creator>
              <dc:date>2018-01-30T22:47:00</dc:date>
            </office:change-info>
          </text:insertion>
        </text:changed-region>
        <text:changed-region xml:id="ct35187809536" text:id="ct35187809536">
          <text:deletion>
            <office:change-info>
              <dc:creator>Caroline Daly</dc:creator>
              <dc:date>2018-01-30T23:53:00</dc:date>
            </office:change-info>
            <text:p text:style-name="P11"><text:span text:style-name="T18">previous </text:span></text:p>
          </text:deletion>
        </text:changed-region>
        <text:changed-region xml:id="ct35187809760" text:id="ct35187809760">
          <text:insertion>
            <office:change-info>
              <dc:creator>Caroline Daly</dc:creator>
              <dc:date>2018-01-30T23:53:00</dc:date>
            </office:change-info>
          </text:insertion>
        </text:changed-region>
        <text:changed-region xml:id="ct35187809984" text:id="ct35187809984">
          <text:insertion>
            <office:change-info>
              <dc:creator>Caroline Daly</dc:creator>
              <dc:date>2018-01-30T22:24:00</dc:date>
            </office:change-info>
          </text:insertion>
        </text:changed-region>
        <text:changed-region xml:id="ct35187810208" text:id="ct35187810208">
          <text:deletion>
            <office:change-info>
              <dc:creator>Caroline Daly</dc:creator>
              <dc:date>2018-01-30T22:24:00</dc:date>
            </office:change-info>
            <text:p text:style-name="P11"><text:span text:style-name="T18">e</text:span></text:p>
          </text:deletion>
        </text:changed-region>
        <text:changed-region xml:id="ct35187810432" text:id="ct35187810432">
          <text:deletion>
            <office:change-info>
              <dc:creator>Caroline Daly</dc:creator>
              <dc:date>2018-01-30T22:24:00</dc:date>
            </office:change-info>
            <text:p text:style-name="P11"><text:span text:style-name="T18">Mr Morrow estimates the cost per dwelling of refurbishment as between £45,090 and £65,670 according to the size of the property.</text:span></text:p>
          </text:deletion>
        </text:changed-region>
        <text:changed-region xml:id="ct35187810656" text:id="ct35187810656">
          <text:insertion>
            <office:change-info>
              <dc:creator>Caroline Daly</dc:creator>
              <dc:date>2018-01-30T22:24:00</dc:date>
            </office:change-info>
          </text:insertion>
        </text:changed-region>
        <text:changed-region xml:id="ct35187810880" text:id="ct35187810880">
          <text:insertion>
            <office:change-info>
              <dc:creator>Caroline Daly</dc:creator>
              <dc:date>2018-01-30T22:47:00</dc:date>
            </office:change-info>
          </text:insertion>
        </text:changed-region>
        <text:changed-region xml:id="ct35187811104" text:id="ct35187811104">
          <text:insertion>
            <office:change-info>
              <dc:creator>Caroline Daly</dc:creator>
              <dc:date>2018-01-30T22:25:00</dc:date>
            </office:change-info>
          </text:insertion>
        </text:changed-region>
        <text:changed-region xml:id="ct35187811328" text:id="ct35187811328">
          <text:insertion>
            <office:change-info>
              <dc:creator>Caroline Daly</dc:creator>
              <dc:date>2018-01-30T23:54:00</dc:date>
            </office:change-info>
          </text:insertion>
        </text:changed-region>
        <text:changed-region xml:id="ct35187811552" text:id="ct35187811552">
          <text:insertion>
            <office:change-info>
              <dc:creator>Caroline Daly</dc:creator>
              <dc:date>2018-01-30T22:25:00</dc:date>
            </office:change-info>
          </text:insertion>
        </text:changed-region>
        <text:changed-region xml:id="ct35187811776" text:id="ct35187811776">
          <text:insertion>
            <office:change-info>
              <dc:creator>Caroline Daly</dc:creator>
              <dc:date>2018-01-30T23:54:00</dc:date>
            </office:change-info>
          </text:insertion>
        </text:changed-region>
        <text:changed-region xml:id="ct35187812448" text:id="ct35187812448">
          <text:insertion>
            <office:change-info>
              <dc:creator>Caroline Daly</dc:creator>
              <dc:date>2018-01-30T22:25:00</dc:date>
            </office:change-info>
          </text:insertion>
        </text:changed-region>
        <text:changed-region xml:id="ct35187812000" text:id="ct35187812000">
          <text:insertion>
            <office:change-info>
              <dc:creator>Unknown Author</dc:creator>
              <dc:date>2018-02-11T22:33:33</dc:date>
            </office:change-info>
          </text:insertion>
        </text:changed-region>
        <text:changed-region xml:id="ct35187812224" text:id="ct35187812224">
          <text:deletion>
            <office:change-info>
              <dc:creator>Unknown Author</dc:creator>
              <dc:date>2018-02-11T22:33:03</dc:date>
            </office:change-info>
            <text:p text:style-name="P12"><text:span text:style-name="T8">3</text:span></text:p>
          </text:deletion>
        </text:changed-region>
        <text:changed-region xml:id="ct35187812672" text:id="ct35187812672">
          <text:insertion>
            <office:change-info>
              <dc:creator>Caroline Daly</dc:creator>
              <dc:date>2018-01-30T22:26:00</dc:date>
            </office:change-info>
          </text:insertion>
        </text:changed-region>
        <text:changed-region xml:id="ct35187812896" text:id="ct35187812896">
          <text:deletion>
            <office:change-info>
              <dc:creator>Caroline Daly</dc:creator>
              <dc:date>2018-01-30T22:26:00</dc:date>
            </office:change-info>
            <text:p text:style-name="P12"><text:span text:style-name="T8">has started the</text:span></text:p>
          </text:deletion>
        </text:changed-region>
        <text:changed-region xml:id="ct35187813120" text:id="ct35187813120">
          <text:insertion>
            <office:change-info>
              <dc:creator>Caroline Daly</dc:creator>
              <dc:date>2018-01-30T22:26:00</dc:date>
            </office:change-info>
          </text:insertion>
        </text:changed-region>
        <text:changed-region xml:id="ct35187813792" text:id="ct35187813792">
          <text:insertion>
            <office:change-info>
              <dc:creator>Caroline Daly</dc:creator>
              <dc:date>2018-01-30T22:26:00</dc:date>
            </office:change-info>
          </text:insertion>
        </text:changed-region>
        <text:changed-region xml:id="ct35187813568" text:id="ct35187813568">
          <text:insertion>
            <office:change-info>
              <dc:creator>Unknown Author</dc:creator>
              <dc:date>2018-02-10T18:23:02</dc:date>
            </office:change-info>
          </text:insertion>
        </text:changed-region>
        <text:changed-region xml:id="ct35187814016" text:id="ct35187814016">
          <text:insertion>
            <office:change-info>
              <dc:creator>Unknown Author</dc:creator>
              <dc:date>2018-02-10T18:19:21</dc:date>
            </office:change-info>
          </text:insertion>
        </text:changed-region>
        <text:changed-region xml:id="ct35187814240" text:id="ct35187814240">
          <text:insertion>
            <office:change-info>
              <dc:creator>Unknown Author</dc:creator>
              <dc:date>2018-02-10T18:20:06</dc:date>
            </office:change-info>
          </text:insertion>
        </text:changed-region>
        <text:changed-region xml:id="ct35187813344" text:id="ct35187813344">
          <text:insertion>
            <office:change-info>
              <dc:creator>Caroline Daly</dc:creator>
              <dc:date>2018-01-31T00:22:00</dc:date>
            </office:change-info>
          </text:insertion>
        </text:changed-region>
        <text:changed-region xml:id="ct35187814464" text:id="ct35187814464">
          <text:insertion>
            <office:change-info>
              <dc:creator>Caroline Daly</dc:creator>
              <dc:date>2018-01-31T00:23:00</dc:date>
            </office:change-info>
          </text:insertion>
        </text:changed-region>
        <text:changed-region xml:id="ct35187814688" text:id="ct35187814688">
          <text:insertion>
            <office:change-info>
              <dc:creator>Caroline Daly</dc:creator>
              <dc:date>2018-01-31T08:23:00</dc:date>
            </office:change-info>
          </text:insertion>
        </text:changed-region>
        <text:changed-region xml:id="ct35187815136" text:id="ct35187815136">
          <text:insertion>
            <office:change-info>
              <dc:creator>Caroline Daly</dc:creator>
              <dc:date>2018-01-31T00:23:00</dc:date>
            </office:change-info>
          </text:insertion>
        </text:changed-region>
        <text:changed-region xml:id="ct35187814912" text:id="ct35187814912">
          <text:insertion>
            <office:change-info>
              <dc:creator>Caroline Daly</dc:creator>
              <dc:date>2018-01-31T00:24:00</dc:date>
            </office:change-info>
          </text:insertion>
        </text:changed-region>
        <text:changed-region xml:id="ct35187815360" text:id="ct35187815360">
          <text:insertion>
            <office:change-info>
              <dc:creator>Caroline Daly</dc:creator>
              <dc:date>2018-01-31T00:23:00</dc:date>
            </office:change-info>
          </text:insertion>
        </text:changed-region>
        <text:changed-region xml:id="ct35187815584" text:id="ct35187815584">
          <text:insertion>
            <office:change-info>
              <dc:creator>Caroline Daly</dc:creator>
              <dc:date>2018-01-31T08:23:00</dc:date>
            </office:change-info>
          </text:insertion>
        </text:changed-region>
        <text:changed-region xml:id="ct35187815808" text:id="ct35187815808">
          <text:insertion>
            <office:change-info>
              <dc:creator>Caroline Daly</dc:creator>
              <dc:date>2018-01-31T00:23:00</dc:date>
            </office:change-info>
          </text:insertion>
        </text:changed-region>
        <text:changed-region xml:id="ct35187816032" text:id="ct35187816032">
          <text:insertion>
            <office:change-info>
              <dc:creator>Caroline Daly</dc:creator>
              <dc:date>2018-01-31T00:24:00</dc:date>
            </office:change-info>
          </text:insertion>
        </text:changed-region>
        <text:changed-region xml:id="ct35187816256" text:id="ct35187816256">
          <text:deletion>
            <office:change-info>
              <dc:creator>Caroline Daly</dc:creator>
              <dc:date>2018-01-31T00:23:00</dc:date>
            </office:change-info>
            <text:p text:style-name="P13"><text:span text:style-name="T8">: </text:span></text:p>
          </text:deletion>
        </text:changed-region>
        <text:changed-region xml:id="ct35187816480" text:id="ct35187816480">
          <text:deletion>
            <office:change-info>
              <dc:creator>Caroline Daly</dc:creator>
              <dc:date>2018-01-31T00:22:00</dc:date>
            </office:change-info>
            <text:list xml:id="list2506142655" text:style-name="WWNum2">
              <text:list-item>
                <text:p text:style-name="P14"><text:span text:style-name="T8">Valuation (which the Council believes is not an issue for the CPO, but for the Upper Tribunal (Lands Chamber); </text:span></text:p>
              </text:list-item>
            </text:list>
          </text:deletion>
        </text:changed-region>
        <text:changed-region xml:id="ct35187816704" text:id="ct35187816704">
          <text:deletion>
            <office:change-info>
              <dc:creator>Caroline Daly</dc:creator>
              <dc:date>2018-01-31T00:22:00</dc:date>
            </office:change-info>
            <text:list xml:id="list115304664416725" text:continue-numbering="true" text:style-name="WWNum2">
              <text:list-item>
                <text:p text:style-name="P14"><text:span text:style-name="T8">types of offers (shared ownership and shared ownership);</text:span></text:p>
              </text:list-item>
            </text:list>
          </text:deletion>
        </text:changed-region>
        <text:changed-region xml:id="ct35187816928" text:id="ct35187816928">
          <text:deletion>
            <office:change-info>
              <dc:creator>Caroline Daly</dc:creator>
              <dc:date>2018-01-31T00:22:00</dc:date>
            </office:change-info>
            <text:list xml:id="list115304155077804" text:continue-numbering="true" text:style-name="WWNum2">
              <text:list-item>
                <text:p text:style-name="P14"><text:span text:style-name="T8">an option to return to the Estate; </text:span></text:p>
              </text:list-item>
            </text:list>
          </text:deletion>
        </text:changed-region>
        <text:changed-region xml:id="ct35187817376" text:id="ct35187817376">
          <text:deletion>
            <office:change-info>
              <dc:creator>Caroline Daly</dc:creator>
              <dc:date>2018-01-31T00:22:00</dc:date>
            </office:change-info>
            <text:list xml:id="list115305150899833" text:continue-numbering="true" text:style-name="WWNum2">
              <text:list-item>
                <text:p text:style-name="P14"><text:span text:style-name="T8">“like for like”</text:span></text:p>
              </text:list-item>
            </text:list>
          </text:deletion>
        </text:changed-region>
        <text:changed-region xml:id="ct35187817152" text:id="ct35187817152">
          <text:insertion>
            <office:change-info>
              <dc:creator>Caroline Daly</dc:creator>
              <dc:date>2018-01-31T08:23:00</dc:date>
            </office:change-info>
          </text:insertion>
        </text:changed-region>
        <text:changed-region xml:id="ct35187817600" text:id="ct35187817600">
          <text:insertion>
            <office:change-info>
              <dc:creator>Caroline Daly</dc:creator>
              <dc:date>2018-01-31T08:24:00</dc:date>
            </office:change-info>
          </text:insertion>
        </text:changed-region>
        <text:changed-region xml:id="ct35187817824" text:id="ct35187817824">
          <text:deletion>
            <office:change-info>
              <dc:creator>Caroline Daly</dc:creator>
              <dc:date>2018-01-31T08:23:00</dc:date>
            </office:change-info>
            <text:p text:style-name="P15"><text:span text:style-name="T8">2</text:span></text:p>
          </text:deletion>
        </text:changed-region>
        <text:changed-region xml:id="ct35187818048" text:id="ct35187818048">
          <text:insertion>
            <office:change-info>
              <dc:creator>Caroline Daly</dc:creator>
              <dc:date>2018-01-31T08:24:00</dc:date>
            </office:change-info>
          </text:insertion>
        </text:changed-region>
        <text:changed-region xml:id="ct35187818272" text:id="ct35187818272">
          <text:insertion>
            <office:change-info>
              <dc:creator>Caroline Daly</dc:creator>
              <dc:date>2018-01-31T08:30:00</dc:date>
            </office:change-info>
          </text:insertion>
        </text:changed-region>
        <text:changed-region xml:id="ct35188060160" text:id="ct35188060160">
          <text:insertion>
            <office:change-info>
              <dc:creator>Caroline Daly</dc:creator>
              <dc:date>2018-01-31T08:24:00</dc:date>
            </office:change-info>
          </text:insertion>
        </text:changed-region>
        <text:changed-region xml:id="ct35188060384" text:id="ct35188060384">
          <text:insertion>
            <office:change-info>
              <dc:creator>Caroline Daly</dc:creator>
              <dc:date>2018-01-31T08:31:00</dc:date>
            </office:change-info>
          </text:insertion>
        </text:changed-region>
        <text:changed-region xml:id="ct35188060608" text:id="ct35188060608">
          <text:insertion>
            <office:change-info>
              <dc:creator>Caroline Daly</dc:creator>
              <dc:date>2018-01-31T08:24:00</dc:date>
            </office:change-info>
          </text:insertion>
        </text:changed-region>
        <text:changed-region xml:id="ct35188060832" text:id="ct35188060832">
          <text:insertion>
            <office:change-info>
              <dc:creator>Caroline Daly</dc:creator>
              <dc:date>2018-01-31T08:26:00</dc:date>
            </office:change-info>
          </text:insertion>
        </text:changed-region>
        <text:changed-region xml:id="ct35188061056" text:id="ct35188061056">
          <text:insertion>
            <office:change-info>
              <dc:creator>Caroline Daly</dc:creator>
              <dc:date>2018-01-31T08:24:00</dc:date>
            </office:change-info>
          </text:insertion>
        </text:changed-region>
        <text:changed-region xml:id="ct35188061280" text:id="ct35188061280">
          <text:insertion>
            <office:change-info>
              <dc:creator>Caroline Daly</dc:creator>
              <dc:date>2018-01-31T08:30:00</dc:date>
            </office:change-info>
          </text:insertion>
        </text:changed-region>
        <text:changed-region xml:id="ct35188061504" text:id="ct35188061504">
          <text:insertion>
            <office:change-info>
              <dc:creator>Caroline Daly</dc:creator>
              <dc:date>2018-01-31T08:32:00</dc:date>
            </office:change-info>
          </text:insertion>
        </text:changed-region>
        <text:changed-region xml:id="ct35188061728" text:id="ct35188061728">
          <text:insertion>
            <office:change-info>
              <dc:creator>Unknown Author</dc:creator>
              <dc:date>2018-02-10T15:07:36</dc:date>
            </office:change-info>
          </text:insertion>
        </text:changed-region>
        <text:changed-region xml:id="ct35188061952" text:id="ct35188061952">
          <text:insertion>
            <office:change-info>
              <dc:creator>Unknown Author</dc:creator>
              <dc:date>2018-02-10T15:08:06</dc:date>
            </office:change-info>
          </text:insertion>
        </text:changed-region>
        <text:changed-region xml:id="ct35188062176" text:id="ct35188062176">
          <text:insertion>
            <office:change-info>
              <dc:creator>Caroline Daly</dc:creator>
              <dc:date>2018-01-31T08:30:00</dc:date>
            </office:change-info>
          </text:insertion>
        </text:changed-region>
        <text:changed-region xml:id="ct35188062400" text:id="ct35188062400">
          <text:insertion>
            <office:change-info>
              <dc:creator>Caroline Daly</dc:creator>
              <dc:date>2018-01-31T08:33:00</dc:date>
            </office:change-info>
          </text:insertion>
        </text:changed-region>
        <text:changed-region xml:id="ct35188062624" text:id="ct35188062624">
          <text:insertion>
            <office:change-info>
              <dc:creator>Unknown Author</dc:creator>
              <dc:date>2018-02-11T22:34:08</dc:date>
            </office:change-info>
          </text:insertion>
        </text:changed-region>
        <text:changed-region xml:id="ct35188062848" text:id="ct35188062848">
          <text:insertion>
            <office:change-info>
              <dc:creator>Unknown Author</dc:creator>
              <dc:date>2018-02-11T20:57:59</dc:date>
            </office:change-info>
          </text:insertion>
        </text:changed-region>
        <text:changed-region xml:id="ct35188063072" text:id="ct35188063072">
          <text:insertion>
            <office:change-info>
              <dc:creator>Unknown Author</dc:creator>
              <dc:date>2018-02-10T15:51:05</dc:date>
            </office:change-info>
          </text:insertion>
        </text:changed-region>
        <text:changed-region xml:id="ct35188063296" text:id="ct35188063296">
          <text:insertion>
            <office:change-info>
              <dc:creator>Unknown Author</dc:creator>
              <dc:date>2018-02-11T22:34:12</dc:date>
            </office:change-info>
          </text:insertion>
        </text:changed-region>
        <text:changed-region xml:id="ct35188063520" text:id="ct35188063520">
          <text:insertion>
            <office:change-info>
              <dc:creator>Unknown Author</dc:creator>
              <dc:date>2018-02-10T18:12:54</dc:date>
            </office:change-info>
          </text:insertion>
        </text:changed-region>
        <text:changed-region xml:id="ct35188063744" text:id="ct35188063744">
          <text:insertion>
            <office:change-info>
              <dc:creator>Unknown Author</dc:creator>
              <dc:date>2018-02-10T18:13:00</dc:date>
            </office:change-info>
          </text:insertion>
        </text:changed-region>
        <text:changed-region xml:id="ct35188063968" text:id="ct35188063968">
          <text:insertion>
            <office:change-info>
              <dc:creator>Caroline Daly</dc:creator>
              <dc:date>2018-01-31T08:24:00</dc:date>
            </office:change-info>
          </text:insertion>
        </text:changed-region>
        <text:changed-region xml:id="ct35188064192" text:id="ct35188064192">
          <text:insertion>
            <office:change-info>
              <dc:creator>Unknown Author</dc:creator>
              <dc:date>2018-02-11T22:34:48</dc:date>
            </office:change-info>
          </text:insertion>
        </text:changed-region>
        <text:changed-region xml:id="ct35188064416" text:id="ct35188064416">
          <text:deletion>
            <office:change-info>
              <dc:creator>Unknown Author</dc:creator>
              <dc:date>2018-02-11T22:34:47</dc:date>
            </office:change-info>
            <text:p text:style-name="P15"><text:span text:style-name="T8">3</text:span></text:p>
          </text:deletion>
        </text:changed-region>
        <text:changed-region xml:id="ct35188064640" text:id="ct35188064640">
          <text:deletion>
            <office:change-info>
              <dc:creator>Caroline Daly</dc:creator>
              <dc:date>2018-01-31T00:15:00</dc:date>
            </office:change-info>
            <text:p text:style-name="P15"><text:span text:style-name="T8">Demolition v Refurbishment:</text:span></text:p>
          </text:deletion>
        </text:changed-region>
        <text:changed-region xml:id="ct35188064864" text:id="ct35188064864">
          <text:insertion>
            <office:change-info>
              <dc:creator>Caroline Daly</dc:creator>
              <dc:date>2018-01-31T00:15:00</dc:date>
            </office:change-info>
          </text:insertion>
        </text:changed-region>
        <text:changed-region xml:id="ct35188065088" text:id="ct35188065088">
          <text:insertion>
            <office:change-info>
              <dc:creator>Caroline Daly</dc:creator>
              <dc:date>2018-01-31T00:16:00</dc:date>
            </office:change-info>
          </text:insertion>
        </text:changed-region>
        <text:changed-region xml:id="ct35188065312" text:id="ct35188065312">
          <text:insertion>
            <office:change-info>
              <dc:creator>Caroline Daly</dc:creator>
              <dc:date>2018-01-31T08:21:00</dc:date>
            </office:change-info>
          </text:insertion>
        </text:changed-region>
        <text:changed-region xml:id="ct35188065536" text:id="ct35188065536">
          <text:insertion>
            <office:change-info>
              <dc:creator>Caroline Daly</dc:creator>
              <dc:date>2018-01-31T00:16:00</dc:date>
            </office:change-info>
          </text:insertion>
        </text:changed-region>
        <text:changed-region xml:id="ct35188065760" text:id="ct35188065760">
          <text:insertion>
            <office:change-info>
              <dc:creator>Caroline Daly</dc:creator>
              <dc:date>2018-01-31T08:27:00</dc:date>
            </office:change-info>
          </text:insertion>
        </text:changed-region>
        <text:changed-region xml:id="ct35188065984" text:id="ct35188065984">
          <text:insertion>
            <office:change-info>
              <dc:creator>Caroline Daly</dc:creator>
              <dc:date>2018-01-31T08:34:00</dc:date>
            </office:change-info>
          </text:insertion>
        </text:changed-region>
        <text:changed-region xml:id="ct35188066208" text:id="ct35188066208">
          <text:insertion>
            <office:change-info>
              <dc:creator>Caroline Daly</dc:creator>
              <dc:date>2018-01-31T08:27:00</dc:date>
            </office:change-info>
          </text:insertion>
        </text:changed-region>
        <text:changed-region xml:id="ct35188066432" text:id="ct35188066432">
          <text:insertion>
            <office:change-info>
              <dc:creator>Caroline Daly</dc:creator>
              <dc:date>2018-01-31T08:28:00</dc:date>
            </office:change-info>
          </text:insertion>
        </text:changed-region>
        <text:changed-region xml:id="ct35188066656" text:id="ct35188066656">
          <text:insertion>
            <office:change-info>
              <dc:creator>Caroline Daly</dc:creator>
              <dc:date>2018-01-31T08:27:00</dc:date>
            </office:change-info>
          </text:insertion>
        </text:changed-region>
        <text:changed-region xml:id="ct35188066880" text:id="ct35188066880">
          <text:insertion>
            <office:change-info>
              <dc:creator>Caroline Daly</dc:creator>
              <dc:date>2018-01-31T08:28:00</dc:date>
            </office:change-info>
          </text:insertion>
        </text:changed-region>
        <text:changed-region xml:id="ct35188067104" text:id="ct35188067104">
          <text:insertion>
            <office:change-info>
              <dc:creator>Caroline Daly</dc:creator>
              <dc:date>2018-01-31T08:34:00</dc:date>
            </office:change-info>
          </text:insertion>
        </text:changed-region>
        <text:changed-region xml:id="ct35188067328" text:id="ct35188067328">
          <text:insertion>
            <office:change-info>
              <dc:creator>Caroline Daly</dc:creator>
              <dc:date>2018-01-31T14:25:00</dc:date>
            </office:change-info>
          </text:insertion>
        </text:changed-region>
        <text:changed-region xml:id="ct35188068000" text:id="ct35188068000">
          <text:insertion>
            <office:change-info>
              <dc:creator>Caroline Daly</dc:creator>
              <dc:date>2018-01-31T14:24:00</dc:date>
            </office:change-info>
          </text:insertion>
        </text:changed-region>
        <text:changed-region xml:id="ct35188067552" text:id="ct35188067552">
          <text:insertion>
            <office:change-info>
              <dc:creator>Caroline Daly</dc:creator>
              <dc:date>2018-01-31T14:25:00</dc:date>
            </office:change-info>
          </text:insertion>
        </text:changed-region>
        <text:changed-region xml:id="ct35188067776" text:id="ct35188067776">
          <text:insertion>
            <office:change-info>
              <dc:creator>Caroline Daly</dc:creator>
              <dc:date>2018-01-31T08:27:00</dc:date>
            </office:change-info>
          </text:insertion>
        </text:changed-region>
        <text:changed-region xml:id="ct35188068224" text:id="ct35188068224">
          <text:insertion>
            <office:change-info>
              <dc:creator>Caroline Daly</dc:creator>
              <dc:date>2018-01-31T00:16:00</dc:date>
            </office:change-info>
          </text:insertion>
        </text:changed-region>
        <text:changed-region xml:id="ct35188068448" text:id="ct35188068448">
          <text:insertion>
            <office:change-info>
              <dc:creator>Caroline Daly</dc:creator>
              <dc:date>2018-01-31T14:24:00</dc:date>
            </office:change-info>
          </text:insertion>
        </text:changed-region>
        <text:changed-region xml:id="ct35188068672" text:id="ct35188068672">
          <text:insertion>
            <office:change-info>
              <dc:creator>Caroline Daly</dc:creator>
              <dc:date>2018-01-31T00:16:00</dc:date>
            </office:change-info>
          </text:insertion>
        </text:changed-region>
        <text:changed-region xml:id="ct35188068896" text:id="ct35188068896">
          <text:insertion>
            <office:change-info>
              <dc:creator>Caroline Daly</dc:creator>
              <dc:date>2018-01-31T08:20:00</dc:date>
            </office:change-info>
          </text:insertion>
        </text:changed-region>
        <text:changed-region xml:id="ct35188069120" text:id="ct35188069120">
          <text:deletion>
            <office:change-info>
              <dc:creator>Caroline Daly</dc:creator>
              <dc:date>2018-01-31T00:16:00</dc:date>
            </office:change-info>
            <text:list xml:id="list86919767" text:style-name="WWNum4">
              <text:list-item>
                <text:p text:style-name="P16"><text:span text:style-name="T8">costings for refurbishment;</text:span></text:p>
              </text:list-item>
            </text:list>
          </text:deletion>
        </text:changed-region>
        <text:changed-region xml:id="ct35188069344" text:id="ct35188069344">
          <text:deletion>
            <office:change-info>
              <dc:creator>Caroline Daly</dc:creator>
              <dc:date>2018-01-31T00:16:00</dc:date>
            </office:change-info>
            <text:list xml:id="list115304956961708" text:continue-numbering="true" text:style-name="WWNum4">
              <text:list-item>
                <text:p text:style-name="P16"><text:span text:style-name="T8">Alternative schemes</text:span></text:p>
              </text:list-item>
            </text:list>
          </text:deletion>
        </text:changed-region>
        <text:changed-region xml:id="ct35188069792" text:id="ct35188069792">
          <text:deletion>
            <office:change-info>
              <dc:creator>Caroline Daly</dc:creator>
              <dc:date>2018-01-31T08:23:00</dc:date>
            </office:change-info>
            <text:p text:style-name="P17"><text:span text:style-name="T8">7.3 <text:tab/></text:span></text:p>
          </text:deletion>
        </text:changed-region>
        <text:changed-region xml:id="ct35188069568" text:id="ct35188069568">
          <text:insertion>
            <office:change-info>
              <dc:creator>Caroline Daly</dc:creator>
              <dc:date>2018-01-31T00:21:00</dc:date>
            </office:change-info>
          </text:insertion>
        </text:changed-region>
        <text:changed-region xml:id="ct35188070016" text:id="ct35188070016">
          <text:deletion>
            <office:change-info>
              <dc:creator>Caroline Daly</dc:creator>
              <dc:date>2018-01-31T00:11:00</dc:date>
            </office:change-info>
            <text:p text:style-name="P15"><text:span text:style-name="T8">Gentrification – where previous residents of the Estate have moved to</text:span></text:p>
          </text:deletion>
        </text:changed-region>
        <text:changed-region xml:id="ct35188070240" text:id="ct35188070240">
          <text:insertion>
            <office:change-info>
              <dc:creator>Unknown Author</dc:creator>
              <dc:date>2018-02-11T23:12:30</dc:date>
            </office:change-info>
          </text:insertion>
        </text:changed-region>
        <text:changed-region xml:id="ct35188070464" text:id="ct35188070464">
          <text:deletion>
            <office:change-info>
              <dc:creator>Unknown Author</dc:creator>
              <dc:date>2018-02-11T23:12:24</dc:date>
            </office:change-info>
            <text:p text:style-name="P15"><text:span text:style-name="T8">4</text:span></text:p>
          </text:deletion>
        </text:changed-region>
        <text:changed-region xml:id="ct35188070688" text:id="ct35188070688">
          <text:insertion>
            <office:change-info>
              <dc:creator>Caroline Daly</dc:creator>
              <dc:date>2018-01-31T14:24:00</dc:date>
            </office:change-info>
          </text:insertion>
        </text:changed-region>
        <text:changed-region xml:id="ct35188070912" text:id="ct35188070912">
          <text:insertion>
            <office:change-info>
              <dc:creator>Caroline Daly</dc:creator>
              <dc:date>2018-01-31T00:26:00</dc:date>
            </office:change-info>
          </text:insertion>
        </text:changed-region>
        <text:changed-region xml:id="ct35188071136" text:id="ct35188071136">
          <text:insertion>
            <office:change-info>
              <dc:creator>Caroline Daly</dc:creator>
              <dc:date>2018-01-31T00:29:00</dc:date>
            </office:change-info>
          </text:insertion>
        </text:changed-region>
        <text:changed-region xml:id="ct35188071360" text:id="ct35188071360">
          <text:insertion>
            <office:change-info>
              <dc:creator>Caroline Daly</dc:creator>
              <dc:date>2018-01-31T00:26:00</dc:date>
            </office:change-info>
          </text:insertion>
        </text:changed-region>
        <text:changed-region xml:id="ct35188071584" text:id="ct35188071584">
          <text:insertion>
            <office:change-info>
              <dc:creator>Caroline Daly</dc:creator>
              <dc:date>2018-01-31T00:29:00</dc:date>
            </office:change-info>
          </text:insertion>
        </text:changed-region>
        <text:changed-region xml:id="ct35188071808" text:id="ct35188071808">
          <text:insertion>
            <office:change-info>
              <dc:creator>Caroline Daly</dc:creator>
              <dc:date>2018-01-31T00:27:00</dc:date>
            </office:change-info>
          </text:insertion>
        </text:changed-region>
        <text:changed-region xml:id="ct35188072032" text:id="ct35188072032">
          <text:insertion>
            <office:change-info>
              <dc:creator>Caroline Daly</dc:creator>
              <dc:date>2018-01-31T00:29:00</dc:date>
            </office:change-info>
          </text:insertion>
        </text:changed-region>
        <text:changed-region xml:id="ct35188072256" text:id="ct35188072256">
          <text:insertion>
            <office:change-info>
              <dc:creator>Caroline Daly</dc:creator>
              <dc:date>2018-01-31T14:23:00</dc:date>
            </office:change-info>
          </text:insertion>
        </text:changed-region>
        <text:changed-region xml:id="ct35188072704" text:id="ct35188072704">
          <text:insertion>
            <office:change-info>
              <dc:creator>Caroline Daly</dc:creator>
              <dc:date>2018-01-31T00:29:00</dc:date>
            </office:change-info>
          </text:insertion>
        </text:changed-region>
        <text:changed-region xml:id="ct35188072480" text:id="ct35188072480">
          <text:insertion>
            <office:change-info>
              <dc:creator>Caroline Daly</dc:creator>
              <dc:date>2018-01-31T14:23:00</dc:date>
            </office:change-info>
          </text:insertion>
        </text:changed-region>
        <text:changed-region xml:id="ct35188072928" text:id="ct35188072928">
          <text:insertion>
            <office:change-info>
              <dc:creator>Caroline Daly</dc:creator>
              <dc:date>2018-01-31T14:24:00</dc:date>
            </office:change-info>
          </text:insertion>
        </text:changed-region>
        <text:changed-region xml:id="ct35188073152" text:id="ct35188073152">
          <text:insertion>
            <office:change-info>
              <dc:creator>Caroline Daly</dc:creator>
              <dc:date>2018-01-31T14:23:00</dc:date>
            </office:change-info>
          </text:insertion>
        </text:changed-region>
        <text:changed-region xml:id="ct35188073376" text:id="ct35188073376">
          <text:insertion>
            <office:change-info>
              <dc:creator>Unknown Author</dc:creator>
              <dc:date>2018-02-10T15:28:03</dc:date>
            </office:change-info>
          </text:insertion>
        </text:changed-region>
        <text:changed-region xml:id="ct35188073600" text:id="ct35188073600">
          <text:insertion>
            <office:change-info>
              <dc:creator>Caroline Daly</dc:creator>
              <dc:date>2018-01-31T00:26:00</dc:date>
            </office:change-info>
          </text:insertion>
        </text:changed-region>
        <text:changed-region xml:id="ct35188073824" text:id="ct35188073824">
          <text:deletion>
            <office:change-info>
              <dc:creator>Caroline Daly</dc:creator>
              <dc:date>2018-01-31T00:06:00</dc:date>
            </office:change-info>
            <text:list xml:id="list1030771156" text:style-name="WWNum3">
              <text:list-item>
                <text:p text:style-name="P18"><text:span text:style-name="T8">whether there is a planning impediment; </text:span></text:p>
              </text:list-item>
            </text:list>
          </text:deletion>
        </text:changed-region>
        <text:changed-region xml:id="ct35188074048" text:id="ct35188074048">
          <text:deletion>
            <office:change-info>
              <dc:creator>Caroline Daly</dc:creator>
              <dc:date>2018-01-31T00:06:00</dc:date>
            </office:change-info>
            <text:list xml:id="list115303382014067" text:continue-numbering="true" text:style-name="WWNum3">
              <text:list-item>
                <text:p text:style-name="P18"><text:span text:style-name="T8">well-being benefits of the Scheme; </text:span></text:p>
              </text:list-item>
            </text:list>
          </text:deletion>
        </text:changed-region>
        <text:changed-region xml:id="ct35188074720" text:id="ct35188074720">
          <text:deletion>
            <office:change-info>
              <dc:creator>Caroline Daly</dc:creator>
              <dc:date>2018-01-31T00:06:00</dc:date>
            </office:change-info>
            <text:list xml:id="list115305232376419" text:continue-numbering="true" text:style-name="WWNum3">
              <text:list-item>
                <text:p text:style-name="P18"><text:span text:style-name="T8">whether Draft London Housing Strategy September 2017 extends re-provision to leasehold interests;</text:span></text:p>
              </text:list-item>
            </text:list>
          </text:deletion>
        </text:changed-region>
        <text:changed-region xml:id="ct35188074272" text:id="ct35188074272">
          <text:deletion>
            <office:change-info>
              <dc:creator>Caroline Daly</dc:creator>
              <dc:date>2018-01-31T00:06:00</dc:date>
            </office:change-info>
            <text:list xml:id="list115303539437749" text:continue-numbering="true" text:style-name="WWNum3">
              <text:list-item>
                <text:p text:style-name="P18"><text:span text:style-name="T8">non-compliance with the AAAP re affordable housing</text:span></text:p>
              </text:list-item>
            </text:list>
          </text:deletion>
        </text:changed-region>
        <text:changed-region xml:id="ct35188074944" text:id="ct35188074944">
          <text:deletion>
            <office:change-info>
              <dc:creator>Caroline Daly</dc:creator>
              <dc:date>2018-01-31T00:21:00</dc:date>
            </office:change-info>
            <text:p text:style-name="P17"><text:span text:style-name="T8">daylight </text:span></text:p>
          </text:deletion>
        </text:changed-region>
        <text:changed-region xml:id="ct35188075168" text:id="ct35188075168">
          <text:insertion>
            <office:change-info>
              <dc:creator>Caroline Daly</dc:creator>
              <dc:date>2018-01-31T00:21:00</dc:date>
            </office:change-info>
          </text:insertion>
        </text:changed-region>
        <text:changed-region xml:id="ct35188075392" text:id="ct35188075392">
          <text:deletion>
            <office:change-info>
              <dc:creator>Caroline Daly</dc:creator>
              <dc:date>2018-01-31T00:21:00</dc:date>
            </office:change-info>
            <text:p text:style-name="P17"><text:span text:style-name="T8">sunlight </text:span></text:p>
          </text:deletion>
        </text:changed-region>
        <text:changed-region xml:id="ct35188075616" text:id="ct35188075616">
          <text:insertion>
            <office:change-info>
              <dc:creator>Caroline Daly</dc:creator>
              <dc:date>2018-01-31T00:21:00</dc:date>
            </office:change-info>
          </text:insertion>
        </text:changed-region>
        <text:changed-region xml:id="ct35188075840" text:id="ct35188075840">
          <text:deletion>
            <office:change-info>
              <dc:creator>Caroline Daly</dc:creator>
              <dc:date>2018-01-30T23:35:00</dc:date>
            </office:change-info>
            <text:p text:style-name="P17"><text:span text:style-name="T8">compliance</text:span></text:p>
          </text:deletion>
        </text:changed-region>
        <text:changed-region xml:id="ct35188076064" text:id="ct35188076064">
          <text:insertion>
            <office:change-info>
              <dc:creator>Caroline Daly</dc:creator>
              <dc:date>2018-01-30T23:35:00</dc:date>
            </office:change-info>
          </text:insertion>
        </text:changed-region>
        <text:changed-region xml:id="ct35188076288" text:id="ct35188076288">
          <text:insertion>
            <office:change-info>
              <dc:creator>Caroline Daly</dc:creator>
              <dc:date>2018-01-30T22:27:00</dc:date>
            </office:change-info>
          </text:insertion>
        </text:changed-region>
        <text:changed-region xml:id="ct35188076512" text:id="ct35188076512">
          <text:insertion>
            <office:change-info>
              <dc:creator>Caroline Daly</dc:creator>
              <dc:date>2018-01-30T23:35:00</dc:date>
            </office:change-info>
          </text:insertion>
        </text:changed-region>
        <text:changed-region xml:id="ct35188076736" text:id="ct35188076736">
          <text:insertion>
            <office:change-info>
              <dc:creator>Caroline Daly</dc:creator>
              <dc:date>2018-01-30T22:27:00</dc:date>
            </office:change-info>
          </text:insertion>
        </text:changed-region>
        <text:changed-region xml:id="ct35188076960" text:id="ct35188076960">
          <text:insertion>
            <office:change-info>
              <dc:creator>Caroline Daly</dc:creator>
              <dc:date>2018-01-30T23:35:00</dc:date>
            </office:change-info>
          </text:insertion>
        </text:changed-region>
        <text:changed-region xml:id="ct35188077184" text:id="ct35188077184">
          <text:deletion>
            <office:change-info>
              <dc:creator>Caroline Daly</dc:creator>
              <dc:date>2018-01-30T23:34:00</dc:date>
            </office:change-info>
            <text:list xml:id="list115303303684632" text:continue-numbering="true" text:style-name="WWNum3">
              <text:list-item>
                <text:p text:style-name="P18"><text:span text:style-name="T8">Green-finger provision;</text:span></text:p>
              </text:list-item>
            </text:list>
          </text:deletion>
        </text:changed-region>
        <text:changed-region xml:id="ct35188077408" text:id="ct35188077408">
          <text:deletion>
            <office:change-info>
              <dc:creator>Caroline Daly</dc:creator>
              <dc:date>2018-01-31T00:06:00</dc:date>
            </office:change-info>
            <text:list xml:id="list115303294912952" text:continue-numbering="true" text:style-name="WWNum3">
              <text:list-item>
                <text:p text:style-name="P18"><text:span text:style-name="T8">Re-provision of Affordable Housing;</text:span></text:p>
              </text:list-item>
            </text:list>
          </text:deletion>
        </text:changed-region>
        <text:changed-region xml:id="ct35188077632" text:id="ct35188077632">
          <text:deletion>
            <office:change-info>
              <dc:creator>Caroline Daly</dc:creator>
              <dc:date>2018-01-31T00:06:00</dc:date>
            </office:change-info>
            <text:list xml:id="list115303684009771" text:continue-numbering="true" text:style-name="WWNum3">
              <text:list-item>
                <text:p text:style-name="P18"><text:span text:style-name="T8">Dwelling sizes</text:span></text:p>
              </text:list-item>
            </text:list>
          </text:deletion>
        </text:changed-region>
        <text:changed-region xml:id="ct35188077856" text:id="ct35188077856">
          <text:insertion>
            <office:change-info>
              <dc:creator>Caroline Daly</dc:creator>
              <dc:date>2018-01-31T08:22:00</dc:date>
            </office:change-info>
          </text:insertion>
        </text:changed-region>
        <text:changed-region xml:id="ct35188078080" text:id="ct35188078080">
          <text:insertion>
            <office:change-info>
              <dc:creator>Unknown Author</dc:creator>
              <dc:date>2018-02-11T23:12:41</dc:date>
            </office:change-info>
          </text:insertion>
        </text:changed-region>
        <text:changed-region xml:id="ct35188078304" text:id="ct35188078304">
          <text:deletion>
            <office:change-info>
              <dc:creator>Unknown Author</dc:creator>
              <dc:date>2018-02-11T23:12:40</dc:date>
            </office:change-info>
            <text:p text:style-name="P15"><text:span text:style-name="T8">5</text:span></text:p>
          </text:deletion>
        </text:changed-region>
        <text:changed-region xml:id="ct35188078528" text:id="ct35188078528">
          <text:insertion>
            <office:change-info>
              <dc:creator>Caroline Daly</dc:creator>
              <dc:date>2018-01-31T14:16:00</dc:date>
            </office:change-info>
          </text:insertion>
        </text:changed-region>
        <text:changed-region xml:id="ct35188078752" text:id="ct35188078752">
          <text:insertion>
            <office:change-info>
              <dc:creator>Unknown Author</dc:creator>
              <dc:date>2018-02-11T22:39:04</dc:date>
            </office:change-info>
          </text:insertion>
        </text:changed-region>
        <text:changed-region xml:id="ct35188079648" text:id="ct35188079648">
          <text:insertion>
            <office:change-info>
              <dc:creator>Unknown Author</dc:creator>
              <dc:date>2018-02-10T15:33:19</dc:date>
            </office:change-info>
          </text:insertion>
        </text:changed-region>
        <text:changed-region xml:id="ct35188079424" text:id="ct35188079424">
          <text:insertion>
            <office:change-info>
              <dc:creator>Unknown Author</dc:creator>
              <dc:date>2018-02-10T15:34:23</dc:date>
            </office:change-info>
          </text:insertion>
        </text:changed-region>
        <text:changed-region xml:id="ct35188078976" text:id="ct35188078976">
          <text:insertion>
            <office:change-info>
              <dc:creator>Unknown Author</dc:creator>
              <dc:date>2018-02-10T15:35:07</dc:date>
            </office:change-info>
          </text:insertion>
        </text:changed-region>
        <text:changed-region xml:id="ct35188079200" text:id="ct35188079200">
          <text:insertion>
            <office:change-info>
              <dc:creator>Unknown Author</dc:creator>
              <dc:date>2018-02-11T22:39:11</dc:date>
            </office:change-info>
          </text:insertion>
        </text:changed-region>
        <text:changed-region xml:id="ct35188079872" text:id="ct35188079872">
          <text:insertion>
            <office:change-info>
              <dc:creator>Unknown Author</dc:creator>
              <dc:date>2018-02-10T15:38:31</dc:date>
            </office:change-info>
          </text:insertion>
        </text:changed-region>
        <text:changed-region xml:id="ct35188080096" text:id="ct35188080096">
          <text:insertion>
            <office:change-info>
              <dc:creator>Unknown Author</dc:creator>
              <dc:date>2018-02-10T15:37:24</dc:date>
            </office:change-info>
          </text:insertion>
        </text:changed-region>
        <text:changed-region xml:id="ct35188080320" text:id="ct35188080320">
          <text:insertion>
            <office:change-info>
              <dc:creator>Unknown Author</dc:creator>
              <dc:date>2018-02-10T15:40:46</dc:date>
            </office:change-info>
          </text:insertion>
        </text:changed-region>
        <text:changed-region xml:id="ct35188080544" text:id="ct35188080544">
          <text:insertion>
            <office:change-info>
              <dc:creator>Caroline Daly</dc:creator>
              <dc:date>2018-01-31T14:16:00</dc:date>
            </office:change-info>
          </text:insertion>
        </text:changed-region>
        <text:changed-region xml:id="ct35188080768" text:id="ct35188080768">
          <text:insertion>
            <office:change-info>
              <dc:creator>Unknown Author</dc:creator>
              <dc:date>2018-02-11T23:12:52</dc:date>
            </office:change-info>
          </text:insertion>
        </text:changed-region>
        <text:changed-region xml:id="ct35188080992" text:id="ct35188080992">
          <text:deletion>
            <office:change-info>
              <dc:creator>Unknown Author</dc:creator>
              <dc:date>2018-02-11T23:12:52</dc:date>
            </office:change-info>
            <text:p text:style-name="P15"><text:span text:style-name="T8">6</text:span></text:p>
          </text:deletion>
        </text:changed-region>
        <text:changed-region xml:id="ct35188081216" text:id="ct35188081216">
          <text:insertion>
            <office:change-info>
              <dc:creator>Caroline Daly</dc:creator>
              <dc:date>2018-01-31T14:16:00</dc:date>
            </office:change-info>
          </text:insertion>
        </text:changed-region>
        <text:changed-region xml:id="ct35188081440" text:id="ct35188081440">
          <text:insertion>
            <office:change-info>
              <dc:creator>Caroline Daly</dc:creator>
              <dc:date>2018-01-30T22:27:00</dc:date>
            </office:change-info>
          </text:insertion>
        </text:changed-region>
        <text:changed-region xml:id="ct35188081664" text:id="ct35188081664">
          <text:insertion>
            <office:change-info>
              <dc:creator>Caroline Daly</dc:creator>
              <dc:date>2018-01-31T14:15:00</dc:date>
            </office:change-info>
          </text:insertion>
        </text:changed-region>
        <text:changed-region xml:id="ct35188081888" text:id="ct35188081888">
          <text:insertion>
            <office:change-info>
              <dc:creator>Caroline Daly</dc:creator>
              <dc:date>2018-01-31T14:16:00</dc:date>
            </office:change-info>
          </text:insertion>
        </text:changed-region>
        <text:changed-region xml:id="ct35188082112" text:id="ct35188082112">
          <text:insertion>
            <office:change-info>
              <dc:creator>Caroline Daly</dc:creator>
              <dc:date>2018-01-31T14:15:00</dc:date>
            </office:change-info>
          </text:insertion>
        </text:changed-region>
        <text:changed-region xml:id="ct35188082336" text:id="ct35188082336">
          <text:insertion>
            <office:change-info>
              <dc:creator>Unknown Author</dc:creator>
              <dc:date>2018-02-11T22:39:22</dc:date>
            </office:change-info>
          </text:insertion>
        </text:changed-region>
        <text:changed-region xml:id="ct35188082560" text:id="ct35188082560">
          <text:insertion>
            <office:change-info>
              <dc:creator>Unknown Author</dc:creator>
              <dc:date>2018-02-11T23:12:56</dc:date>
            </office:change-info>
          </text:insertion>
        </text:changed-region>
        <text:changed-region xml:id="ct35188082784" text:id="ct35188082784">
          <text:insertion>
            <office:change-info>
              <dc:creator>Unknown Author</dc:creator>
              <dc:date>2018-02-10T14:56:33</dc:date>
            </office:change-info>
          </text:insertion>
        </text:changed-region>
        <text:changed-region xml:id="ct35188083008" text:id="ct35188083008">
          <text:insertion>
            <office:change-info>
              <dc:creator>Unknown Author</dc:creator>
              <dc:date>2018-02-11T22:44:58</dc:date>
            </office:change-info>
          </text:insertion>
        </text:changed-region>
        <text:changed-region xml:id="ct35188083232" text:id="ct35188083232">
          <text:insertion>
            <office:change-info>
              <dc:creator>Unknown Author</dc:creator>
              <dc:date>2018-02-10T14:56:33</dc:date>
            </office:change-info>
          </text:insertion>
        </text:changed-region>
        <text:changed-region xml:id="ct35188083456" text:id="ct35188083456">
          <text:insertion>
            <office:change-info>
              <dc:creator>Unknown Author</dc:creator>
              <dc:date>2018-02-11T22:45:05</dc:date>
            </office:change-info>
          </text:insertion>
        </text:changed-region>
        <text:changed-region xml:id="ct35188083680" text:id="ct35188083680">
          <text:deletion>
            <office:change-info>
              <dc:creator>Caroline Daly</dc:creator>
              <dc:date>2018-01-31T14:17:00</dc:date>
            </office:change-info>
            <text:p text:style-name="P15"><text:span text:style-name="T8">6</text:span></text:p>
          </text:deletion>
        </text:changed-region>
        <text:changed-region xml:id="ct35188083904" text:id="ct35188083904">
          <text:insertion>
            <office:change-info>
              <dc:creator>Unknown Author</dc:creator>
              <dc:date>2018-02-11T23:13:20</dc:date>
            </office:change-info>
          </text:insertion>
        </text:changed-region>
        <text:changed-region xml:id="ct35188084128" text:id="ct35188084128">
          <text:deletion>
            <office:change-info>
              <dc:creator>Unknown Author</dc:creator>
              <dc:date>2018-02-11T23:13:19</dc:date>
            </office:change-info>
            <text:p text:style-name="P15"><text:span text:style-name="T8">7</text:span></text:p>
          </text:deletion>
        </text:changed-region>
        <text:changed-region xml:id="ct35188084352" text:id="ct35188084352">
          <text:deletion>
            <office:change-info>
              <dc:creator>Caroline Daly</dc:creator>
              <dc:date>2018-01-30T23:33:00</dc:date>
            </office:change-info>
            <text:p text:style-name="P15"><text:span text:style-name="T8">Equalities and human rights</text:span></text:p>
          </text:deletion>
        </text:changed-region>
        <text:changed-region xml:id="ct35188084576" text:id="ct35188084576">
          <text:insertion>
            <office:change-info>
              <dc:creator>Caroline Daly</dc:creator>
              <dc:date>2018-01-30T23:33:00</dc:date>
            </office:change-info>
          </text:insertion>
        </text:changed-region>
        <text:changed-region xml:id="ct35188085024" text:id="ct35188085024">
          <text:deletion>
            <office:change-info>
              <dc:creator>Caroline Daly</dc:creator>
              <dc:date>2018-01-30T23:33:00</dc:date>
            </office:change-info>
            <text:p text:style-name="P15"><text:span text:style-name="T8">leaseholders are a protected group</text:span></text:p>
          </text:deletion>
        </text:changed-region>
        <text:changed-region xml:id="ct35188084800" text:id="ct35188084800">
          <text:insertion>
            <office:change-info>
              <dc:creator>Caroline Daly</dc:creator>
              <dc:date>2018-01-31T14:15:00</dc:date>
            </office:change-info>
          </text:insertion>
        </text:changed-region>
        <text:changed-region xml:id="ct35188085248" text:id="ct35188085248">
          <text:insertion>
            <office:change-info>
              <dc:creator>Caroline Daly</dc:creator>
              <dc:date>2018-01-31T14:16:00</dc:date>
            </office:change-info>
          </text:insertion>
        </text:changed-region>
        <text:changed-region xml:id="ct35188085472" text:id="ct35188085472">
          <text:insertion>
            <office:change-info>
              <dc:creator>Caroline Daly</dc:creator>
              <dc:date>2018-01-31T14:15:00</dc:date>
            </office:change-info>
          </text:insertion>
        </text:changed-region>
        <text:changed-region xml:id="ct35188085696" text:id="ct35188085696">
          <text:insertion>
            <office:change-info>
              <dc:creator>Unknown Author</dc:creator>
              <dc:date>2018-02-11T22:47:47</dc:date>
            </office:change-info>
          </text:insertion>
        </text:changed-region>
        <text:changed-region xml:id="ct35188085920" text:id="ct35188085920">
          <text:insertion>
            <office:change-info>
              <dc:creator>Unknown Author</dc:creator>
              <dc:date>2018-02-10T15:55:03</dc:date>
            </office:change-info>
          </text:insertion>
        </text:changed-region>
        <text:changed-region xml:id="ct35188086144" text:id="ct35188086144">
          <text:insertion>
            <office:change-info>
              <dc:creator>Unknown Author</dc:creator>
              <dc:date>2018-02-10T15:56:00</dc:date>
            </office:change-info>
          </text:insertion>
        </text:changed-region>
        <text:changed-region xml:id="ct35188086368" text:id="ct35188086368">
          <text:insertion>
            <office:change-info>
              <dc:creator>Unknown Author</dc:creator>
              <dc:date>2018-02-11T22:47:51</dc:date>
            </office:change-info>
          </text:insertion>
        </text:changed-region>
        <text:changed-region xml:id="ct35188086592" text:id="ct35188086592">
          <text:insertion>
            <office:change-info>
              <dc:creator>Unknown Author</dc:creator>
              <dc:date>2018-02-10T16:02:56</dc:date>
            </office:change-info>
          </text:insertion>
        </text:changed-region>
        <text:changed-region xml:id="ct35188086816" text:id="ct35188086816">
          <text:insertion>
            <office:change-info>
              <dc:creator>Unknown Author</dc:creator>
              <dc:date>2018-02-10T16:03:02</dc:date>
            </office:change-info>
          </text:insertion>
        </text:changed-region>
        <text:changed-region xml:id="ct35188087040" text:id="ct35188087040">
          <text:insertion>
            <office:change-info>
              <dc:creator>Unknown Author</dc:creator>
              <dc:date>2018-02-10T16:06:32</dc:date>
            </office:change-info>
          </text:insertion>
        </text:changed-region>
        <text:changed-region xml:id="ct35188087264" text:id="ct35188087264">
          <text:insertion>
            <office:change-info>
              <dc:creator>Unknown Author</dc:creator>
              <dc:date>2018-02-10T16:03:02</dc:date>
            </office:change-info>
          </text:insertion>
        </text:changed-region>
        <text:changed-region xml:id="ct35188087488" text:id="ct35188087488">
          <text:insertion>
            <office:change-info>
              <dc:creator>Unknown Author</dc:creator>
              <dc:date>2018-02-10T16:06:22</dc:date>
            </office:change-info>
          </text:insertion>
        </text:changed-region>
        <text:changed-region xml:id="ct35188087712" text:id="ct35188087712">
          <text:insertion>
            <office:change-info>
              <dc:creator>Unknown Author</dc:creator>
              <dc:date>2018-02-11T22:47:55</dc:date>
            </office:change-info>
          </text:insertion>
        </text:changed-region>
        <text:changed-region xml:id="ct35188087936" text:id="ct35188087936">
          <text:insertion>
            <office:change-info>
              <dc:creator>Unknown Author</dc:creator>
              <dc:date>2018-02-10T16:00:46</dc:date>
            </office:change-info>
          </text:insertion>
        </text:changed-region>
        <text:changed-region xml:id="ct35188088160" text:id="ct35188088160">
          <text:insertion>
            <office:change-info>
              <dc:creator>Unknown Author</dc:creator>
              <dc:date>2018-02-10T16:01:00</dc:date>
            </office:change-info>
          </text:insertion>
        </text:changed-region>
        <text:changed-region xml:id="ct35188088384" text:id="ct35188088384">
          <text:insertion>
            <office:change-info>
              <dc:creator>Unknown Author</dc:creator>
              <dc:date>2018-02-10T15:59:34</dc:date>
            </office:change-info>
          </text:insertion>
        </text:changed-region>
        <text:changed-region xml:id="ct35188088608" text:id="ct35188088608">
          <text:insertion>
            <office:change-info>
              <dc:creator>Unknown Author</dc:creator>
              <dc:date>2018-02-10T15:58:5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1"><text:span text:style-name="T14">THE LONDON BOROUGH OF SOUTHWARK </text:span></text:p>
      <text:p text:style-name="P19"/>
      <text:p text:style-name="P21"><text:span text:style-name="T14">TOWN AND COUNTRY PLANNING ACT 1990</text:span></text:p>
      <text:p text:style-name="P21"><text:span text:style-name="T14">AND ACQUISITION OF LAND ACT 1981</text:span></text:p>
      <text:p text:style-name="P19"/>
      <text:p text:style-name="P19"/>
      <text:p text:style-name="P21"><text:span text:style-name="T14">THE LONDON BOROUGH OF SOUTHWARK (AYLESBURY ESTATE </text:span></text:p>
      <text:p text:style-name="P21"><text:span text:style-name="T14">SITES 1B-1C) COMPULSORY PURCHASE ORDER 2014</text:span></text:p>
      <text:p text:style-name="P21"><text:span text:style-name="T14">APP/NPCU/CPO/A5840/74092RD</text:span></text:p>
      <text:p text:style-name="P19"/>
      <text:p text:style-name="P19"/>
      <text:p text:style-name="P22"/>
      <text:p text:style-name="P19"/>
      <text:p text:style-name="P21"><text:change-start text:change-id="ct35186693280"/><text:span text:style-name="T14">Draft </text:span><text:change-end text:change-id="ct35186693280"/><text:span text:style-name="T14">STATEMENT OF COMMON GROUND</text:span></text:p>
      <text:p text:style-name="P21"><text:span text:style-name="T14">________________________________________________________</text:span></text:p>
      <text:p text:style-name="P19"/>
      <text:p text:style-name="P21"><text:span text:style-name="T3"/></text:p>
      <text:p text:style-name="P46"><text:span text:style-name="T1">2.8<text:tab/>The site </text:span><text:change-start text:change-id="ct35187195488"/><text:span text:style-name="T1">originally </text:span><text:change-end text:change-id="ct35187195488"/><text:span text:style-name="T1">accommodated 566 units made up of social rented </text:span><text:change-start text:change-id="ct35187195712"/><text:span text:style-name="T1">(492 units) </text:span><text:change-end text:change-id="ct35187195712"/><text:span text:style-name="T1">and private housing</text:span><text:change-start text:change-id="ct35187195936"/><text:span text:style-name="T1"> (74 units)</text:span><text:change-end text:change-id="ct35187195936"/><text:span text:style-name="T1">. </text:span></text:p>
      <text:p text:style-name="P1"><text:change-start text:change-id="ct35187196160"/><text:span text:style-name="T1"><text:tab/></text:span><text:change-end text:change-id="ct35187196160"/><text:change-start text:change-id="ct35187196384"/><text:span text:style-name="T1">2.81 </text:span><text:change-end text:change-id="ct35187196384"/><text:span text:style-name="T1">The permitted Scheme </text:span><text:change-start text:change-id="ct35187196608"/><text:span text:style-name="T1">will </text:span><text:change-end text:change-id="ct35187196608"/><text:span text:style-name="T1">deliver</text:span><text:change text:change-id="ct35187196832"/><text:span text:style-name="T1"> 356 affordable housing units (excluding the 50 extra care units</text:span><text:change-start text:change-id="ct35187197056"/><text:span text:style-name="T1"> i.e. 406 affordable units overall</text:span><text:change-end text:change-id="ct35187197056"/><text:span text:style-name="T1">) of which</text:span><text:change-start text:change-id="ct35187197280"/><text:span text:style-name="T1"> 304 units</text:span><text:change-end text:change-id="ct35187197280"/><text:span text:style-name="T1"> </text:span><text:change text:change-id="ct35187197504"/><text:change-start text:change-id="ct35187197728"/><text:span text:style-name="T1">76</text:span><text:change-end text:change-id="ct35187197728"/><text:span text:style-name="T1">% (by habitable room) would be social rented accommodation. </text:span><text:change-start text:change-id="ct35187197952"/><text:span text:style-name="T1">This represents a net loss of </text:span><text:change-end text:change-id="ct35187197952"/><text:change-start text:change-id="ct35187198176"/><text:span text:style-name="T1">188 social rented units when compared against the pre-existing </text:span><text:change-end text:change-id="ct35187198176"/><text:change-start text:change-id="ct35187198400"/><text:span text:style-name="T1">number of social rented units (492) on the order land. </text:span><text:change-end text:change-id="ct35187198400"/><text:span text:style-name="T1"><text:s/></text:span></text:p>
      <text:p text:style-name="P2"><text:change-start text:change-id="ct35187198624"/><text:span text:style-name="T51">2.82 </text:span><text:change-end text:change-id="ct35187198624"/><text:change-start text:change-id="ct35187198848"/><text:span text:style-name="T51">In </text:span><text:change-end text:change-id="ct35187198848"/><text:change-start text:change-id="ct35187199072"/><text:span text:style-name="T51">terms of habitable rooms, there is an overall net loss in the consented scheme of 275 social rented habitable rooms against the baseline (APP/9/3, pg 3). </text:span><text:change-end text:change-id="ct35187199072"/><text:change-start text:change-id="ct35187199296"/><text:span text:style-name="T51">Whilst there is a small net gain in habitable rooms in terms of affordable housing (when shared ownership housing is included in the re-provision of ‘affordable’ housing), there is dispute over the methodology used. </text:span><text:change-end text:change-id="ct35187199296"/><text:change text:change-id="ct35187199520"/><text:change-start text:change-id="ct35187199744"/></text:p>
      <text:p text:style-name="P2"><text:change-end text:change-id="ct35187199744"/><text:change text:change-id="ct35187199968"/><text:span text:style-name="T3"/></text:p>
      <text:p text:style-name="P2"><text:change text:change-id="ct35187200192"/><text:span text:style-name="T3"/></text:p>
      <text:p text:style-name="P2"><text:change text:change-id="ct35187200416"/><text:span text:style-name="T3"/></text:p>
      <text:p text:style-name="P2"><text:change text:change-id="ct35187200640"/><text:span text:style-name="T3"/></text:p>
      <text:p text:style-name="P2"><text:span text:style-name="T4">2.9<text:tab/></text:span><text:change text:change-id="ct35187200864"/><text:change text:change-id="ct35187201536"/><text:change text:change-id="ct35187201088"/><text:change text:change-id="ct35187201312"/><text:change text:change-id="ct35187201760"/><text:change text:change-id="ct35187201984"/><text:change text:change-id="ct35187202208"/></text:p>
      <text:p text:style-name="P3"><text:span text:style-name="T4"><text:tab/></text:span><text:change text:change-id="ct35187202432"/></text:p>
      <text:p text:style-name="P3"><text:change text:change-id="ct35187202880"/><text:span text:style-name="T3"/></text:p>
      <text:p text:style-name="P3"><text:change text:change-id="ct35187203104"/><text:span text:style-name="T3"/></text:p>
      <text:p text:style-name="P3"><text:change text:change-id="ct35187203328"/><text:soft-page-break/><text:span text:style-name="T3"/></text:p>
      <text:p text:style-name="P3"><text:change text:change-id="ct35187203552"/><text:span text:style-name="T3"/></text:p>
      <text:p text:style-name="P3"><text:change text:change-id="ct35187203776"/><text:span text:style-name="T3"/></text:p>
      <text:p text:style-name="P3"><text:change text:change-id="ct35187202656"/><text:change text:change-id="ct35187204000"/><text:span text:style-name="T3"/></text:p>
      <text:p text:style-name="P3"><text:span text:style-name="T1">2.10 <text:tab/>Excluding the extra care and the units for adults with learning difficulties, the split between the social rented and intermediate accommodation is 76:24 based on habitable rooms. This generally accords with the AAAP which requires a 75:25 split. <text:s/>The Social Rented Units are secured within the s.106 agreement dated 5</text:span><text:span text:style-name="T73"> </text:span><text:span text:style-name="T1">August 2015 (CD</text:span><text:change text:change-id="ct35187204224"/><text:span text:style-name="T1">64) as amended by a Deed of Clarification dated 14 October 2017 (CD</text:span><text:change text:change-id="ct35187204448"/><text:span text:style-name="T1">65) which clearly states that rents for the Social Rented Units will be calculated in accordance with appendix 1 of the Rent Standards Guidance.</text:span><text:change text:change-id="ct35187204896"/><text:change-start text:change-id="ct35187204672"/><text:span text:style-name="T5"> The Development Partnership Agreement as it stands (CD68a) refers to the term ‘target rent’ and does not use the term ‘social rent’. </text:span><text:change-end text:change-id="ct35187204672"/></text:p>
      <text:p text:style-name="P34"><text:soft-page-break/></text:p>
      <text:p text:style-name="P3"><text:change-start text:change-id="ct35187205120"/><text:span text:style-name="T1">2.</text:span><text:span text:style-name="T5">11 <text:tab/>The </text:span><text:change-end text:change-id="ct35187205120"/><text:change-start text:change-id="ct35187205344"/><text:span text:style-name="T5">amended</text:span><text:change-end text:change-id="ct35187205344"/><text:change-start text:change-id="ct35187205568"/><text:span text:style-name="T5"> Statement of Case</text:span><text:change-end text:change-id="ct35187205568"/><text:change-start text:change-id="ct35187205792"/><text:span text:style-name="T5"> on behalf of ALAG </text:span><text:change-end text:change-id="ct35187205792"/><text:change-start text:change-id="ct35187206016"/><text:span text:style-name="T5">(OBJ/ALAG/0/1) </text:span><text:change-end text:change-id="ct35187206016"/><text:change-start text:change-id="ct35187206240"/><text:span text:style-name="T5">raised a series of detailed points in respect of the planning framework</text:span><text:change-end text:change-id="ct35187206240"/><text:change-start text:change-id="ct35187206464"/><text:span text:style-name="T5"> for the Scheme</text:span><text:change-end text:change-id="ct35187206464"/><text:change-start text:change-id="ct35187206688"/><text:span text:style-name="T5">. Most of the points made were not raised as objections to the CPO at the </text:span><text:change-end text:change-id="ct35187206688"/><text:change-start text:change-id="ct35187206912"/><text:span text:style-name="T5">2015</text:span><text:change-end text:change-id="ct35187206912"/><text:change-start text:change-id="ct35187207136"/><text:span text:style-name="T5"> inquiry.</text:span><text:change-end text:change-id="ct35187207136"/><text:change-start text:change-id="ct35187207360"/><text:span text:style-name="T5"> Of the fifteen planning objections raised in </text:span><text:change-end text:change-id="ct35187207360"/><text:change-start text:change-id="ct35187207584"/><text:span text:style-name="T5">its</text:span><text:change-end text:change-id="ct35187207584"/><text:change-start text:change-id="ct35187207808"/><text:span text:style-name="T5"> updated Statement of Case, ALAG has undertaken to withdraw </text:span><text:change-end text:change-id="ct35187207808"/><text:change-start text:change-id="ct35187208032"/><text:span text:style-name="T5">its objections in respect of</text:span><text:change-end text:change-id="ct35187208032"/><text:change-start text:change-id="ct35187208256"/><text:span text:style-name="T5">:</text:span><text:change-end text:change-id="ct35187208256"/></text:p>
      <text:p text:style-name="P3"><text:change-start text:change-id="ct35187208480"/><text:span text:style-name="T5"><text:tab/>(1) </text:span><text:change-end text:change-id="ct35187208480"/><text:change-start text:change-id="ct35187208704"/><text:span text:style-name="T5">Dual aspect:</text:span><text:change-end text:change-id="ct35187208704"/></text:p>
      <text:p text:style-name="P3"><text:change-start text:change-id="ct35187208928"/><text:span text:style-name="T5"><text:tab/>(2) Tall buildings</text:span><text:change-end text:change-id="ct35187208928"/><text:change-start text:change-id="ct35187209152"/><text:span text:style-name="T5"> (except insofar as they relate to sunlight/daylight issues)</text:span><text:change-end text:change-id="ct35187209152"/><text:change-start text:change-id="ct35187209376"/><text:span text:style-name="T5">;</text:span><text:change-end text:change-id="ct35187209376"/><text:change-start text:change-id="ct35187209600"/><text:span text:style-name="T5"> </text:span><text:change-end text:change-id="ct35187209600"/></text:p>
      <text:p text:style-name="P3"><text:change-start text:change-id="ct35187209824"/><text:span text:style-name="T5"><text:tab/>(3) Renewable Energy;</text:span><text:change-end text:change-id="ct35187209824"/></text:p>
      <text:p text:style-name="P3"><text:change-start text:change-id="ct35187210048"/><text:span text:style-name="T5"><text:tab/>(4) Cycle Infrastructure;</text:span></text:p>
      <text:p text:style-name="P3"><text:span text:style-name="T5"><text:tab/>(5) Green Fingers;</text:span></text:p>
      <text:p text:style-name="P3"><text:span text:style-name="T5"><text:tab/>(6) Open Space;</text:span></text:p>
      <text:p text:style-name="P3"><text:span text:style-name="T5"><text:tab/>(7) Private Amenity Space;</text:span></text:p>
      <text:p text:style-name="P3"><text:span text:style-name="T5"><text:tab/>(8)</text:span><text:change-end text:change-id="ct35187210048"/><text:change-start text:change-id="ct35187210272"/><text:span text:style-name="T5"> Privacy and Overlooking;</text:span></text:p>
      <text:p text:style-name="P3"><text:span text:style-name="T5"><text:tab/>(9) Play Space;</text:span></text:p>
      <text:p text:style-name="P3"><text:span text:style-name="T5"><text:tab/>(10) Dwelling mix;</text:span></text:p>
      <text:p text:style-name="P3"><text:span text:style-name="T5"><text:tab/>(11) Land Use requirements:</text:span><text:change-end text:change-id="ct35187210272"/><text:change-start text:change-id="ct35187210496"/><text:span text:style-name="T5"> and</text:span><text:change-end text:change-id="ct35187210496"/></text:p>
      <text:p text:style-name="P3"><text:change-start text:change-id="ct35187210720"/><text:span text:style-name="T5"><text:tab/>(12) Wheelchair provision</text:span><text:change-end text:change-id="ct35187210720"/><text:change-start text:change-id="ct35187210944"/><text:span text:style-name="T5"> (except insofar as wheelchair provision relates specifically to Ms Kabuto)</text:span><text:change-end text:change-id="ct35187210944"/><text:change-start text:change-id="ct35187211168"/><text:span text:style-name="T5">.</text:span><text:change-end text:change-id="ct35187211168"/></text:p>
      <text:p text:style-name="P3"><text:change-start text:change-id="ct35187211616"/><text:span text:style-name="T5"><text:tab/>ALAG has also accepted that </text:span><text:change-end text:change-id="ct35187211616"/><text:change-start text:change-id="ct35187211840"/><text:span text:style-name="T5">the point made by Mr Novakovic in his proof of evidence</text:span><text:change-end text:change-id="ct35187211840"/><text:change-start text:change-id="ct35187212064"/><text:span text:style-name="T5"> in respect of the delivery of affordable housing </text:span><text:change-end text:change-id="ct35187212064"/><text:change-start text:change-id="ct35187560448"/><text:span text:style-name="T5">by L&amp;Q </text:span><text:change-end text:change-id="ct35187560448"/><text:change-start text:change-id="ct35187560672"/><text:span text:style-name="T5">on Site 1a w</text:span><text:change-end text:change-id="ct35187560672"/><text:change-start text:change-id="ct35187560896"/><text:span text:style-name="T5">as </text:span><text:change-end text:change-id="ct35187560896"/><text:change-start text:change-id="ct35187561120"/><text:span text:style-name="T5">erroneous</text:span><text:change-end text:change-id="ct35187561120"/><text:change-start text:change-id="ct35187561344"/><text:span text:style-name="T5"> as it was based on an error in L&amp;Q’s application for a variation in the s106 agreemen</text:span><text:change-end text:change-id="ct35187561344"/><text:change-start text:change-id="ct35187561568"/><text:span text:style-name="T5">t</text:span><text:change-end text:change-id="ct35187561568"/><text:change-start text:change-id="ct35187561792"/><text:span text:style-name="T5">.</text:span><text:change-end text:change-id="ct35187561792"/><text:change-start text:change-id="ct35187562016"/><text:span text:style-name="T5"> </text:span><text:change-end text:change-id="ct35187562016"/><text:change-start text:change-id="ct35187562240"/><text:span text:style-name="T5">ALAG has undertaken to</text:span><text:change-end text:change-id="ct35187562240"/><text:change-start text:change-id="ct35187562464"/><text:span text:style-name="T5"> withdraw this point. </text:span><text:change-end text:change-id="ct35187562464"/></text:p>
      <text:p text:style-name="P3"><text:change-start text:change-id="ct35187562688"/><text:span text:style-name="T5"><text:tab/></text:span><text:change-end text:change-id="ct35187562688"/><text:change-start text:change-id="ct35187562912"/><text:span text:style-name="T5">ALAG </text:span><text:change-end text:change-id="ct35187562912"/><text:change-start text:change-id="ct35187563136"/><text:span text:style-name="T5">has undertaken to</text:span><text:change-end text:change-id="ct35187563136"/><text:change-start text:change-id="ct35187563360"/><text:span text:style-name="T5"> provide a detailed </text:span><text:change-end text:change-id="ct35187563360"/><text:change-start text:change-id="ct35187563584"/><text:span text:style-name="T5">note </text:span><text:change-end text:change-id="ct35187563584"/><text:change-start text:change-id="ct35187563808"/><text:span text:style-name="T5">during the adjournment </text:span><text:change-end text:change-id="ct35187563808"/><text:change-start text:change-id="ct35187564032"/><text:span text:style-name="T5">setting out the specific paragraphs </text:span><text:change-end text:change-id="ct35187564032"/><text:change-start text:change-id="ct35187564256"/><text:span text:style-name="T5">that it </text:span><text:change-end text:change-id="ct35187564256"/><text:change-start text:change-id="ct35187564480"/><text:span text:style-name="T5">no longer </text:span><text:change-end text:change-id="ct35187564480"/><text:change-start text:change-id="ct35187564704"/><text:span text:style-name="T5">relie</text:span><text:change-end text:change-id="ct35187564704"/><text:change-start text:change-id="ct35187564928"/><text:span text:style-name="T5">s</text:span><text:change-end text:change-id="ct35187564928"/><text:change-start text:change-id="ct35187565152"/><text:span text:style-name="T5"> upon in the </text:span><text:change-end text:change-id="ct35187565152"/><text:change-start text:change-id="ct35187565376"/><text:soft-page-break/><text:span text:style-name="T5">written </text:span><text:change-end text:change-id="ct35187565376"/><text:change-start text:change-id="ct35187565600"/><text:span text:style-name="T5">evidence of its witnesses. ALAG undertakes that this exercise will be carried out in a manner consistent with the above paragraph</text:span><text:change-end text:change-id="ct35187565600"/><text:change-start text:change-id="ct35187565824"/><text:span text:style-name="T5">s</text:span><text:change-end text:change-id="ct35187565824"/><text:change-start text:change-id="ct35187566048"/><text:span text:style-name="T5">.</text:span><text:change-end text:change-id="ct35187566048"/></text:p>
      <text:p text:style-name="P3"><text:span text:style-name="T63">2.11<text:tab/>The Scheme will provide affordable housing provision that is well above the minimum borough-wide requirements of the Southwark Plan and Core Strategy. Whilst there is a minor divergence from the AAAP phasing percentage requirement, the overall 50% affordable units will be delivered consistently across the master plan, as set out in the outline planning application proposals. <text:s/>The Scheme will achieve the AAAP aim of a mixed tenure community, whilst re-providing the existing level of social rent housing at the site in line with the requirements of the London Plan.</text:span></text:p>
      <text:p text:style-name="P49"><text:span text:style-name="T1">3.<text:tab/></text:span><text:span text:style-name="T4">Notting Hill</text:span></text:p>
      <text:p text:style-name="P4"><text:span text:style-name="T6">3.1<text:tab/>Notting Hill has progressed its proposals for the redevelopment of the Order Land, </text:span><text:change-start text:change-id="ct35187566720"/><text:span text:style-name="T6">through </text:span><text:change-end text:change-id="ct35187566720"/><text:span text:style-name="T6">securing planning </text:span><text:change text:change-id="ct35187566496"/><text:change-start text:change-id="ct35187566944"/><text:span text:style-name="T6">permission, implementing that permission through demolition works, </text:span><text:change-end text:change-id="ct35187566944"/><text:change text:change-id="ct35187567168"/><text:span text:style-name="T6">undertaking the diversion of utilities (telecommunications, electricity, gas, water) currently serving the Order Land, and progressing the detailed design.</text:span><text:change-start text:change-id="ct35187567392"/><text:span text:style-name="T6"> </text:span><text:change-end text:change-id="ct35187567392"/><text:span text:style-name="T6"><text:s text:c="2"/></text:span><text:change text:change-id="ct35187566272"/></text:p>
      <text:p text:style-name="P4"><text:span text:style-name="T1">3.2 <text:tab/></text:span><text:span text:style-name="T8">The DPA provides the contractual commitment whereby Notting Hill will deliver the Regeneration. <text:s/>This is set out in broad terms in the Objectives in the DPA (CD</text:span><text:change text:change-id="ct35187567616"/><text:span text:style-name="T8">68</text:span><text:change-start text:change-id="ct35187567840"/><text:span text:style-name="T8">A</text:span><text:change-end text:change-id="ct35187567840"/><text:span text:style-name="T8"> at clause 2) and the minimum requirements in Schedule 3, with the mechanism for delivery being set out in clauses 4 and 5. </text:span><text:span text:style-name="T10">There have been </text:span><text:span text:style-name="T9">a </text:span><text:change text:change-id="ct35187568064"/><text:change-start text:change-id="ct35187568288"/><text:span text:style-name="T9">series </text:span><text:change-end text:change-id="ct35187568288"/><text:change-start text:change-id="ct35187568512"/><text:span text:style-name="T9">of </text:span><text:change-end text:change-id="ct35187568512"/><text:change-start text:change-id="ct35187568736"/><text:span text:style-name="T10">variations to the DPA since it was signed</text:span><text:span text:style-name="T9"> </text:span><text:change-end text:change-id="ct35187568736"/><text:change-start text:change-id="ct35187568960"/><text:span text:style-name="T9">of</text:span><text:change-end text:change-id="ct35187568960"/><text:change text:change-id="ct35187569408"/><text:change-start text:change-id="ct35187569184"/><text:span text:style-name="T9">, </text:span><text:change-end text:change-id="ct35187569184"/><text:change text:change-id="ct35187569632"/><text:change-start text:change-id="ct35187569856"/><text:span text:style-name="T9">a summary of which is found at CD69.</text:span><text:change-end text:change-id="ct35187569856"/></text:p>
      <text:p text:style-name="P4"><text:span text:style-name="T55"><text:tab/></text:span><text:change text:change-id="ct35187570080"/></text:p>
      <text:p text:style-name="P4"><text:span text:style-name="T56"><text:tab/></text:span><text:change text:change-id="ct35187570304"/></text:p>
      <text:p text:style-name="P4"><text:change text:change-id="ct35187570752"/><text:span text:style-name="T10"/></text:p>
      <text:list xml:id="list115304443350765" text:continue-list="list115303658052652" text:style-name="WWNum6">
        <text:list-item>
          <text:p text:style-name="P5"><text:change text:change-id="ct35187570528"/><text:span text:style-name="T10"/></text:p>
        </text:list-item>
        <text:list-item>
          <text:p text:style-name="P5"><text:change text:change-id="ct35187571424"/><text:span text:style-name="T10"/></text:p>
        </text:list-item>
        <text:list-item>
          <text:p text:style-name="P5"><text:change text:change-id="ct35187570976"/><text:span text:style-name="T10"/></text:p>
        </text:list-item>
        <text:list-item>
          <text:p text:style-name="P5"><text:change text:change-id="ct35187572096"/><text:span text:style-name="T10"/></text:p>
        </text:list-item>
        <text:list-item>
          <text:p text:style-name="P5"><text:change text:change-id="ct35187571648"/><text:span text:style-name="T10"/></text:p>
        </text:list-item>
        <text:list-item>
          <text:p text:style-name="P5"><text:change text:change-id="ct35187572320"/><text:span text:style-name="T10"/></text:p>
        </text:list-item>
      </text:list>
      <text:p text:style-name="P77"><text:change-start text:change-id="ct35187572544"/><text:span text:style-name="T10">NB. This information </text:span><text:change-end text:change-id="ct35187572544"/><text:change-start text:change-id="ct35187572768"/><text:span text:style-name="T10">was going to be provided by Eleanor Purser but the Acquiring Authority informed the inspector that it would not be providing it. </text:span><text:change-end text:change-id="ct35187572768"/><text:change-start text:change-id="ct35187572992"/><text:span text:style-name="T10">The inspector suggested that this issue should be dealt with in the statement of common ground. Therefore this information should be reta</text:span><text:change-end text:change-id="ct35187572992"/><text:change-start text:change-id="ct35187573216"/><text:span text:style-name="T10">ined.</text:span><text:change-end text:change-id="ct35187573216"/></text:p>
      <text:p text:style-name="P52"/>
      <text:p text:style-name="P4"><text:span text:style-name="T65">3.3<text:tab/>Notting Hill’s long term commitment is evident in the resources they have invested in securing detailed planning consent and progressing Plot 18, the Community Hub elsewhere on the Estate.</text:span></text:p>
      <text:p text:style-name="P4"><text:soft-page-break/><text:span text:style-name="T65">3.4<text:tab/></text:span><text:span text:style-name="T64">Notting Hill is an established partner of the GLA. <text:s/>They have been allocated £172,599,343 to support the building of 5,262 homes across London as part of a Strategic Partnership agreement for the Mayor’s 2016-21 Affordable Housing Programme. <text:s/>Some of this funding will contribute to the capital cost of providing new homes on the Order Land.</text:span></text:p>
      <text:p text:style-name="P4"><text:span text:style-name="T6">4.<text:tab/></text:span><text:span text:style-name="T22">Existing Buildings and Estate</text:span></text:p>
      <text:h text:style-name="P59" text:outline-level="2"><text:change-start text:change-id="ct35187573664"/><text:span text:style-name="T76">4.1<text:tab/>The AAAP Inspector’s Report (CD 3) found that there were ‘fundamental shortcomings’ in the existing blocks on the Estate and that ‘refurbishment would be unlikely to achieve satisfactory living conditions in the longer term’ (at paragraph 3.4).</text:span></text:h>
      <text:p text:style-name="P4"><text:span text:style-name="T11">4.2<text:tab/>The Site 7 CPO Inspector’s Report (CD 11) concluded (at paragraph 26) that ‘the urban design and landscape of the estate is less than poor’. The report further concluded that ‘[The Buildings] are beyond economic repair and even if they were repaired and refurbished they would retain their appearance and they would remain in conflict with modern building </text:span><text:change-end text:change-id="ct35187573664"/><text:change-start text:change-id="ct35187573440"/><text:span text:style-name="T11">standards</text:span><text:change-end text:change-id="ct35187573440"/><text:change-start text:change-id="ct35187573888"/><text:span text:style-name="T11">.’</text:span><text:change-end text:change-id="ct35187573888"/></text:p>
      <text:p text:style-name="P4"><text:change-start text:change-id="ct35187574112"/><text:span text:style-name="T11">4.3 <text:s text:c="4"/>None of the objectors at the Site 7 CPO inqury were legally </text:span><text:change-end text:change-id="ct35187574112"/><text:change-start text:change-id="ct35187574336"/><text:span text:style-name="T11">represented.</text:span></text:p>
      <text:p text:style-name="P4"><text:span text:style-name="T28">4.4 <text:s text:c="3"/></text:span><text:change-end text:change-id="ct35187574336"/><text:change-start text:change-id="ct35187575232"/><text:span text:style-name="T28">In her report following the previous phase 1b/1c inquiry the inspector found that; the existing estate “</text:span><text:span text:style-name="T29">benefits from good standards of daylight internally and well lit sunny amenity areas</text:span><text:span text:style-name="T28">” (CD50, para 370)</text:span><text:change-end text:change-id="ct35187575232"/><text:change-start text:change-id="ct35187574784"/><text:span text:style-name="T28"> and that </text:span><text:change-end text:change-id="ct35187574784"/><text:change-start text:change-id="ct35187575008"/><text:span text:style-name="T28">“</text:span><text:change-end text:change-id="ct35187575008"/><text:change-start text:change-id="ct35187574560"/><text:span text:style-name="T29">due to the height and number of the proposed dwellings, the environment in some individual flats, and the communal courtyards would fall considerably short of the Council’s usual standards, and the existing standards on the estate</text:span><text:span text:style-name="T28">.” (CD50, para 376)</text:span><text:change-end text:change-id="ct35187574560"/></text:p>
      <text:p text:style-name="P4"><text:change-start text:change-id="ct35187575456"/><text:span text:style-name="T11">4.5 <text:s text:c="4"/></text:span><text:change-end text:change-id="ct35187575456"/><text:change-start text:change-id="ct35187576352"/><text:span text:style-name="T11">The Aylesbury estate is not one of the most deprived areas in Southwark; there are five other </text:span><text:change-end text:change-id="ct35187576352"/><text:change-start text:change-id="ct35187576128"/><text:span text:style-name="T11">areas (Lower Super Output Areas) which score lower on the 2010 Index of Multiple Deprivation</text:span><text:change-end text:change-id="ct35187576128"/><text:change-start text:change-id="ct35187575904"/><text:span text:style-name="T11"> (IMD)</text:span><text:change-end text:change-id="ct35187575904"/><text:change-start text:change-id="ct35187575680"/><text:span text:style-name="T11"> and 44 other areas </text:span><text:change-end text:change-id="ct35187575680"/><text:change-start text:change-id="ct35187576576"/><text:span text:style-name="T11">which lie in the same category (M Leary-Owhin, appendix 4, figure A10).</text:span><text:change-end text:change-id="ct35187576576"/></text:p>
      <text:p text:style-name="P4"><text:change-start text:change-id="ct35187576800"/><text:span text:style-name="T11">4.6 <text:s text:c="3"/></text:span><text:change-end text:change-id="ct35187576800"/><text:change-start text:change-id="ct35187577024"/><text:span text:style-name="T11">The 2015 Benchmarking Report entitled ‘Living on the Aylesbury estate’ and commissioned by NHHT found that</text:span><text:change-end text:change-id="ct35187577024"/><text:change-start text:change-id="ct35187577248"/><text:span text:style-name="T11">:</text:span></text:p>
      <text:list xml:id="list4158293613" text:style-name="WWNum7">
        <text:list-item>
          <text:p text:style-name="P50"><text:soft-page-break/><text:span text:style-name="T11">89% of Aylesbury estate residents were satisfied with the loc</text:span><text:change-end text:change-id="ct35187577248"/><text:change-start text:change-id="ct35187577472"/><text:span text:style-name="T11">al area as a place to live compared to 75.6% in comparable areas.</text:span></text:p>
        </text:list-item>
        <text:list-item>
          <text:p text:style-name="P50"><text:span text:style-name="T11">89.1% felt that they belonged to the neighbourhood compared with </text:span><text:change-end text:change-id="ct35187577472"/><text:change-start text:change-id="ct35187577920"/><text:span text:style-name="T11">60.8% in comparable areas.</text:span><text:change-end text:change-id="ct35187577920"/></text:p>
        </text:list-item>
        <text:list-item>
          <text:p text:style-name="P50"><text:change-start text:change-id="ct35187578144"/><text:span text:style-name="T11">94.6% were satisfied with life overall compared to 62.5% in comparable areas.</text:span><text:change-end text:change-id="ct35187578144"/></text:p>
        </text:list-item>
        <text:list-item>
          <text:p text:style-name="P50"><text:change-start text:change-id="ct35187578368"/><text:span text:style-name="T78">“</text:span><text:span text:style-name="T79">Many residents described an adversarial </text:span><text:span text:style-name="T29">relationship with the council, some stated their belief that repairs are slow, the regeneration process is not transparent, residents are not listened to, and the estate is run down. A minority suggested that the Aylesbury has been allowed to become more run down to justify the regeneration.”</text:span><text:span text:style-name="T30"> (page 20)</text:span><text:change-end text:change-id="ct35187578368"/></text:p>
        </text:list-item>
        <text:list-item>
          <text:p text:style-name="P50"><text:change-start text:change-id="ct35187578592"/><text:span text:style-name="T30">“</text:span><text:change-end text:change-id="ct35187578592"/><text:change-start text:change-id="ct35187578816"/><text:span text:style-name="T29">Overall, wellbeing is higher than in the rest of London, and in comparable areas.</text:span><text:span text:style-name="T28">” (page 31)</text:span><text:change-end text:change-id="ct35187578816"/></text:p>
        </text:list-item>
        <text:list-item>
          <text:p text:style-name="P50"><text:change-start text:change-id="ct35187579040"/><text:span text:style-name="T81">“In general, residents are happy with the area as a place to live.</text:span><text:span text:style-name="T82">” (page 31)</text:span><text:change-end text:change-id="ct35187579040"/></text:p>
        </text:list-item>
      </text:list>
      <text:p text:style-name="P4"><text:change-start text:change-id="ct35187579488"/><text:span text:style-name="T11">4.7 <text:s text:c="3"/></text:span><text:change-end text:change-id="ct35187579488"/><text:change-start text:change-id="ct35187579712"/><text:span text:style-name="T11">All of the tall buildings on the estate (10 storeys or above </text:span><text:change-end text:change-id="ct35187579712"/><text:change-start text:change-id="ct35187579936"/><text:span text:style-name="T11">–</text:span><text:change-end text:change-id="ct35187579936"/><text:change-start text:change-id="ct35187580160"/><text:span text:style-name="T11"> Bradenham, Chiltern, Taplow and both Wendover blocks) run from North to South</text:span><text:change-end text:change-id="ct35187580160"/><text:change-start text:change-id="ct35187580384"/><text:span text:style-name="T11">. This minimises overshadowing and maximises daylight to the dwellings</text:span><text:change-end text:change-id="ct35187580384"/><text:change-start text:change-id="ct35187580608"/><text:span text:style-name="T11">.</text:span><text:change-end text:change-id="ct35187580608"/></text:p>
      <text:p text:style-name="P4"><text:change-start text:change-id="ct35187580832"/><text:span text:style-name="T11">4.</text:span><text:change-end text:change-id="ct35187580832"/><text:change text:change-id="ct35187581056"/><text:change-start text:change-id="ct35187581280"/><text:span text:style-name="T11">8</text:span><text:change-end text:change-id="ct35187581280"/><text:change-start text:change-id="ct35187581504"/><text:span text:style-name="T11"><text:tab/></text:span><text:span text:style-name="T76">The new dwellings </text:span><text:span text:style-name="T80">will be of high quality and design and</text:span><text:span text:style-name="T76"> will comply with </text:span><text:change-end text:change-id="ct35187581504"/><text:change-start text:change-id="ct35187581952"/><text:span text:style-name="T76">C</text:span><text:change-end text:change-id="ct35187581952"/><text:change-start text:change-id="ct35187582176"/><text:span text:style-name="T76">ode for Sustainable Homes (CSH) level 4, which was the minimum required by the AAAP in 2010 (CD2, BH7, pg 40, para 3.6.7). The Code for Sustainable Homes was replaced with new updated standards shortly before the consented application was approved in April 2015 (CD63, para 366). </text:span><text:change-end text:change-id="ct35187582176"/><text:change-start text:change-id="ct35187581728"/><text:span text:style-name="T80">current environmental standards.</text:span><text:change-end text:change-id="ct35187581728"/></text:p>
      <text:h text:style-name="P58" text:outline-level="2"><text:change-start text:change-id="ct35187582400"/><text:span text:style-name="T8">4.9</text:span><text:change-end text:change-id="ct35187582400"/><text:change text:change-id="ct35187582624"/><text:change text:change-id="ct35187582848"/><text:change text:change-id="ct35187583072"/><text:span text:style-name="T8">Residents have engaged in designing flat layouts and in shaping building heights and the location of open spaces. <text:s/>In summary there have been over 21 consultation events including public exhibitions and workshops. <text:s text:c="2"/>Regular updates are provided to all residents through newsletters, a magazine and the Council’s website and Notting Hill’s website. </text:span><text:change text:change-id="ct35187583296"/><text:change-start text:change-id="ct35187583520"/><text:span text:style-name="T10">remaining </text:span><text:change-end text:change-id="ct35187583520"/><text:change text:change-id="ct35187583744"/></text:h>
      <text:p text:style-name="P7"><text:soft-page-break/><text:span text:style-name="T13">4.</text:span><text:change-start text:change-id="ct35187583968"/><text:span text:style-name="T13">10</text:span><text:change-end text:change-id="ct35187583968"/><text:change text:change-id="ct35187584192"/><text:span text:style-name="T13"><text:tab/></text:span><text:span text:style-name="T8">Notting Hill have already demolished 3 residential blocks on the Order Land </text:span><text:span text:style-name="T38">(Chartridge blocks 77-105, 69-76 and 104-119) </text:span><text:span text:style-name="T8">comprising a total of 37 residential units, ground floor garages and vacant commercial and office space. In addition Notting Hill have soft stripped and are now demolishing a further 228 residential units and vacant commercial and office space (Bradenham House) and a further 30 residential units (Arklow House). <text:s/>The balance of 3 residential blocks with a total of 271 residential units, ground floor garages, vacant commercial and office space, together with open grassed space and a games court remain on the site.</text:span></text:p>
      <text:p text:style-name="P7"><text:span text:style-name="T8">4.</text:span><text:change-start text:change-id="ct35187584416"/><text:span text:style-name="T8">11</text:span><text:change-end text:change-id="ct35187584416"/><text:change text:change-id="ct35187584640"/><text:span text:style-name="T8"><text:tab/>Two areas of the Estate have already been brought forward for redevelopment by London &amp; Quadrant Housing Trust (“L&amp;Q”), one of the UK’s largest registered providers of social housing, the first in relation to Site 1a (AAAP designation) in the south western corner of the Estate</text:span><text:change-start text:change-id="ct35187585088"/><text:span text:style-name="T14"> </text:span><text:change-end text:change-id="ct35187585088"/><text:change text:change-id="ct35187585312"/><text:span text:style-name="T8">and the second in relation to Site 7 in the north eastern corner.</text:span></text:p>
      <text:p text:style-name="P7"><text:span text:style-name="T8">4.7<text:tab/>The development at Site 1a includes 261 homes (51% affordable), retail space and a community resource centre. <text:s/>Development of this site was completed in 2013.</text:span><text:change-start text:change-id="ct35187584864"/><text:span text:style-name="T8"> Site 1a originally comprised 53 </text:span><text:change-end text:change-id="ct35187584864"/><text:change-start text:change-id="ct35187585536"/><text:span text:style-name="T8">homes (1-41 Bradenham, 1-12 Red Lion Close) which were demolished in 2010</text:span><text:change-end text:change-id="ct35187585536"/><text:change-start text:change-id="ct35187585760"/><text:span text:style-name="T8">.</text:span><text:change-end text:change-id="ct35187585760"/></text:p>
      <text:p text:style-name="P7"><text:span text:style-name="T8">4.8<text:tab/>Site 7 comprises 147 homes of which 58% (based on number of habitable rooms) are affordable. <text:s/>The development is now completed and fully sold and let. </text:span><text:change text:change-id="ct35187585984"/><text:change-start text:change-id="ct35187586208"/><text:span text:style-name="T10"><text:s/></text:span><text:span text:style-name="T52">Site 7 originally comprised 59 homes (1-59 Wolverton) which were demolished in 2013.</text:span><text:change-end text:change-id="ct35187586208"/></text:p>
      <text:p text:style-name="P4"><text:span text:style-name="T8">5.<text:tab/></text:span><text:span text:style-name="T14">Leasehold interests</text:span></text:p>
      <text:p text:style-name="P4"><text:span text:style-name="T8">5.1<text:tab/></text:span><text:change text:change-id="ct35187586432"/><text:change-start text:change-id="ct35187586656"/><text:span text:style-name="T8">71 of the original 74 leasehold interests </text:span><text:change-end text:change-id="ct35187586656"/><text:change text:change-id="ct35187586880"/><text:span text:style-name="T8"><text:s/>on the Order Land have already been acquired by the Council and are now vacant. <text:s/>Where entire blocks are vacant, demolition works have commenced.</text:span></text:p>
      <text:p text:style-name="P4"><text:span text:style-name="T8">5.2<text:tab/>The Council has secured vacant possession of all but </text:span><text:change text:change-id="ct35187587104"/><text:change-start text:change-id="ct35187587328"/><text:span text:style-name="T8">3 </text:span><text:change-end text:change-id="ct35187587328"/><text:span text:style-name="T8">of the 566 residential units. </text:span><text:change text:change-id="ct35187587552"/><text:span text:style-name="T8">When the Order was made in June 2014 there were 12 secure tenants, 8 non-secure tenants in temporary accommodation, 22 leasehold interests (out of an initial total of 74) and a commercial occupier (a rooftop telecommunications operator) still in occupation of the site. Since June 2014 all of the remaining secure tenants and the non-secure tenants have moved out and been rehoused and </text:span><text:change text:change-id="ct35187587776"/><text:change-start text:change-id="ct35187588000"/><text:span text:style-name="T8">19 </text:span><text:change-end text:change-id="ct35187588000"/><text:span text:style-name="T8">of the remaining 22 leasehold interests have been acquired by agreement leaving </text:span><text:change text:change-id="ct35187588224"/><text:change-start text:change-id="ct35187588448"/><text:span text:style-name="T8">3 </text:span><text:change-end text:change-id="ct35187588448"/><text:span text:style-name="T8">leaseho</text:span><text:soft-page-break/><text:span text:style-name="T8">ld interests</text:span><text:change-start text:change-id="ct35187588672"/><text:span text:style-name="T8">, all</text:span><text:change-end text:change-id="ct35187588672"/><text:span text:style-name="T8"> of which </text:span><text:change text:change-id="ct35187588896"/><text:span text:style-name="T8"><text:s/>are owner-occupied, 1 of which is occupied by a non-qualifying resident leaseholder</text:span><text:change text:change-id="ct35187790048"/><text:change-start text:change-id="ct35187790272"/><text:span text:style-name="T8">.</text:span><text:change-end text:change-id="ct35187790272"/></text:p>
      <text:p text:style-name="P4"><text:span text:style-name="T65">5.3<text:tab/>Over half of the secure tenants have been rehoused in the same postcode area (SE17) as the Aylesbury Estate. Of the others, the majority have been rehoused within the neighbouring postcodes of SE5 (Camberwell) and SE15 (Peckham) (see the evidence of Stephen Platts, appendix SP02).</text:span></text:p>
      <text:p text:style-name="P4"><text:change-start text:change-id="ct35187789824"/><text:span text:style-name="T70">5.3 <text:s text:c="3"/></text:span><text:change-end text:change-id="ct35187789824"/><text:change-start text:change-id="ct35187790496"/><text:span text:style-name="T70">D</text:span><text:change-end text:change-id="ct35187790496"/><text:change-start text:change-id="ct35187790720"/><text:span text:style-name="T70">ecant data for 403 tenants on phase 1b/1c and 410 tenants on phase 2 </text:span><text:change-end text:change-id="ct35187790720"/><text:change-start text:change-id="ct35187790944"/><text:span text:style-name="T70">(813 in total). The total number of tenants decanted at Oc</text:span><text:change-end text:change-id="ct35187790944"/><text:change-start text:change-id="ct35187791168"/><text:span text:style-name="T70">tober 2017 was 1025</text:span><text:change-end text:change-id="ct35187791168"/><text:change-start text:change-id="ct35187791392"/><text:span text:style-name="T70">. 364 of these have been rehoused in the SE17 postcode (35%). The total number of decanted tenants rehoused to date on the redeveloped estate is 112 (</text:span><text:change-end text:change-id="ct35187791392"/><text:change-start text:change-id="ct35187791616"/><text:span text:style-name="T70">11%). </text:span></text:p>
      <text:p text:style-name="P4"><text:span text:style-name="T70">5.4 <text:s text:c="2"/>The AAAP envisaged that 50% of tenants would be rehoused on the redeveloped estate (</text:span><text:change-end text:change-id="ct35187791616"/><text:change-start text:change-id="ct35187791840"/><text:span text:style-name="T52">CD2; para 7.2.6; A7.1.9</text:span><text:span text:style-name="T70">)</text:span><text:change-end text:change-id="ct35187791840"/></text:p>
      <text:p text:style-name="P4"><text:change-start text:change-id="ct35187792064"/><text:span text:style-name="T70">5.5 <text:s text:c="2"/></text:span><text:change-end text:change-id="ct35187792064"/><text:change-start text:change-id="ct35187792736"/><text:span text:style-name="T70">The total number of resident leaseholders decanted from the Aylesbury estate by October 2017 was 148. </text:span><text:change-end text:change-id="ct35187792736"/><text:change-start text:change-id="ct35187792288"/><text:span text:style-name="T70">16 of these have remained living in the SE17 postcode area (11%), 8 within the neighbouring SE5 postcode area and a further 8 within the neighbouring SE15 postcode area.</text:span><text:change-end text:change-id="ct35187792288"/></text:p>
      <text:p text:style-name="P4"><text:span text:style-name="T55"><text:tab/></text:span><text:change text:change-id="ct35187792512"/><text:change text:change-id="ct35187792960"/><text:change text:change-id="ct35187793184"/><text:change text:change-id="ct35187793408"/><text:change text:change-id="ct35187793632"/><text:change text:change-id="ct35187793856"/><text:change text:change-id="ct35187794080"/><text:change text:change-id="ct35187794304"/><text:change text:change-id="ct35187794528"/><text:change text:change-id="ct35187794752"/></text:p>
      <text:p text:style-name="P4"><text:span text:style-name="T8">5.</text:span><text:change-start text:change-id="ct35187794976"/><text:span text:style-name="T8">6</text:span><text:change-end text:change-id="ct35187794976"/><text:change text:change-id="ct35187795200"/><text:span text:style-name="T8"><text:tab/>The Order Land is secured by way of hoarding and security fencing. The hoarding and fencing were erected in March 2015 following occupation of the site by a large number of unauthorised persons who occupied some of the vacant blocks for a number of weeks before being moved on. During one of the occupations in February 2015, the Metropolitan Police were called to a protest in which 6 people were arrested. The security fencing was installed at the request of a number of leaseholders who were concerned about their safety and security. There are two </text:span><text:change text:change-id="ct35187795424"/><text:span text:style-name="T8">access points, one on Westmoreland Road to the north and one on Portland Street to the east. The Westmoreland Road access </text:span><text:change text:change-id="ct35187795648"/><text:change-start text:change-id="ct35187795872"/><text:span text:style-name="T8">was, until January 2018, </text:span><text:change-end text:change-id="ct35187795872"/><text:span text:style-name="T8">the key entry and exit point manned on a permanent basis by a security operative and all residents on the Order Land </text:span><text:change text:change-id="ct35187796096"/><text:change-start text:change-id="ct35187796320"/><text:span text:style-name="T8">were</text:span><text:change-end text:change-id="ct35187796320"/><text:span text:style-name="T8"> directed to use this entrance and exit point. The security operative controls entry and exits and only the leaseholders, their tenants and visitors, contractors or Council officers can access the site. A log is kept of all visitors, and visitors must sign in and out of the site. </text:span><text:change-start text:change-id="ct35187796544"/><text:span text:style-name="T8">Following vacant possession of 1-68 Chartri</text:span><text:change-end text:change-id="ct35187796544"/><text:change-start text:change-id="ct35187796768"/><text:span text:style-name="T8">d</text:span><text:change-end text:change-id="ct35187796768"/><text:change-start text:change-id="ct35187796992"/><text:span text:style-name="T8">ge, the Council moved the </text:span><text:change-end text:change-id="ct35187796992"/><text:change-start text:change-id="ct35187797216"/><text:span text:style-name="T8">key </text:span><text:change-end text:change-id="ct35187797216"/><text:change-start text:change-id="ct35187797440"/><text:span text:style-name="T8">access gate to Portland Street in January 2018 as this was the closest gate to all remaining residents on the Order Land. </text:span><text:change-end text:change-id="ct35187797440"/><text:change-start text:change-id="ct35187797664"/><text:span text:style-name="T8">This is now where the security operative is located. </text:span><text:change-end text:change-id="ct35187797664"/><text:span text:style-name="T8">Requests by resident leaseholders for a key to the gate were until recently refused as it was thought that this would breach the integrity of the security of the Site, however residents do now have their own keys. In November 2016, security was breached by a group of travellers who occupied the site for two days. The Council has also increased security in response to marches and demonstrations in the area, in order to maintain the security of the Site.</text:span></text:p>
      <text:p text:style-name="P4"><text:span text:style-name="T55"><text:tab/></text:span><text:change text:change-id="ct35187797888"/></text:p>
      <text:p text:style-name="P4"><text:change text:change-id="ct35187798336"/><text:span text:style-name="T10"/></text:p>
      <text:p text:style-name="P8"><text:change text:change-id="ct35187798112"/><text:span text:style-name="T10"/></text:p>
      <text:p text:style-name="P8"><text:span text:style-name="T63">5.5<text:tab/></text:span><text:span text:style-name="T66">The Council has continued to carry out its landlord and management responsibilities on the Order Land. Regular Fire Risk Assessments have been carried out on the vacant and partially vacant blocks on the Order Land. The Council has continued the communal cleansing of blocks and regular grounds maintenance (see the appended note on maintenance at SP03).</text:span></text:p>
      <text:p text:style-name="P9"><text:change text:change-id="ct35187798784"/><text:span text:style-name="T3"/></text:p>
      <text:p text:style-name="P54"/>
      <text:p text:style-name="P9"><text:change-start text:change-id="ct35187798560"/><text:span text:style-name="T58">5.7 <text:s text:c="2"/></text:span><text:span text:style-name="T59"><text:s/></text:span><text:change-end text:change-id="ct35187798560"/><text:change-start text:change-id="ct35187799008"/><text:span text:style-name="T59">The Acquiring Authority acknowledges that </text:span><text:change-end text:change-id="ct35187799008"/><text:change-start text:change-id="ct35187799232"/><text:span text:style-name="T58">“</text:span><text:change-end text:change-id="ct35187799232"/><text:change-start text:change-id="ct35187799456"/><text:span text:style-name="T29">for a number of years, only necessary and limited work has been carried out to the buildings and the district heating infrastructure on the Order Land, in line their required service life as set out in the redevelopment phasing programme.</text:span><text:span text:style-name="T28">”</text:span><text:change-end text:change-id="ct35187799456"/><text:change-start text:change-id="ct35187799904"/><text:span text:style-name="T28"> (</text:span><text:change-end text:change-id="ct35187799904"/><text:change-start text:change-id="ct35187800128"/><text:span text:style-name="T28">Catherine Bates, para 4.7)</text:span><text:change-end text:change-id="ct35187800128"/></text:p>
      <text:p text:style-name="P54"/>
      <text:p text:style-name="P9"><text:span text:style-name="T1">6.<text:tab/></text:span><text:span text:style-name="T23">Alternatives considered for the Order Land</text:span></text:p>
      <text:p text:style-name="P47"><text:span text:style-name="T33">Decision to redevelop rather than refurbish</text:span></text:p>
      <text:p text:style-name="P9"><text:span text:style-name="T17">6.1<text:tab/>From 1998 onwards the Council has commissioned design work on options for regenerating the Aylesbury Estate. Following consultation on options, in 1999 the New Deal for Communities bid included an options appraisal which concluded that refurbishment of 729 units and the construction of 1886 units at a cost of £171m was the preferred option (see appendix SP01). At that time, it was identified that the required funding could be raised through a stock transfer ballot to a Registered Social Landlord which would be able to borrow significant funds (estimated at £0.5 billion) on the basis of its assets in a way that the Council was not able. The question for the stock transfer ballot was whether tenants supported a transfer of the existing housing stock from the Council to Faraday </text:span><text:soft-page-break/><text:span text:style-name="T17">Community Housing Limited (Faraday), a new community based housing association. A separate ballot of leaseholders took place at the same time for information purposes. The stock transfer ballot took place in 2001 and a 70% turnout resulted in 75% voting against a transfer of housing stock to Faraday. In 2002, following the ballot result, the Council developed a planned maintenance option for improving the Estate and focused work on a detailed option for refurbishment of the south-west corner of the Estate. <text:s/>Following concerns raised in 2004 a report on structural robustness was carried out. <text:s/>The Executive Report and Minutes (agenda item 7) of 27</text:span><text:span text:style-name="T75">th</text:span><text:span text:style-name="T17"> September 2005 (CD8) decided, in principle, that the Estate should be redeveloped rather than refurbished (see above). Due to that decision, since that date no further work has been carried out by the Council on refurbishment of the Estate.</text:span></text:p>
      <text:p text:style-name="P9"><text:change-start text:change-id="ct35187799680"/><text:span text:style-name="T17">6.2 <text:s text:c="3"/></text:span><text:change-end text:change-id="ct35187799680"/><text:change-start text:change-id="ct35187800352"/><text:span text:style-name="T17">The 27 Sep 2005 Executive Committee did not undertake a cost comparison between refurbishment and demoliton/re-build. No documents were put before the committee that would have enabled such a comparison.</text:span><text:change-end text:change-id="ct35187800352"/></text:p>
      <text:p text:style-name="P9"><text:span text:style-name="T17"><text:s/></text:span><text:change-start text:change-id="ct35187800800"/><text:span text:style-name="T72">Following the 2005 decision, the Council</text:span><text:change-end text:change-id="ct35187800800"/><text:change-start text:change-id="ct35187801024"/><text:span text:style-name="T72">’s plan for the Estate has been for </text:span><text:change-end text:change-id="ct35187801024"/><text:change-start text:change-id="ct35187801248"/><text:span text:style-name="T72">comprehensive</text:span><text:change-end text:change-id="ct35187801248"/><text:change-start text:change-id="ct35187801472"/><text:span text:style-name="T72"> redevelopment to achieve the regeneration of the area</text:span><text:change-end text:change-id="ct35187801472"/><text:change-start text:change-id="ct35187801696"/><text:span text:style-name="T72">, a</text:span><text:change-end text:change-id="ct35187801696"/><text:change-start text:change-id="ct35187801920"/><text:span text:style-name="T72"> vision established in the AAAP and followed through </text:span><text:change-end text:change-id="ct35187801920"/><text:change-start text:change-id="ct35187802144"/><text:span text:style-name="T72">ever </text:span><text:change-end text:change-id="ct35187802144"/><text:change-start text:change-id="ct35187802368"/><text:span text:style-name="T72">since</text:span><text:change-end text:change-id="ct35187802368"/><text:change-start text:change-id="ct35187802592"/><text:span text:style-name="T72">.</text:span><text:change-end text:change-id="ct35187802592"/><text:change-start text:change-id="ct35187802816"/><text:span text:style-name="T72"> </text:span><text:change-end text:change-id="ct35187802816"/><text:change-start text:change-id="ct35187803040"/><text:span text:style-name="T72">The foreword to the AAAP sets out the Council’s vision for the Estate, explaining that “it provides a blueprint for the ambitious regeneration of the Aylesbury Estate over the next 20 years. It will see the area transformed with new high quality homes, schools, roads, parks and open spaces” (CD2 p39). The foreword goes on to say how the Council “will replace the existing 2,700 properties with around 4,200 brand new, mixed tenure </text:span><text:change-end text:change-id="ct35187803040"/><text:change-start text:change-id="ct35187803264"/><text:span text:style-name="T72">homes</text:span><text:change-end text:change-id="ct35187803264"/><text:change-start text:change-id="ct35187803488"/><text:span text:style-name="T72">”</text:span><text:change-end text:change-id="ct35187803488"/><text:change-start text:change-id="ct35187803712"/><text:span text:style-name="T72">. </text:span><text:change-end text:change-id="ct35187803712"/><text:change-start text:change-id="ct35187803936"/><text:span text:style-name="T72">The</text:span><text:change-end text:change-id="ct35187803936"/><text:change-start text:change-id="ct35187804160"/><text:span text:style-name="T72"> AAAP includes a masterplan</text:span><text:change-end text:change-id="ct35187804160"/><text:change-start text:change-id="ct35187804384"/><text:span text:style-name="T72"> to </text:span><text:change-end text:change-id="ct35187804384"/><text:change-start text:change-id="ct35187804608"/><text:span text:style-name="T72">provide a visual representation of the vision for the regeneration of the Estate. </text:span><text:change-end text:change-id="ct35187804608"/><text:change-start text:change-id="ct35187804832"/><text:span text:style-name="T72">In 2009, </text:span><text:change-end text:change-id="ct35187804832"/><text:change-start text:change-id="ct35187805056"/><text:span text:style-name="T72">the</text:span><text:change-end text:change-id="ct35187805056"/><text:change-start text:change-id="ct35187805280"/><text:span text:style-name="T72"> AAAP was </text:span><text:change-end text:change-id="ct35187805280"/><text:change-start text:change-id="ct35187805504"/><text:span text:style-name="T72">examined in public</text:span><text:change-end text:change-id="ct35187805504"/><text:change-start text:change-id="ct35187805728"/><text:span text:style-name="T72">.</text:span><text:change-end text:change-id="ct35187805728"/><text:change-start text:change-id="ct35187805952"/><text:span text:style-name="T72"> </text:span><text:change-end text:change-id="ct35187805952"/><text:change-start text:change-id="ct35187806176"/><text:span text:style-name="T72">It was</text:span><text:change-end text:change-id="ct35187806176"/><text:change-start text:change-id="ct35187806400"/><text:span text:style-name="T72"> </text:span><text:change-end text:change-id="ct35187806400"/><text:change-start text:change-id="ct35187806624"/><text:span text:style-name="T72">deemed sound and in general conformity with national policy, London Plan policies and higher level policies of the local development plan by the AAAP Inspector </text:span><text:change-end text:change-id="ct35187806624"/><text:change-start text:change-id="ct35187806848"/><text:span text:style-name="T72">(CD3)</text:span><text:change-end text:change-id="ct35187806848"/><text:change-start text:change-id="ct35187807072"/><text:span text:style-name="T72">.</text:span><text:change-end text:change-id="ct35187807072"/><text:change-start text:change-id="ct35187807296"/><text:span text:style-name="T72"> The AAAP was adopted in January 2010.</text:span><text:change-end text:change-id="ct35187807296"/><text:change-start text:change-id="ct35187807520"/><text:span text:style-name="T72"> </text:span><text:change-end text:change-id="ct35187807520"/><text:change text:change-id="ct35187800576"/><text:change text:change-id="ct35187807744"/></text:p>
      <text:p text:style-name="P10"><text:soft-page-break/><text:span text:style-name="T17">6.</text:span><text:change-start text:change-id="ct35187807968"/><text:span text:style-name="T17">3</text:span><text:change-end text:change-id="ct35187807968"/><text:change text:change-id="ct35187808192"/><text:span text:style-name="T17"><text:tab/>The issue of refurbishment against redevelopment was considered by the Inspector at the previous Inquiry into the CPO for the Order Land in 2015. In the Inspector’s Report (CD</text:span><text:change text:change-id="ct35187808416"/><text:span text:style-name="T17">50) she stated in paragraph 418 (p 2695) that “Whilst refurbishment would deliver some of the benefits of the scheme, on the basis of the evidence submitted to the Inquiry, I am not convinced that such a scheme is viable and deliverable. Furthermore it would be unlikely to deliver a comparable increase in the number of dwellings. Therefore the current scheme is the only option before the Secretary of State at the present time that has the potential to regenerate the estate.” The Secretary of State in the Decision Letter (CD</text:span><text:change text:change-id="ct35187808640"/><text:span text:style-name="T17">51) further added in paragraph 34 (p 2713) “that there is not a viable or deliverable alternative to the scheme for the Order Land”. There is no funding route capable of securing the aims of the scheme through stock retention.</text:span></text:p>
      <text:p text:style-name="P10"><text:span text:style-name="T17"><text:tab/></text:span></text:p>
      <text:p text:style-name="P11"><text:change-start text:change-id="ct35187808864"/><text:span text:style-name="T18">6.4 <text:s text:c="2"/></text:span><text:change-end text:change-id="ct35187808864"/><text:span text:style-name="T18">An alternative scheme was not put forward by </text:span><text:change text:change-id="ct35187809088"/><text:change-start text:change-id="ct35187809312"/><text:span text:style-name="T18">ALAG </text:span><text:change-end text:change-id="ct35187809312"/><text:span text:style-name="T18">at the </text:span><text:change text:change-id="ct35187809536"/><text:change-start text:change-id="ct35187809760"/><text:span text:style-name="T18">2015 </text:span><text:change-end text:change-id="ct35187809760"/><text:span text:style-name="T18">inquiry. This inquiry has been presented with an alternative schem</text:span><text:change-start text:change-id="ct35187809984"/><text:span text:style-name="T18">atic proposal</text:span><text:change-end text:change-id="ct35187809984"/><text:change text:change-id="ct35187810208"/><text:span text:style-name="T18"> by quantity surveyor Simon Morrow, which includes the retention and refurbishment of the Chiltern block. </text:span><text:change text:change-id="ct35187810432"/><text:change-start text:change-id="ct35187810656"/><text:span text:style-name="T18">The schematic proposal put forward by </text:span><text:change-end text:change-id="ct35187810656"/><text:change-start text:change-id="ct35187810880"/><text:span text:style-name="T18">ALAG </text:span><text:change-end text:change-id="ct35187810880"/><text:change-start text:change-id="ct35187811104"/><text:span text:style-name="T18">will be </text:span><text:change-end text:change-id="ct35187811104"/><text:change-start text:change-id="ct35187811328"/><text:span text:style-name="T18">addressed</text:span><text:change-end text:change-id="ct35187811328"/><text:change-start text:change-id="ct35187811552"/><text:span text:style-name="T18"> in </text:span><text:change-end text:change-id="ct35187811552"/><text:change-start text:change-id="ct35187811776"/><text:span text:style-name="T18">the</text:span><text:change-end text:change-id="ct35187811776"/><text:change-start text:change-id="ct35187812448"/><text:span text:style-name="T18"> Statement of Common Ground between Mr Morrow and the Council’s appointed quantity surveyor.</text:span><text:change-end text:change-id="ct35187812448"/></text:p>
      <text:p text:style-name="P12"><text:span text:style-name="T8">6.</text:span><text:change-start text:change-id="ct35187812000"/><text:span text:style-name="T8">5</text:span><text:change-end text:change-id="ct35187812000"/><text:change text:change-id="ct35187812224"/><text:span text:style-name="T8"><text:tab/></text:span><text:change-start text:change-id="ct35187812672"/><text:span text:style-name="T8">Given that </text:span><text:change-end text:change-id="ct35187812672"/><text:span text:style-name="T8">Notting Hill </text:span><text:change text:change-id="ct35187812896"/><text:change-start text:change-id="ct35187813120"/><text:span text:style-name="T8">commenced</text:span><text:change-end text:change-id="ct35187813120"/><text:span text:style-name="T8"> demolition of vacant blocks on the Order Land with three blocks being demolished and a further two blocks being soft stripped to date</text:span><text:change-start text:change-id="ct35187813792"/><text:span text:style-name="T8">, it is not possible to implement a refurbishment proposal for the entirety of the Order Land</text:span><text:change-end text:change-id="ct35187813792"/><text:span text:style-name="T8">. </text:span><text:span text:style-name="T68">Therefore a refurbishment proposal for the whole of the Order Land can not be implemented.</text:span></text:p>
      <text:p text:style-name="P12"><text:change-start text:change-id="ct35187813568"/><text:span text:style-name="T55">6.6 <text:s text:c="4"/></text:span><text:change-end text:change-id="ct35187813568"/><text:change-start text:change-id="ct35187814016"/><text:span text:style-name="T55">There are at least two examples of Jespersen 12M estates in London which have been successfully refurbished</text:span><text:change-end text:change-id="ct35187814016"/><text:change-start text:change-id="ct35187814240"/><text:span text:style-name="T55">: the Doddington estate in Battersea (LB Wandsworth); and the Six Acres estate in Finsbury Park (LB Islington).</text:span><text:change-end text:change-id="ct35187814240"/></text:p>
      <text:p text:style-name="P60"><text:span text:style-name="T83">7.<text:tab/>Matters in Dispute</text:span></text:p>
      <text:p text:style-name="P15"><text:span text:style-name="T8">7.1<text:tab/></text:span><text:change-start text:change-id="ct35187813344"/><text:span text:style-name="T8">The main matters in dispute between the parties are as follows:</text:span><text:change-end text:change-id="ct35187813344"/></text:p>
      <text:p text:style-name="P13"><text:span text:style-name="T8">Negotiations with leaseholders</text:span><text:change-start text:change-id="ct35187814464"/><text:span text:style-name="T8"> – the Council and ALAG </text:span><text:change-end text:change-id="ct35187814464"/><text:change-start text:change-id="ct35187814688"/><text:span text:style-name="T8">are not in agreement</text:span><text:change-end text:change-id="ct35187814688"/><text:change-start text:change-id="ct35187815136"/><text:span text:style-name="T8"> in relation to the reasonable</text:span><text:change-end text:change-id="ct35187815136"/><text:change-start text:change-id="ct35187814912"/><text:span text:style-name="T8">ness of the</text:span><text:change-end text:change-id="ct35187814912"/><text:change-start text:change-id="ct35187815360"/><text:span text:style-name="T8"> steps taken by the </text:span><text:soft-page-break/><text:span text:style-name="T8">Council to acquire all of the land </text:span><text:change-end text:change-id="ct35187815360"/><text:change-start text:change-id="ct35187815584"/><text:span text:style-name="T8">and rights </text:span><text:change-end text:change-id="ct35187815584"/><text:change-start text:change-id="ct35187815808"/><text:span text:style-name="T8">included in the Order by agreement</text:span><text:change-end text:change-id="ct35187815808"/><text:change-start text:change-id="ct35187816032"/><text:span text:style-name="T8">.</text:span><text:change-end text:change-id="ct35187816032"/><text:change text:change-id="ct35187816256"/></text:p>
      <text:list xml:id="list115304774468008" text:continue-list="list115305150899833" text:style-name="WWNum2">
        <text:list-item>
          <text:p text:style-name="P14"><text:change text:change-id="ct35187816480"/><text:span text:style-name="T8"/></text:p>
        </text:list-item>
        <text:list-item>
          <text:p text:style-name="P14"><text:change text:change-id="ct35187816704"/><text:span text:style-name="T8"/></text:p>
        </text:list-item>
        <text:list-item>
          <text:p text:style-name="P14"><text:change text:change-id="ct35187816928"/><text:span text:style-name="T8"/></text:p>
        </text:list-item>
        <text:list-item>
          <text:p text:style-name="P14"><text:change text:change-id="ct35187817376"/><text:span text:style-name="T8"/></text:p>
        </text:list-item>
        <text:list-item>
          <text:p text:style-name="P73"><text:change-start text:change-id="ct35187817152"/></text:p>
        </text:list-item>
      </text:list>
      <text:p text:style-name="P15"><text:change-end text:change-id="ct35187817152"/><text:span text:style-name="T8">7.</text:span><text:change-start text:change-id="ct35187817600"/><text:span text:style-name="T8">2</text:span><text:change-end text:change-id="ct35187817600"/><text:change text:change-id="ct35187817824"/><text:span text:style-name="T8">. <text:tab/></text:span><text:change-start text:change-id="ct35187818048"/><text:span text:style-name="T8">The Mitigation of the Impacts of the CPO – the Council and ALAG are not in agreement as to the sufficiency of the mitigation measures adopted by the Council in respect of rehousing leaseholders </text:span><text:change-end text:change-id="ct35187818048"/><text:change-start text:change-id="ct35187818272"/><text:span text:style-name="T8">who remain </text:span><text:change-end text:change-id="ct35187818272"/><text:change-start text:change-id="ct35188060160"/><text:span text:style-name="T8">on the Order Land. ALAG’s position at this inquiry is that a rehousing offer </text:span><text:change-end text:change-id="ct35188060160"/><text:change-start text:change-id="ct35188060384"/><text:span text:style-name="T8">that</text:span><text:change-end text:change-id="ct35188060384"/><text:change-start text:change-id="ct35188060608"/><text:span text:style-name="T8"> involved a charge </text:span><text:change-end text:change-id="ct35188060608"/><text:change-start text:change-id="ct35188060832"/><text:span text:style-name="T8">being put</text:span><text:change-end text:change-id="ct35188060832"/><text:change-start text:change-id="ct35188061056"/><text:span text:style-name="T8"> on a property would provide adequate mitigation for the remaining leaseholders.</text:span><text:change-end text:change-id="ct35188061056"/><text:change-start text:change-id="ct35188061280"/><text:span text:style-name="T8"> The Council’s Chief Executive, following a meeting with </text:span><text:change-end text:change-id="ct35188061280"/><text:change-start text:change-id="ct35188061504"/><text:span text:style-name="T8">one of the remaining leaseholders</text:span><text:change-end text:change-id="ct35188061504"/><text:change-start text:change-id="ct35188061728"/><text:span text:style-name="T8"> and </text:span><text:change-end text:change-id="ct35188061728"/><text:change-start text:change-id="ct35188061952"/><text:span text:style-name="T8">ALAG representative Ms Robinson</text:span><text:change-end text:change-id="ct35188061952"/><text:change-start text:change-id="ct35188062176"/><text:span text:style-name="T8">, </text:span><text:change-end text:change-id="ct35188062176"/><text:change-start text:change-id="ct35188062400"/><text:span text:style-name="T8">has undertaken to review Council policy in relation to detailed rehousing matters, and the inquiry will be kept up to date on this.</text:span><text:change-end text:change-id="ct35188062400"/></text:p>
      <text:p text:style-name="P15"><text:change-start text:change-id="ct35188062624"/><text:span text:style-name="T8">7.3 </text:span><text:change-end text:change-id="ct35188062624"/><text:change-start text:change-id="ct35188062848"/><text:span text:style-name="T8">T</text:span><text:change-end text:change-id="ct35188062848"/><text:change-start text:change-id="ct35188063072"/><text:span text:style-name="T8">he Acquiring Authority is considering whether a charge-based scheme can be offered to leaseholders in this inquiry and has confirmed that a report is due to be submitted to its March 2018 Cabinet meeting in respect of this.</text:span><text:change-end text:change-id="ct35188063072"/></text:p>
      <text:p text:style-name="P15"><text:change-start text:change-id="ct35188063296"/><text:span text:style-name="T8">7.4 </text:span><text:change-end text:change-id="ct35188063296"/><text:change-start text:change-id="ct35188063520"/><text:span text:style-name="T8">Two of the schemes listed in Virginia Blackman’s evidence (appendix 1) offered similar charge-based arrangements for leaseholders: Tower Hamlets</text:span><text:change-end text:change-id="ct35188063520"/><text:change-start text:change-id="ct35188063744"/><text:span text:style-name="T8"> (Blackwall reach estate); Merton (High Path &amp; Ravensbury estates)</text:span><text:change-end text:change-id="ct35188063744"/></text:p>
      <text:p text:style-name="P15"><text:change-start text:change-id="ct35188063968"/><text:span text:style-name="T8">7.</text:span><text:change-end text:change-id="ct35188063968"/><text:change-start text:change-id="ct35188064192"/><text:span text:style-name="T8">5</text:span><text:change-end text:change-id="ct35188064192"/><text:change text:change-id="ct35188064416"/><text:change text:change-id="ct35188064640"/><text:change-start text:change-id="ct35188064864"/><text:span text:style-name="T8">Alternatives – The Council and ALAG are not in agreement as to the extent to which the CPO purpose can be achieved by other means. </text:span><text:change-end text:change-id="ct35188064864"/><text:change-start text:change-id="ct35188065088"/><text:span text:style-name="T8">ALAG has proposed an alternative </text:span><text:change-end text:change-id="ct35188065088"/><text:change-start text:change-id="ct35188065312"/><text:span text:style-name="T8">part-refurbishment/part-redevelopment </text:span><text:change-end text:change-id="ct35188065312"/><text:change-start text:change-id="ct35188065536"/><text:span text:style-name="T8">schematic proposal that would involve the retention of Chiltern block. </text:span><text:change-end text:change-id="ct35188065536"/><text:change-start text:change-id="ct35188065760"/><text:span text:style-name="T8">The parties are not in agreement as to the costs </text:span><text:change-end text:change-id="ct35188065760"/><text:change-start text:change-id="ct35188065984"/><text:span text:style-name="T8">associated</text:span><text:change-end text:change-id="ct35188065984"/><text:change-start text:change-id="ct35188066208"/><text:span text:style-name="T8"> with </text:span><text:change-end text:change-id="ct35188066208"/><text:change-start text:change-id="ct35188066432"/><text:span text:style-name="T8">the</text:span><text:change-end text:change-id="ct35188066432"/><text:change-start text:change-id="ct35188066656"/><text:span text:style-name="T8"> part-refurbishment</text:span><text:change-end text:change-id="ct35188066656"/><text:change-start text:change-id="ct35188066880"/><text:span text:style-name="T8">/part-redevelopment </text:span><text:change-end text:change-id="ct35188066880"/><text:change-start text:change-id="ct35188067104"/><text:span text:style-name="T8">proposal</text:span><text:change-end text:change-id="ct35188067104"/><text:change-start text:change-id="ct35188067328"/><text:span text:style-name="T8">,</text:span><text:change-end text:change-id="ct35188067328"/><text:change-start text:change-id="ct35188068000"/><text:span text:style-name="T12"> but it is agreed that there is no identified source of funding and no body identified to deliver </text:span><text:change-end text:change-id="ct35188068000"/><text:change-start text:change-id="ct35188067552"/><text:span text:style-name="T12">it</text:span><text:change-end text:change-id="ct35188067552"/><text:change-start text:change-id="ct35188067776"/><text:span text:style-name="T8">. </text:span><text:change-end text:change-id="ct35188067776"/><text:change-start text:change-id="ct35188068224"/><text:span text:style-name="T8">As noted above, th</text:span><text:change-end text:change-id="ct35188068224"/><text:change-start text:change-id="ct35188068448"/><text:span text:style-name="T8">e costs of refurbishment</text:span><text:change-end text:change-id="ct35188068448"/><text:change-start text:change-id="ct35188068672"/><text:span text:style-name="T8"> will be considered in a separate Statement of Common Ground.</text:span><text:change-end text:change-id="ct35188068672"/><text:change-start text:change-id="ct35188068896"/><text:span text:style-name="T8"> </text:span><text:change-end text:change-id="ct35188068896"/></text:p>
      <text:list xml:id="list115304110882245" text:continue-list="list115304956961708" text:style-name="WWNum4">
        <text:list-item>
          <text:p text:style-name="P16"><text:change text:change-id="ct35188069120"/><text:span text:style-name="T8"/></text:p>
        </text:list-item>
        <text:list-item>
          <text:p text:style-name="P16"><text:change text:change-id="ct35188069344"/><text:soft-page-break/><text:span text:style-name="T8"/></text:p>
        </text:list-item>
        <text:list-item>
          <text:p text:style-name="P16"><text:change text:change-id="ct35188069792"/><text:change-start text:change-id="ct35188069568"/><text:span text:style-name="T8"><text:s/></text:span><text:change-end text:change-id="ct35188069568"/></text:p>
        </text:list-item>
      </text:list>
      <text:p text:style-name="P15"><text:change text:change-id="ct35188070016"/><text:span text:style-name="T8"/></text:p>
      <text:p text:style-name="P15"><text:span text:style-name="T8">7.</text:span><text:change-start text:change-id="ct35188070240"/><text:span text:style-name="T8">6</text:span><text:change-end text:change-id="ct35188070240"/><text:change text:change-id="ct35188070464"/><text:span text:style-name="T8"> <text:tab/>Planning: </text:span></text:p>
      <text:list xml:id="list115303742636960" text:continue-list="list115303684009771" text:style-name="WWNum3">
        <text:list-item>
          <text:p text:style-name="P18"><text:change-start text:change-id="ct35188070688"/><text:span text:style-name="T8">[</text:span><text:change-end text:change-id="ct35188070688"/><text:change-start text:change-id="ct35188070912"/><text:span text:style-name="T8">The </text:span><text:change-end text:change-id="ct35188070912"/><text:change-start text:change-id="ct35188071136"/><text:span text:style-name="T8">P</text:span><text:change-end text:change-id="ct35188071136"/><text:change-start text:change-id="ct35188071360"/><text:span text:style-name="T8">rovision of </text:span><text:change-end text:change-id="ct35188071360"/><text:change-start text:change-id="ct35188071584"/><text:span text:style-name="T8">Affordable</text:span><text:change-end text:change-id="ct35188071584"/><text:change-start text:change-id="ct35188071808"/><text:span text:style-name="T8"> Housing on the Order Land, specifically </text:span><text:change-end text:change-id="ct35188071808"/><text:change-start text:change-id="ct35188072032"/><text:span text:style-name="T8">social housing </text:span><text:change-end text:change-id="ct35188072032"/><text:change-start text:change-id="ct35188072256"/><text:span text:style-name="T8">–</text:span><text:change-end text:change-id="ct35188072256"/><text:change-start text:change-id="ct35188072704"/><text:span text:style-name="T8"> ALAG </text:span><text:change-end text:change-id="ct35188072704"/><text:change-start text:change-id="ct35188072480"/><text:span text:style-name="T8">is invited to set out its points on this</text:span><text:change-end text:change-id="ct35188072480"/><text:change-start text:change-id="ct35188072928"/><text:span text:style-name="T8"> matter</text:span><text:change-end text:change-id="ct35188072928"/><text:change-start text:change-id="ct35188073152"/><text:span text:style-name="T8">]</text:span><text:change-end text:change-id="ct35188073152"/><text:change-start text:change-id="ct35188073376"/><text:span text:style-name="T8"> see paras 2.8 - 2.10</text:span><text:change-end text:change-id="ct35188073376"/></text:p>
        </text:list-item>
      </text:list>
      <text:p text:style-name="P76"><text:change-start text:change-id="ct35188073600"/></text:p>
      <text:list xml:id="list115303434833737" text:continue-numbering="true" text:style-name="WWNum3">
        <text:list-item>
          <text:p text:style-name="P18"><text:change-end text:change-id="ct35188073600"/><text:change text:change-id="ct35188073824"/><text:span text:style-name="T8"/></text:p>
        </text:list-item>
        <text:list-item>
          <text:p text:style-name="P18"><text:change text:change-id="ct35188074048"/><text:span text:style-name="T8"/></text:p>
        </text:list-item>
        <text:list-item>
          <text:p text:style-name="P18"><text:change text:change-id="ct35188074720"/><text:span text:style-name="T8"/></text:p>
        </text:list-item>
        <text:list-item>
          <text:p text:style-name="P18"><text:change text:change-id="ct35188074272"/><text:span text:style-name="T8"/></text:p>
        </text:list-item>
        <text:list-item>
          <text:p text:style-name="P18"><text:change text:change-id="ct35188074944"/><text:change-start text:change-id="ct35188075168"/><text:span text:style-name="T8">Daylight </text:span><text:change-end text:change-id="ct35188075168"/><text:span text:style-name="T8">/ </text:span><text:change text:change-id="ct35188075392"/><text:change-start text:change-id="ct35188075616"/><text:span text:style-name="T8">Sunlight </text:span><text:change-end text:change-id="ct35188075616"/><text:change text:change-id="ct35188075840"/><text:change-start text:change-id="ct35188076064"/><text:span text:style-name="T8">issues </text:span><text:change-end text:change-id="ct35188076064"/><text:change-start text:change-id="ct35188076288"/><text:span text:style-name="T8">– </text:span><text:change-end text:change-id="ct35188076288"/><text:change-start text:change-id="ct35188076512"/><text:span text:style-name="T8">this is the </text:span><text:change-end text:change-id="ct35188076512"/><text:change-start text:change-id="ct35188076736"/><text:span text:style-name="T8">subject of </text:span><text:change-end text:change-id="ct35188076736"/><text:change-start text:change-id="ct35188076960"/><text:span text:style-name="T8">a separate Statement of Common Ground between Mr Fletcher of Waterslade and Mr Raynham</text:span><text:change-end text:change-id="ct35188076960"/><text:span text:style-name="T8">;</text:span></text:p>
        </text:list-item>
        <text:list-item>
          <text:p text:style-name="P18"><text:change text:change-id="ct35188077184"/><text:span text:style-name="T8"/></text:p>
        </text:list-item>
        <text:list-item>
          <text:p text:style-name="P18"><text:change text:change-id="ct35188077408"/><text:span text:style-name="T8"/></text:p>
        </text:list-item>
        <text:list-item>
          <text:p text:style-name="P18"><text:change text:change-id="ct35188077632"/><text:span text:style-name="T8"/></text:p>
        </text:list-item>
        <text:list-item>
          <text:p text:style-name="P74"><text:change-start text:change-id="ct35188077856"/></text:p>
        </text:list-item>
      </text:list>
      <text:p text:style-name="P15"><text:change-end text:change-id="ct35188077856"/><text:span text:style-name="T8">7.</text:span><text:change-start text:change-id="ct35188078080"/><text:span text:style-name="T8">7</text:span><text:change-end text:change-id="ct35188078080"/><text:change text:change-id="ct35188078304"/><text:span text:style-name="T8"><text:tab/></text:span><text:change-start text:change-id="ct35188078528"/><text:span text:style-name="T8">Funding – [ALAG is invited to set out its points in respect of funding]</text:span><text:change-end text:change-id="ct35188078528"/></text:p>
      <text:p text:style-name="P15"><text:change-start text:change-id="ct35188078752"/><text:span text:style-name="T8">7.71 <text:s/></text:span><text:change-end text:change-id="ct35188078752"/><text:change-start text:change-id="ct35188079648"/><text:span text:style-name="T8">Provision 4.1 (Public Sector Funding) of page 111 of the Development Partnership Agreement (CD68a)</text:span><text:change-end text:change-id="ct35188079648"/><text:change-start text:change-id="ct35188079424"/><text:span text:style-name="T8">, provides that any public sector funding obtained for the scheme is to be apportioned </text:span><text:change-end text:change-id="ct35188079424"/><text:change-start text:change-id="ct35188078976"/><text:span text:style-name="T8">to the Acquiring Authority as an increased land payment. </text:span><text:change-end text:change-id="ct35188078976"/></text:p>
      <text:p text:style-name="P15"><text:change-start text:change-id="ct35188079200"/><text:span text:style-name="T8">7.72 <text:s/></text:span><text:change-end text:change-id="ct35188079200"/><text:change-start text:change-id="ct35188079872"/><text:span text:style-name="T8">A variation</text:span><text:change-end text:change-id="ct35188079872"/><text:change-start text:change-id="ct35188080096"/><text:span text:style-name="T8"> to the DPA was agreed in 2017, enabling the £30.8m GLA grant funding recently awarded to the scheme to be apportioned entirely to NHHT, in order to ‘</text:span><text:span text:style-name="T34">help address the impact of delay in vacant possession</text:span><text:span text:style-name="T8">’ caused by the CPO. <text:s/>(E Purser, para 5.9</text:span><text:change-end text:change-id="ct35188080096"/><text:change-start text:change-id="ct35188080320"/><text:span text:style-name="T8">)</text:span><text:change-end text:change-id="ct35188080320"/></text:p>
      <text:p text:style-name="P15"><text:change-start text:change-id="ct35188080544"/><text:span text:style-name="T8">7.</text:span><text:change-end text:change-id="ct35188080544"/><text:change-start text:change-id="ct35188080768"/><text:span text:style-name="T8">8</text:span><text:change-end text:change-id="ct35188080768"/><text:change text:change-id="ct35188080992"/><text:change-start text:change-id="ct35188081216"/><text:span text:style-name="T8"> <text:tab/></text:span><text:change-end text:change-id="ct35188081216"/><text:span text:style-name="T8">Viability</text:span><text:change-start text:change-id="ct35188081440"/><text:span text:style-name="T8"> – </text:span><text:change-end text:change-id="ct35188081440"/><text:change-start text:change-id="ct35188081664"/><text:span text:style-name="T8">[ALAG is invited to set out its po</text:span><text:change-end text:change-id="ct35188081664"/><text:change-start text:change-id="ct35188081888"/><text:span text:style-name="T8">ints</text:span><text:change-end text:change-id="ct35188081888"/><text:change-start text:change-id="ct35188082112"/><text:span text:style-name="T8"> in respect of viability]</text:span><text:change-end text:change-id="ct35188082112"/></text:p>
      <text:p text:style-name="P3"><text:change-start text:change-id="ct35188082336"/><text:span text:style-name="T57">7.</text:span><text:change-end text:change-id="ct35188082336"/><text:change-start text:change-id="ct35188082560"/><text:span text:style-name="T57">81</text:span><text:change-end text:change-id="ct35188082560"/><text:change-start text:change-id="ct35188082784"/><text:span text:style-name="T57"><text:tab/></text:span><text:span text:style-name="T51">Policy 3.12 of the London Plan says “</text:span><text:span text:style-name="T61">The maximum reasonable amount of affordable hosuing should be sought negotiating on individual private </text:span><text:soft-page-break/><text:span text:style-name="T61">residential and mixed use schemes</text:span><text:span text:style-name="T51">” whereby “</text:span><text:span text:style-name="T61">Boroughs should take into account economic viability and the most effective use of private and public investment</text:span><text:span text:style-name="T51">” (CD71, para 3.71)</text:span></text:p>
      <text:p text:style-name="P3"><text:span text:style-name="T62">7.82<text:tab/></text:span><text:span text:style-name="T51">The only viability information submitted as part of the planning application process to date, is a summary note dated March 2015 (SM1, pages 956-957).</text:span></text:p>
      <text:p text:style-name="P3"><text:span text:style-name="T62">7.83<text:tab/></text:span><text:span text:style-name="T51">The Greater London Authority (GLA) considers that the section 73 application for the FDS, does not comply with London Plan policy 3.12 because a viability assessment has not been submitted demonstrating that the maximum amount of affordable housing is being provided (See para 38 of GLA letter dated </text:span><text:bookmark text:name="__DdeLink__854_2311046627"/><text:span text:style-name="T51">15 Jan 2017 – APP/0/8)</text:span></text:p>
      <text:p text:style-name="P3"><text:span text:style-name="T51">7.84 <text:s text:c="2"/>The GLA has requested the submission of a viability assessment, in order for it to be able to ascertain that the S.73 revised scheme is providing the maximum amount of affordable housing that it can viably provide. (APP/0/8).</text:span></text:p>
      <text:p text:style-name="P3"><text:span text:style-name="T51">7.85 <text:s text:c="2"/>The Greater London Authority and the Acquiring Authority both now have policies requiring viability assessments submitted in relation to planning applications to be made public: </text:span><text:span text:style-name="T42">Southwark Council’s Development Viability SPD, March 2016 (RN11); The Mayor’s Adopted Affordable Housing and Viability SPG (August 2017) (CD75)</text:span></text:p>
      <text:p text:style-name="P3"><text:span text:style-name="T51">7.86 <text:s/>Current CPO guidance (Crichel Down Rules, Oct 2015 </text:span><text:change-end text:change-id="ct35188082784"/><text:change-start text:change-id="ct35188083008"/><text:span text:style-name="T51">–</text:span><text:change-end text:change-id="ct35188083008"/><text:change-start text:change-id="ct35188083232"/><text:span text:style-name="T51"> CD58) says that “</text:span><text:change-end text:change-id="ct35188083232"/><text:change-start text:change-id="ct35188083456"/><text:span text:style-name="T60">the acquiring authority should provide substantive </text:span><text:span text:style-name="T29">information as to the sources of funding available for both acquiring the land and implementing the scheme for which the land is required.</text:span><text:span text:style-name="T59">”</text:span><text:change-end text:change-id="ct35188083456"/></text:p>
      <text:p text:style-name="P15"><text:span text:style-name="T8">7.</text:span><text:change text:change-id="ct35188083680"/><text:change-start text:change-id="ct35188083904"/><text:span text:style-name="T8">9</text:span><text:change-end text:change-id="ct35188083904"/><text:change text:change-id="ct35188084128"/><text:span text:style-name="T8"><text:tab/></text:span><text:change text:change-id="ct35188084352"/><text:change-start text:change-id="ct35188084576"/><text:span text:style-name="T8">The Public Sector Equality Duty</text:span><text:change-end text:change-id="ct35188084576"/><text:span text:style-name="T8"> – </text:span><text:change text:change-id="ct35188085024"/><text:change-start text:change-id="ct35188084800"/><text:span text:style-name="T8"><text:s/>[ALAG is invited to set out its po</text:span><text:change-end text:change-id="ct35188084800"/><text:change-start text:change-id="ct35188085248"/><text:span text:style-name="T8">ints </text:span><text:change-end text:change-id="ct35188085248"/><text:change-start text:change-id="ct35188085472"/><text:span text:style-name="T8">in respect of the Public Sector Equality Duty]</text:span><text:change-end text:change-id="ct35188085472"/></text:p>
      <text:p text:style-name="P15"><text:change-start text:change-id="ct35188085696"/><text:span text:style-name="T8">7.91 </text:span><text:change-end text:change-id="ct35188085696"/><text:change-start text:change-id="ct35188085920"/><text:span text:style-name="T8">It is not agreed that the measures currently undertaken by the Acquiring Authority are adequate in avoiding/</text:span><text:change-end text:change-id="ct35188085920"/><text:change-start text:change-id="ct35188086144"/><text:span text:style-name="T8">mitigating the negative impact on leaseholders with protected characteristics, particularly old/older leaseholders.</text:span><text:change-end text:change-id="ct35188086144"/></text:p>
      <text:p text:style-name="P15"><text:change-start text:change-id="ct35188086368"/><text:soft-page-break/><text:span text:style-name="T27">7.92 </text:span><text:change-end text:change-id="ct35188086368"/><text:change-start text:change-id="ct35188086592"/><text:span text:style-name="T27">The only </text:span><text:change-end text:change-id="ct35188086592"/><text:change-start text:change-id="ct35188086816"/><text:span text:style-name="T27">Equality Impact Assessment conducted prior to the 2017 Mott MacDonald assessment was in 2009 (AAAP, EqIA </text:span><text:change-end text:change-id="ct35188086816"/><text:change-start text:change-id="ct35188087040"/><text:span text:style-name="T27">–</text:span><text:change-end text:change-id="ct35188087040"/><text:change-start text:change-id="ct35188087264"/><text:span text:style-name="T27"> </text:span><text:change-end text:change-id="ct35188087264"/><text:change-start text:change-id="ct35188087488"/><text:span text:style-name="T27">SC1) and this only assessed impact on two of the eight protected groups listed under section 149 of the Equality Act 2010 (Public Sector Equality Duty).</text:span><text:change-end text:change-id="ct35188087488"/></text:p>
      <text:p text:style-name="P15"><text:change-start text:change-id="ct35188087712"/><text:span text:style-name="T27">7.93 </text:span><text:change-end text:change-id="ct35188087712"/><text:change-start text:change-id="ct35188087936"/><text:span text:style-name="T27">In the Acquiring Authority’s decision to </text:span><text:change-end text:change-id="ct35188087936"/><text:change-start text:change-id="ct35188088160"/><text:span text:style-name="T27">make a compulsory purchase order l</text:span><text:change-end text:change-id="ct35188088160"/><text:change-start text:change-id="ct35188088384"/><text:span text:style-name="T27">easeholders’ rights are engaged under </text:span><text:change-end text:change-id="ct35188088384"/><text:change-start text:change-id="ct35188088608"/><text:span text:style-name="T27">Article 1 of the first protocol (right to quiet </text:span><text:span text:style-name="T28">enjoyment of property) and Article 8 (right to respect for private and family life) of the ECHR.</text:span><text:change-end text:change-id="ct35188088608"/></text:p>
      <text:p text:style-name="P26"><text:span text:style-name="T85">Notting Hill Housing Trust is not committed to social housing and has diverted funds away from Southwark Council, which is to the detriment of the economic and social well-being of the Southwark area.</text:span></text:p>
      <text:p text:style-name="P27"><text:span text:style-name="T8">7.9 PSED/Human Rights:</text:span></text:p>
      <text:p text:style-name="P27"><text:span text:style-name="T8">It is not agreed that the measures currently undertaken by the Acquiring Authority are adequate in avoiding/mitigating the negative impact on leaseholders with protected characteristics, particularly old/older leaseholders.</text:span></text:p>
      <text:p text:style-name="P26"><text:span text:style-name="T27">8. In the Acquiring Authority’s decision to make a compulsory purchase order leaseholders’ rights are engaged and breached under Article 1 of the first protocol (right to quiet enjoyment of property) and Article 8 (right to respect for private and family life) of the ECHR.</text:span></text:p>
      <text:p text:style-name="P26"><text:span text:style-name="T27">8.1 The negative effects of regeneration on BME and other protected groups are relevant to </text:span><text:span text:style-name="T84">the</text:span><text:span text:style-name="T27"> issue of proportionality in the human rights argument advanced by ALAG.</text:span></text:p>
      <text:p text:style-name="P26"><text:span text:style-name="T27">8.2 ALAG’s position is that the scheme will result in the dispersal of leaseholders and communities and does not promote the economic, social and environmental well-being area.</text:span></text:p>
      <text:list xml:id="list3487226249" text:style-name="WWNum9">
        <text:list-item>
          <text:p text:style-name="P71"><text:span text:style-name="T85">ALAG maintains that the permitted scheme will result in a net loss of social rented units when compared against the pre-existing number of social rented units on the order land. It is further maintained that there will be a net loss of social rented floorspace against the pre-existing baseline.</text:span></text:p>
        </text:list-item>
        <text:list-item>
          <text:p text:style-name="P71"><text:soft-page-break/><text:span text:style-name="T85">ALAG maintains that the social housing figures provided by the Acquiring Authority as a consequence of double counting of habitable rooms. </text:span></text:p>
        </text:list-item>
        <text:list-item>
          <text:p text:style-name="P71"><text:span text:style-name="T85">Social rented housing is not provided for under the Development Partnership Agreement, which refers to ‘target rent’.</text:span></text:p>
        </text:list-item>
        <text:list-item>
          <text:p text:style-name="P71"><text:span text:style-name="T85">ALAG maintains that the Acquiring Authority has not provided the maximum level of affordable housing required under the London Plan (see policy 3.12) as a consequence of failure to conduct appropriate viability assessment.</text:span></text:p>
        </text:list-item>
      </text:list>
      <text:p text:style-name="P75"/>
      <text:list xml:id="list115304489815951" text:continue-list="list115303434833737" text:style-name="WWNum3">
        <text:list-item>
          <text:p text:style-name="P72"><text:span text:style-name="T85">Daylight / Sunlight issues – this is the subject of a separate Statement of Common Ground between Mr Fletcher of Waterslade and Mr Raynham;</text:span></text:p>
        </text:list-item>
      </text:list>
      <text:p text:style-name="P80"><text:span text:style-name="T87">7.7 Viability:</text:span></text:p>
      <text:p text:style-name="P80"><text:span text:style-name="T86">The absence of detailed information from the developer in relation to viability has the consequence that the scheme cannot be shown to promote economic, social and environmental interests in the area through provision of maximum social housing.</text:span></text:p>
      <text:p text:style-name="P28"/>
      <text:p text:style-name="P28"/>
      <text:p text:style-name="P28"/>
      <text:p text:style-name="P15"><text:span text:style-name="T8">Signed on behalf of </text:span><text:span text:style-name="T14">Aylesbury Leaseholder Action Group</text:span></text:p>
      <text:p text:style-name="P15"><text:span text:style-name="T8">………………………………………………….</text:span></text:p>
      <text:p text:style-name="P15"><text:span text:style-name="T8">Date:</text:span></text:p>
      <text:p text:style-name="P15"><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Verdana" svg:font-family="Verdana" style:font-family-generic="roman" style:font-pitch="variable"/>
    <style:font-face style:name="sans-serif" svg:font-family="sans-serif"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GB"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GB"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punctuation-wrap="hanging" style:writing-mode="lr-tb"/>
      <style:text-properties fo:color="#00000a"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4925in" fo:margin-right="0in" fo:margin-top="0in" fo:margin-bottom="0.1665in" loext:contextual-spacing="false" fo:line-height="150%" fo:text-align="justify" style:justify-single-word="false" fo:text-indent="-0.4925in" style:auto-text-indent="false"/>
      <style:text-properties style:font-name="Verdana" fo:font-family="Verdana" style:font-family-generic="roman" style:font-pitch="variable" style:font-name-asian="Times New Roman" style:font-family-asian="'Times New Roman'" style:font-family-generic-asian="system" style:font-pitch-asian="variable" style:language-asian="en" style:country-asian="GB" style:font-name-complex="Arial1" style:font-family-complex="Arial" style:font-family-generic-complex="system" style:font-pitch-complex="variable"/>
    </style:style>
    <style:style style:name="List" style:family="paragraph" style:parent-style-name="Text_20_body" style:default-outline-level="" style:class="list">
      <style:text-properties style:font-name-complex="DejaVu Sans" style:font-family-complex="'DejaVu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 style:font-family-complex="'DejaVu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ejaVu Sans" style:font-family-complex="'DejaVu 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1665in" fo:margin-bottom="0.1665in" loext:contextual-spacing="false" fo:line-height="150%" fo:text-align="justify" style:justify-single-word="false" fo:keep-with-next="always"/>
      <style:text-properties style:font-name="Verdana" fo:font-family="Verdana" style:font-family-generic="roman" style:font-pitch="variable" fo:font-size="12pt" fo:font-weight="bold" style:font-name-asian="Times New Roman" style:font-family-asian="'Times New Roman'" style:font-family-generic-asian="system" style:font-pitch-asian="variable" style:font-size-asian="12pt" style:language-asian="en" style:country-asian="GB" style:font-weight-asian="bold" style:font-name-complex="Arial1" style:font-family-complex="Arial" style:font-family-generic-complex="system" style:font-pitch-complex="variable"/>
    </style:style>
    <style:style style:name="Heading_20_2" style:display-name="Heading 2" style:family="paragraph" style:parent-style-name="Standard" style:default-outline-level="2" style:class="text">
      <style:paragraph-properties fo:margin-top="0in" fo:margin-bottom="0.1665in" loext:contextual-spacing="false" fo:line-height="150%" fo:text-align="justify" style:justify-single-word="false"/>
      <style:text-properties style:font-name="Verdana" fo:font-family="Verdana" style:font-family-generic="roman" style:font-pitch="variable" style:font-name-asian="Times New Roman" style:font-family-asian="'Times New Roman'" style:font-family-generic-asian="system" style:font-pitch-asian="variable" style:language-asian="en" style:country-asian="GB" style:font-name-complex="Arial1" style:font-family-complex="Arial" style:font-family-generic-complex="system" style:font-pitch-complex="variable"/>
    </style:style>
    <style:style style:name="Heading_20_3" style:display-name="Heading 3" style:family="paragraph" style:parent-style-name="Standard" style:default-outline-level="3" style:class="text">
      <style:paragraph-properties fo:margin-top="0in" fo:margin-bottom="0.1665in" loext:contextual-spacing="false" fo:line-height="150%" fo:text-align="justify" style:justify-single-word="false"/>
      <style:text-properties style:font-name="Verdana" fo:font-family="Verdana" style:font-family-generic="roman" style:font-pitch="variable" style:font-name-asian="Times New Roman" style:font-family-asian="'Times New Roman'" style:font-family-generic-asian="system" style:font-pitch-asian="variable" style:language-asian="en" style:country-asian="GB" style:font-name-complex="Arial1" style:font-family-complex="Arial" style:font-family-generic-complex="system" style:font-pitch-complex="variable"/>
    </style:style>
    <style:style style:name="Heading_20_4" style:display-name="Heading 4" style:family="paragraph" style:parent-style-name="Standard" style:default-outline-level="4" style:class="text">
      <style:paragraph-properties fo:margin-top="0in" fo:margin-bottom="0.1665in" loext:contextual-spacing="false" fo:line-height="150%" fo:text-align="justify" style:justify-single-word="false"/>
      <style:text-properties style:font-name="Verdana" fo:font-family="Verdana" style:font-family-generic="roman" style:font-pitch="variable" style:font-name-asian="Times New Roman" style:font-family-asian="'Times New Roman'" style:font-family-generic-asian="system" style:font-pitch-asian="variable" style:language-asian="en" style:country-asian="GB" style:font-name-complex="Arial1" style:font-family-complex="Arial" style:font-family-generic-complex="system" style:font-pitch-complex="variable"/>
    </style:style>
    <style:style style:name="Heading_20_5" style:display-name="Heading 5" style:family="paragraph" style:parent-style-name="Standard" style:default-outline-level="5" style:class="text">
      <style:paragraph-properties fo:margin-top="0in" fo:margin-bottom="0.1665in" loext:contextual-spacing="false" fo:line-height="150%" fo:text-align="justify" style:justify-single-word="false"/>
      <style:text-properties style:font-name="Verdana" fo:font-family="Verdana" style:font-family-generic="roman" style:font-pitch="variable" style:font-name-asian="Times New Roman" style:font-family-asian="'Times New Roman'" style:font-family-generic-asian="system" style:font-pitch-asian="variable" style:language-asian="en" style:country-asian="GB" style:font-name-complex="Arial1" style:font-family-complex="Arial" style:font-family-generic-complex="system" style:font-pitch-complex="variable"/>
    </style:style>
    <style:style style:name="Heading_20_6" style:display-name="Heading 6" style:family="paragraph" style:parent-style-name="Standard" style:default-outline-level="6" style:class="text">
      <style:paragraph-properties fo:margin-top="0in" fo:margin-bottom="0.1665in" loext:contextual-spacing="false" fo:line-height="150%" fo:text-align="justify" style:justify-single-word="false"/>
      <style:text-properties style:font-name="Verdana" fo:font-family="Verdana" style:font-family-generic="roman" style:font-pitch="variable" style:font-name-asian="Times New Roman" style:font-family-asian="'Times New Roman'" style:font-family-generic-asian="system" style:font-pitch-asian="variable" style:language-asian="en" style:country-asian="GB" style:font-name-complex="Arial1" style:font-family-complex="Arial" style:font-family-generic-complex="system" style:font-pitch-complex="variable"/>
    </style:style>
    <style:style style:name="Default" style:family="paragraph" style:default-outline-level="">
      <style:paragraph-properties fo:margin-top="0in" fo:margin-bottom="0in" loext:contextual-spacing="false" fo:line-height="100%" fo:text-align="start" style:justify-single-word="false" fo:orphans="2" fo:widows="2" style:punctuation-wrap="hanging" style:writing-mode="lr-tb"/>
      <style:text-properties fo:color="#000000" style:font-name="Arial" fo:font-family="Arial" style:font-family-generic="roman" style:font-pitch="variable" fo:font-size="12pt" fo:language="en" fo:country="GB" style:font-name-asian="Calibri1" style:font-family-asian="Calibri" style:font-family-generic-asian="system" style:font-pitch-asian="variable" style:font-size-asian="12pt" style:language-asian="en" style:country-asian="US" style:font-name-complex="Arial1" style:font-family-complex="Arial" style:font-family-generic-complex="system" style:font-pitch-complex="variable" style:font-size-complex="12pt" style:language-complex="ar" style:country-complex="SA"/>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Footnote"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text-properties style:font-name="Verdana" fo:font-family="Verdana" style:font-family-generic="roman" style:font-pitch="variable" style:font-name-asian="Times New Roman" style:font-family-asian="'Times New Roman'" style:font-family-generic-asian="system" style:font-pitch-asian="variable" style:language-asian="en" style:country-asian="GB" style:font-name-complex="Arial1" style:font-family-complex="Arial" style:font-family-generic-complex="system" style:font-pitch-complex="variable"/>
    </style:style>
    <style:style style:name="Heading_20_1_20_Char" style:display-name="Heading 1 Char" style:family="text" style:parent-style-name="Default_20_Paragraph_20_Font">
      <style:text-properties style:font-name="Verdana" fo:font-family="Verdana" style:font-family-generic="roman" style:font-pitch="variable" fo:font-size="12pt" fo:font-weight="bold" style:font-name-asian="Times New Roman" style:font-family-asian="'Times New Roman'" style:font-family-generic-asian="system" style:font-pitch-asian="variable" style:font-size-asian="12pt" style:language-asian="en" style:country-asian="GB" style:font-weight-asian="bold" style:font-name-complex="Arial1" style:font-family-complex="Arial" style:font-family-generic-complex="system" style:font-pitch-complex="variable"/>
    </style:style>
    <style:style style:name="Heading_20_2_20_Char" style:display-name="Heading 2 Char" style:family="text" style:parent-style-name="Default_20_Paragraph_20_Font">
      <style:text-properties style:font-name="Verdana" fo:font-family="Verdana" style:font-family-generic="roman" style:font-pitch="variable" style:font-name-asian="Times New Roman" style:font-family-asian="'Times New Roman'" style:font-family-generic-asian="system" style:font-pitch-asian="variable" style:language-asian="en" style:country-asian="GB"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Verdana" fo:font-family="Verdana" style:font-family-generic="roman" style:font-pitch="variable" style:font-name-asian="Times New Roman" style:font-family-asian="'Times New Roman'" style:font-family-generic-asian="system" style:font-pitch-asian="variable" style:language-asian="en" style:country-asian="GB" style:font-name-complex="Arial1" style:font-family-complex="Arial" style:font-family-generic-complex="system" style:font-pitch-complex="variable"/>
    </style:style>
    <style:style style:name="Heading_20_4_20_Char" style:display-name="Heading 4 Char" style:family="text" style:parent-style-name="Default_20_Paragraph_20_Font">
      <style:text-properties style:font-name="Verdana" fo:font-family="Verdana" style:font-family-generic="roman" style:font-pitch="variable" style:font-name-asian="Times New Roman" style:font-family-asian="'Times New Roman'" style:font-family-generic-asian="system" style:font-pitch-asian="variable" style:language-asian="en" style:country-asian="GB" style:font-name-complex="Arial1" style:font-family-complex="Arial" style:font-family-generic-complex="system" style:font-pitch-complex="variable"/>
    </style:style>
    <style:style style:name="Heading_20_5_20_Char" style:display-name="Heading 5 Char" style:family="text" style:parent-style-name="Default_20_Paragraph_20_Font">
      <style:text-properties style:font-name="Verdana" fo:font-family="Verdana" style:font-family-generic="roman" style:font-pitch="variable" style:font-name-asian="Times New Roman" style:font-family-asian="'Times New Roman'" style:font-family-generic-asian="system" style:font-pitch-asian="variable" style:language-asian="en" style:country-asian="GB" style:font-name-complex="Arial1" style:font-family-complex="Arial" style:font-family-generic-complex="system" style:font-pitch-complex="variable"/>
    </style:style>
    <style:style style:name="Heading_20_6_20_Char" style:display-name="Heading 6 Char" style:family="text" style:parent-style-name="Default_20_Paragraph_20_Font">
      <style:text-properties style:font-name="Verdana" fo:font-family="Verdana" style:font-family-generic="roman" style:font-pitch="variable" style:font-name-asian="Times New Roman" style:font-family-asian="'Times New Roman'" style:font-family-generic-asian="system" style:font-pitch-asian="variable" style:language-asian="en" style:country-asian="GB" style:font-name-complex="Arial1" style:font-family-complex="Arial" style:font-family-generic-complex="system" style:font-pitch-complex="variable"/>
    </style:style>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style style:name="Footnote_20_anchor" style:display-name="Footnote anchor" style:family="tex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style="normal" style:font-style-asian="normal"/>
    </style:style>
    <style:style style:name="ListLabel_20_2" style:display-name="ListLabel 2" style:family="text">
      <style:text-properties fo:font-weight="normal" style:font-weight-asian="normal" style:font-name-complex="Times New Roman" style:font-family-complex="'Times New Roman'" style:font-family-generic-complex="system" style:font-pitch-complex="variable"/>
    </style:style>
    <style:style style:name="ListLabel_20_3" style:display-name="ListLabel 3" style:family="text">
      <style:text-properties fo:font-weight="normal" style:font-weight-asian="normal" style:font-name-complex="Times New Roman" style:font-family-complex="'Times New Roman'" style:font-family-generic-complex="system" style:font-pitch-complex="variable"/>
    </style:style>
    <style:style style:name="ListLabel_20_4" style:display-name="ListLabel 4" style:family="text">
      <style:text-properties fo:font-weight="normal" style:font-weight-asian="normal" style:font-name-complex="Times New Roman" style:font-family-complex="'Times New Roman'" style:font-family-generic-complex="system" style:font-pitch-complex="variable"/>
    </style:style>
    <style:style style:name="ListLabel_20_5" style:display-name="ListLabel 5" style:family="text">
      <style:text-properties fo:font-weight="normal" style:font-weight-asian="normal" style:font-name-complex="Times New Roman" style:font-family-complex="'Times New Roman'" style:font-family-generic-complex="system" style:font-pitch-complex="variable"/>
    </style:style>
    <style:style style:name="ListLabel_20_6" style:display-name="ListLabel 6" style:family="text">
      <style:text-properties fo:font-weight="normal" style:font-weight-asian="normal" style:font-name-complex="Times New Roman" style:font-family-complex="'Times New Roman'" style:font-family-generic-complex="system" style:font-pitch-complex="variable"/>
    </style:style>
    <style:style style:name="ListLabel_20_7" style:display-name="ListLabel 7" style:family="text">
      <style:text-properties fo:font-weight="normal" style:font-weight-asian="normal" style:font-name-complex="Times New Roman" style:font-family-complex="'Times New Roman'" style:font-family-generic-complex="system" style:font-pitch-complex="variable"/>
    </style:style>
    <style:style style:name="ListLabel_20_8" style:display-name="ListLabel 8" style:family="text">
      <style:text-properties fo:font-weight="normal" style:font-weight-asian="normal" style:font-name-complex="Times New Roman" style:font-family-complex="'Times New Roman'" style:font-family-generic-complex="system" style:font-pitch-complex="variable"/>
    </style:style>
    <style:style style:name="ListLabel_20_9" style:display-name="ListLabel 9" style:family="text">
      <style:text-properties fo:font-weight="normal" style:font-weight-asian="normal" style:font-name-complex="Times New Roman" style:font-family-complex="'Times New Roman'" style:font-family-generic-complex="system" style:font-pitch-complex="variable"/>
    </style:style>
    <style:style style:name="ListLabel_20_10" style:display-name="ListLabel 10" style:family="text">
      <style:text-properties fo:font-weight="normal" style:font-weight-asian="normal" style:font-name-complex="Times New Roman"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Tahoma" fo:font-family="Tahoma" style:font-family-generic="roman" style:font-pitch="variable" fo:font-style="normal" fo:font-weight="normal" style:font-style-asian="normal" style:font-weight-asian="normal"/>
    </style:style>
    <style:style style:name="ListLabel_20_21" style:display-name="ListLabel 21"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7" style:display-name="ListLabel 37" style:family="text">
      <style:text-properties fo:font-style="normal" fo:font-weight="bold" style:font-style-asian="normal" style:font-weight-asian="bold"/>
    </style:style>
    <style:style style:name="ListLabel_20_38" style:display-name="ListLabel 38" style:family="text">
      <style:text-properties style:font-name="Tahoma" fo:font-family="Tahoma" style:font-family-generic="roman" style:font-pitch="variable" style:font-name-complex="Symbol1"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Tahoma" fo:font-family="Tahoma" style:font-family-generic="roman" style:font-pitch="variable" style:font-name-complex="Symbol1" style:font-family-complex="Symbol"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Tahoma" fo:font-family="Tahoma" style:font-family-generic="roman" style:font-pitch="variable" fo:font-style="normal" fo:font-weight="normal" style:font-style-asian="normal" style:font-weight-asian="normal" style:font-name-complex="Symbol1" style:font-family-complex="Symbol" style:font-family-generic-complex="system" style:font-pitch-complex="variable"/>
    </style:style>
    <style:style style:name="ListLabel_20_67" style:display-name="ListLabel 67" style:family="text">
      <style:text-properties style:font-name="Tahoma" fo:font-family="Tahoma" style:font-family-generic="roman" style:font-pitch="variable"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sans-serif" fo:font-family="sans-serif" style:font-family-generic="roman" style:font-pitch="variable" fo:font-size="12pt" style:font-size-asian="12pt"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fo:font-style="normal" fo:font-weight="bold" style:font-style-asian="normal" style:font-weight-asian="bold"/>
    </style:style>
    <style:style style:name="ListLabel_20_86" style:display-name="ListLabel 86" style:family="text">
      <style:text-properties style:font-name="Tahoma" fo:font-family="Tahoma" style:font-family-generic="roman" style:font-pitch="variable" style:font-name-complex="Symbol1" style:font-family-complex="Symbol"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Wingdings1" style:font-family-complex="Wingdings"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Wingdings1" style:font-family-complex="Wingdings"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Tahoma" fo:font-family="Tahoma" style:font-family-generic="roman" style:font-pitch="variable" style:font-name-complex="Symbol1" style:font-family-complex="Symbo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1" style:font-family-complex="Wingdings"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Wingdings1" style:font-family-complex="Wingdings" style:font-family-generic-complex="system" style:font-pitch-complex="variable"/>
    </style:style>
    <style:style style:name="ListLabel_20_104" style:display-name="ListLabel 104" style:family="text">
      <style:text-properties style:font-name="Tahoma" fo:font-family="Tahoma" style:font-family-generic="roman" style:font-pitch="variable" style:font-name-complex="Symbol1" style:font-family-complex="Symbol"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Wingdings1" style:font-family-complex="Wingdings"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Wingdings1" style:font-family-complex="Wingdings"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Tahoma" fo:font-family="Tahoma" style:font-family-generic="roman" style:font-pitch="variable" fo:font-style="normal" fo:font-weight="normal" style:font-style-asian="normal" style:font-weight-asian="normal" style:font-name-complex="Symbol1" style:font-family-complex="Symbol" style:font-family-generic-complex="system" style:font-pitch-complex="variable"/>
    </style:style>
    <style:style style:name="ListLabel_20_115" style:display-name="ListLabel 115" style:family="text">
      <style:text-properties style:font-name="Tahoma" fo:font-family="Tahoma" style:font-family-generic="roman" style:font-pitch="variable" fo:font-weight="bold" style:font-weight-asian="bold"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Tahoma" fo:font-family="Tahoma" style:font-family-generic="roman" style:font-pitch="variable" fo:font-size="12pt" style:font-size-asian="12pt"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fo:font-style="normal" fo:font-weight="bold" style:font-style-asian="normal" style:font-weight-asian="bold"/>
    </style:style>
    <style:style style:name="ListLabel_20_134" style:display-name="ListLabel 134" style:family="text">
      <style:text-properties style:font-name="Tahoma" fo:font-family="Tahoma" style:font-family-generic="roman" style:font-pitch="variable" style:font-name-complex="Symbol1"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1" style:font-family-complex="Wingdings" style:font-family-generic-complex="system" style:font-pitch-complex="variable"/>
    </style:style>
    <style:style style:name="ListLabel_20_137" style:display-name="ListLabel 137"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1" style:font-family-complex="Wingdings" style:font-family-generic-complex="system" style:font-pitch-complex="variable"/>
    </style:style>
    <style:style style:name="ListLabel_20_140" style:display-name="ListLabel 140"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1" style:font-family-complex="Wingdings" style:font-family-generic-complex="system" style:font-pitch-complex="variable"/>
    </style:style>
    <style:style style:name="ListLabel_20_143" style:display-name="ListLabel 143" style:family="text">
      <style:text-properties style:font-name="Tahoma" fo:font-family="Tahoma" style:font-family-generic="roman" style:font-pitch="variable" style:font-name-complex="Symbol1" style:font-family-complex="Symbol"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Wingdings1" style:font-family-complex="Wingdings" style:font-family-generic-complex="system" style:font-pitch-complex="variable"/>
    </style:style>
    <style:style style:name="ListLabel_20_146" style:display-name="ListLabel 146" style:family="text">
      <style:text-properties style:font-name-complex="Symbol1" style:font-family-complex="Symbol" style:font-family-generic-complex="system" style:font-pitch-complex="variable"/>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Wingdings1" style:font-family-complex="Wingdings" style:font-family-generic-complex="system" style:font-pitch-complex="variable"/>
    </style:style>
    <style:style style:name="ListLabel_20_149" style:display-name="ListLabel 149" style:family="text">
      <style:text-properties style:font-name-complex="Symbol1" style:font-family-complex="Symbol"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Wingdings1" style:font-family-complex="Wingdings" style:font-family-generic-complex="system" style:font-pitch-complex="variable"/>
    </style:style>
    <style:style style:name="ListLabel_20_152" style:display-name="ListLabel 152" style:family="text">
      <style:text-properties style:font-name="Tahoma" fo:font-family="Tahoma" style:font-family-generic="roman" style:font-pitch="variable" style:font-name-complex="Symbol1" style:font-family-complex="Symbol"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text-properties style:font-name-complex="Wingdings1" style:font-family-complex="Wingdings" style:font-family-generic-complex="system" style:font-pitch-complex="variable"/>
    </style:style>
    <style:style style:name="ListLabel_20_155" style:display-name="ListLabel 155"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Courier New1" style:font-family-complex="'Courier New'" style:font-family-generic-complex="system" style:font-pitch-complex="variable"/>
    </style:style>
    <style:style style:name="ListLabel_20_157" style:display-name="ListLabel 157" style:family="text">
      <style:text-properties style:font-name-complex="Wingdings1" style:font-family-complex="Wingdings" style:font-family-generic-complex="system" style:font-pitch-complex="variable"/>
    </style:style>
    <style:style style:name="ListLabel_20_158" style:display-name="ListLabel 158"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Courier New1" style:font-family-complex="'Courier New'" style:font-family-generic-complex="system" style:font-pitch-complex="variable"/>
    </style:style>
    <style:style style:name="ListLabel_20_160" style:display-name="ListLabel 160" style:family="text">
      <style:text-properties style:font-name-complex="Wingdings1" style:font-family-complex="Wingdings" style:font-family-generic-complex="system" style:font-pitch-complex="variable"/>
    </style:style>
    <style:style style:name="ListLabel_20_161" style:display-name="ListLabel 161" style:family="text">
      <style:text-properties style:font-name-complex="Symbol1" style:font-family-complex="Symbol" style:font-family-generic-complex="system" style:font-pitch-complex="variable"/>
    </style:style>
    <style:style style:name="ListLabel_20_162" style:display-name="ListLabel 162" style:family="text">
      <style:text-properties style:font-name="Tahoma" fo:font-family="Tahoma" style:font-family-generic="roman" style:font-pitch="variable" fo:font-style="normal" fo:font-weight="normal" style:font-style-asian="normal" style:font-weight-asian="normal" style:font-name-complex="Symbol1" style:font-family-complex="Symbol" style:font-family-generic-complex="system" style:font-pitch-complex="variable"/>
    </style:style>
    <style:style style:name="ListLabel_20_163" style:display-name="ListLabel 163" style:family="text">
      <style:text-properties style:font-name="Tahoma" fo:font-family="Tahoma" style:font-family-generic="roman" style:font-pitch="variable" fo:font-weight="bold" style:font-weight-asian="bold" style:font-name-complex="Symbol1" style:font-family-complex="Symbo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Wingdings1" style:font-family-complex="Wingdings"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text-properties style:font-name-complex="Wingdings1" style:font-family-complex="Wingdings"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text-properties style:font-name-complex="Wingdings1" style:font-family-complex="Wingdings" style:font-family-generic-complex="system" style:font-pitch-complex="variable"/>
    </style:style>
    <style:style style:name="ListLabel_20_172" style:display-name="ListLabel 172" style:family="text">
      <style:text-properties style:font-name="Tahoma" fo:font-family="Tahoma" style:font-family-generic="roman" style:font-pitch="variable" fo:font-size="11pt" style:font-size-asian="12pt"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text:outline-style style:name="Outline">
      <text:outline-level-style text:level="1" style:num-format="1">
        <style:list-level-properties text:list-level-position-and-space-mode="label-alignment">
          <style:list-level-label-alignment text:label-followed-by="listtab" text:list-tab-stop-position="0.4925in" fo:text-indent="-0.4925in" fo:margin-left="0.4925in"/>
        </style:list-level-properties>
      </text:outline-level-style>
      <text:outline-level-style text:level="2" text:style-name="ListLabel_20_133" style:num-format="1" text:display-levels="2">
        <style:list-level-properties text:list-level-position-and-space-mode="label-alignment">
          <style:list-level-label-alignment text:label-followed-by="listtab" text:list-tab-stop-position="0.6898in" fo:text-indent="-0.4925in" fo:margin-left="0.6898in"/>
        </style:list-level-properties>
      </text:outline-level-style>
      <text:outline-level-style text:level="3" style:num-format="1" text:display-levels="3">
        <style:list-level-properties text:list-level-position-and-space-mode="label-alignment">
          <style:list-level-label-alignment text:label-followed-by="listtab" text:list-tab-stop-position="0.4925in" fo:text-indent="-0.4925in" fo:margin-left="0.4925in"/>
        </style:list-level-properties>
      </text:outline-level-style>
      <text:outline-level-style text:level="4" style:num-prefix="(" style:num-suffix=")" style:num-format="a" style:num-letter-sync="true">
        <style:list-level-properties text:list-level-position-and-space-mode="label-alignment">
          <style:list-level-label-alignment text:label-followed-by="listtab" text:list-tab-stop-position="0.9846in" fo:text-indent="-0.4925in" fo:margin-left="0.9846in"/>
        </style:list-level-properties>
      </text:outline-level-style>
      <text:outline-level-style text:level="5" style:num-prefix="(" style:num-suffix=")" style:num-format="i">
        <style:list-level-properties text:list-level-position-and-space-mode="label-alignment">
          <style:list-level-label-alignment text:label-followed-by="listtab" text:list-tab-stop-position="1.4764in" fo:text-indent="-0.4917in" fo:margin-left="1.4764in"/>
        </style:list-level-properties>
      </text:outline-level-style>
      <text:outline-level-style text:level="6" style:num-prefix="(" style:num-suffix=")" style:num-format="a" style:num-letter-sync="true" text:start-value="27">
        <style:list-level-properties text:list-level-position-and-space-mode="label-alignment">
          <style:list-level-label-alignment text:label-followed-by="listtab" text:list-tab-stop-position="1.9689in" fo:text-indent="-0.4925in" fo:margin-left="1.9689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2" text:style-name="ListLabel_20_133" style:num-format="1" text:display-levels="2">
        <style:list-level-properties text:list-level-position-and-space-mode="label-alignment">
          <style:list-level-label-alignment text:label-followed-by="listtab" text:list-tab-stop-position="0.6898in" fo:text-indent="-0.4925in" fo:margin-left="0.6898in"/>
        </style:list-level-properties>
      </text:list-level-style-number>
      <text:list-level-style-number text:level="3" style:num-format="1" text:display-levels="3">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text:list-tab-stop-position="0.9846in" fo:text-indent="-0.4925in" fo:margin-left="0.9846in"/>
        </style:list-level-properties>
      </text:list-level-style-number>
      <text:list-level-style-number text:level="5" style:num-prefix="(" style:num-suffix=")" style:num-format="i">
        <style:list-level-properties text:list-level-position-and-space-mode="label-alignment">
          <style:list-level-label-alignment text:label-followed-by="listtab" text:list-tab-stop-position="1.4764in" fo:text-indent="-0.4917in" fo:margin-left="1.4764in"/>
        </style:list-level-properties>
      </text:list-level-style-number>
      <text:list-level-style-number text:level="6" style:num-prefix="(" style:num-suffix=")" style:num-format="a" style:num-letter-sync="true" text:start-value="27">
        <style:list-level-properties text:list-level-position-and-space-mode="label-alignment">
          <style:list-level-label-alignment text:label-followed-by="listtab" text:list-tab-stop-position="1.9689in" fo:text-indent="-0.4925in" fo:margin-left="1.9689in"/>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4"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3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136"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137"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38"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139"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14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4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14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3"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44"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145"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146"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47"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148"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149"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50"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151"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5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53"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154"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155"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56"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157"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158"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59"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160"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6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16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in" fo:text-indent="-0.5in" fo:margin-left="1in"/>
        </style:list-level-properties>
      </text:list-level-style-number>
      <text:list-level-style-number text:level="5" style:num-format="1" text:display-levels="5">
        <style:list-level-properties text:list-level-position-and-space-mode="label-alignment">
          <style:list-level-label-alignment text:label-followed-by="listtab" text:list-tab-stop-position="1.25in" fo:text-indent="-0.75in" fo:margin-left="1.25in"/>
        </style:list-level-properties>
      </text:list-level-style-number>
      <text:list-level-style-number text:level="6" style:num-format="1" text:display-levels="6">
        <style:list-level-properties text:list-level-position-and-space-mode="label-alignment">
          <style:list-level-label-alignment text:label-followed-by="listtab" text:list-tab-stop-position="1.25in" fo:text-indent="-0.75in" fo:margin-left="1.25in"/>
        </style:list-level-properties>
      </text:list-level-style-number>
      <text:list-level-style-number text:level="7" style:num-format="1" text:display-levels="7">
        <style:list-level-properties text:list-level-position-and-space-mode="label-alignment">
          <style:list-level-label-alignment text:label-followed-by="listtab" text:list-tab-stop-position="1.5in" fo:text-indent="-1in" fo:margin-left="1.5in"/>
        </style:list-level-properties>
      </text:list-level-style-number>
      <text:list-level-style-number text:level="8" style:num-format="1" text:display-levels="8">
        <style:list-level-properties text:list-level-position-and-space-mode="label-alignment">
          <style:list-level-label-alignment text:label-followed-by="listtab" text:list-tab-stop-position="1.5in" fo:text-indent="-1in" fo:margin-left="1.5in"/>
        </style:list-level-properties>
      </text:list-level-style-number>
      <text:list-level-style-number text:level="9" style:num-format="1" text:display-levels="9">
        <style:list-level-properties text:list-level-position-and-space-mode="label-alignment">
          <style:list-level-label-alignment text:label-followed-by="listtab" text:list-tab-stop-position="1.75in" fo:text-indent="-1.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63"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ListLabel_20_164" style:num-suffix="o"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167" style:num-suffix="o"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170" style:num-suffix="o"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7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7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7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7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7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7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7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6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26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3" text:style-name="ListLabel_20_26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4" text:style-name="ListLabel_20_26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26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6" text:style-name="ListLabel_20_26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7" text:style-name="ListLabel_20_26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ListLabel_20_267"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level-style-bullet text:level="9" text:style-name="ListLabel_20_26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text:p text:style-name="Footer"/>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1T14:58:00</meta:creation-date>
    <meta:initial-creator>Hussain, Sadia</meta:initial-creator>
    <dc:language>en-US</dc:language>
    <dc:date>2019-01-10T11:53:02.348638656</dc:date>
    <meta:editing-cycles>12</meta:editing-cycles>
    <meta:editing-duration>PT1H10M11S</meta:editing-duration>
    <meta:generator>LibreOffice/6.0.5.2$FreeBSD_X86_64 LibreOffice_project/00m0$Build-2</meta:generator>
    <meta:document-statistic meta:table-count="0" meta:image-count="0" meta:object-count="0" meta:page-count="20" meta:paragraph-count="143" meta:word-count="4447" meta:character-count="27417" meta:non-whitespace-character-count="22996"/>
    <meta:user-defined meta:name="AppVersion">15.0000</meta:user-defined>
    <meta:user-defined meta:name="Company">Southwark Counci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